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15.03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CSST5Y2019.S1501_metadata_2021-06-09T193839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GEO_ID</text:p>
          </table:table-cell>
          <table:table-cell table:style-name="ce1" office:value-type="string" calcext:value-type="string">
            <text:p>id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eographic Area Name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1501_C01_001E</text:p>
          </table:table-cell>
          <table:table-cell office:value-type="string" calcext:value-type="string">
            <text:p>Estimate!!Total!!AGE BY EDUCATIONAL ATTAINMENT!!Population 18 to 2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01M</text:p>
          </table:table-cell>
          <table:table-cell office:value-type="string" calcext:value-type="string">
            <text:p>Margin of Error!!Total!!AGE BY EDUCATIONAL ATTAINMENT!!Population 18 to 2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02E</text:p>
          </table:table-cell>
          <table:table-cell office:value-type="string" calcext:value-type="string">
            <text:p>Estimate!!Total!!AGE BY EDUCATIONAL ATTAINMENT!!Population 18 to 24 years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02M</text:p>
          </table:table-cell>
          <table:table-cell office:value-type="string" calcext:value-type="string">
            <text:p>Margin of Error!!Total!!AGE BY EDUCATIONAL ATTAINMENT!!Population 18 to 24 years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03E</text:p>
          </table:table-cell>
          <table:table-cell office:value-type="string" calcext:value-type="string">
            <text:p>Estimate!!Total!!AGE BY EDUCATIONAL ATTAINMENT!!Population 18 to 24 years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03M</text:p>
          </table:table-cell>
          <table:table-cell office:value-type="string" calcext:value-type="string">
            <text:p>Margin of Error!!Total!!AGE BY EDUCATIONAL ATTAINMENT!!Population 18 to 24 years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04E</text:p>
          </table:table-cell>
          <table:table-cell office:value-type="string" calcext:value-type="string">
            <text:p>Estimate!!Total!!AGE BY EDUCATIONAL ATTAINMENT!!Population 18 to 24 years!!Some college or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04M</text:p>
          </table:table-cell>
          <table:table-cell office:value-type="string" calcext:value-type="string">
            <text:p>Margin of Error!!Total!!AGE BY EDUCATIONAL ATTAINMENT!!Population 18 to 24 years!!Some college or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05E</text:p>
          </table:table-cell>
          <table:table-cell office:value-type="string" calcext:value-type="string">
            <text:p>Estimate!!Total!!AGE BY EDUCATIONAL ATTAINMENT!!Population 18 to 2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05M</text:p>
          </table:table-cell>
          <table:table-cell office:value-type="string" calcext:value-type="string">
            <text:p>Margin of Error!!Total!!AGE BY EDUCATIONAL ATTAINMENT!!Population 18 to 24 years!!Bachelor's degree or high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1501_C01_006E</text:p>
          </table:table-cell>
          <table:table-cell table:style-name="ce1" office:value-type="string" calcext:value-type="string">
            <text:p>Estimate!!Total!!AGE BY EDUCATIONAL ATTAINMENT!!Population 25 years and over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1501_C01_006M</text:p>
          </table:table-cell>
          <table:table-cell office:value-type="string" calcext:value-type="string">
            <text:p>Margin of Error!!Total!!AGE BY EDUCATIONAL ATTAINMENT!!Population 25 years and ov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1501_C01_007E</text:p>
          </table:table-cell>
          <table:table-cell table:style-name="ce1" office:value-type="string" calcext:value-type="string">
            <text:p>Estimate!!Total!!AGE BY EDUCATIONAL ATTAINMENT!!Population 25 years and over!!Less than 9th grade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1501_C01_007M</text:p>
          </table:table-cell>
          <table:table-cell office:value-type="string" calcext:value-type="string">
            <text:p>Margin of Error!!Total!!AGE BY EDUCATIONAL ATTAINMENT!!Population 25 years and over!!Less than 9th grad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1501_C01_008E</text:p>
          </table:table-cell>
          <table:table-cell table:style-name="ce1" office:value-type="string" calcext:value-type="string">
            <text:p>Estimate!!Total!!AGE BY EDUCATIONAL ATTAINMENT!!Population 25 years and over!!9th to 12th grade, no diploma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1501_C01_008M</text:p>
          </table:table-cell>
          <table:table-cell office:value-type="string" calcext:value-type="string">
            <text:p>Margin of Error!!Total!!AGE BY EDUCATIONAL ATTAINMENT!!Population 25 years and over!!9th to 12th grade, no diplom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1501_C01_009E</text:p>
          </table:table-cell>
          <table:table-cell table:style-name="ce1" office:value-type="string" calcext:value-type="string">
            <text:p>Estimate!!Total!!AGE BY EDUCATIONAL ATTAINMENT!!Population 25 years and over!!High school graduate (includes equivalency)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1501_C01_009M</text:p>
          </table:table-cell>
          <table:table-cell office:value-type="string" calcext:value-type="string">
            <text:p>Margin of Error!!Total!!AGE BY EDUCATIONAL ATTAINMENT!!Population 25 years and over!!High school graduate (includes equivalency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1501_C01_010E</text:p>
          </table:table-cell>
          <table:table-cell table:style-name="ce1" office:value-type="string" calcext:value-type="string">
            <text:p>Estimate!!Total!!AGE BY EDUCATIONAL ATTAINMENT!!Population 25 years and over!!Some college, no degree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1501_C01_010M</text:p>
          </table:table-cell>
          <table:table-cell office:value-type="string" calcext:value-type="string">
            <text:p>Margin of Error!!Total!!AGE BY EDUCATIONAL ATTAINMENT!!Population 25 years and over!!Some college, no degre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1501_C01_011E</text:p>
          </table:table-cell>
          <table:table-cell table:style-name="ce1" office:value-type="string" calcext:value-type="string">
            <text:p>Estimate!!Total!!AGE BY EDUCATIONAL ATTAINMENT!!Population 25 years and over!!Associate's degree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1501_C01_011M</text:p>
          </table:table-cell>
          <table:table-cell office:value-type="string" calcext:value-type="string">
            <text:p>Margin of Error!!Total!!AGE BY EDUCATIONAL ATTAINMENT!!Population 25 years and over!!Associate's degre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1501_C01_012E</text:p>
          </table:table-cell>
          <table:table-cell table:style-name="ce1" office:value-type="string" calcext:value-type="string">
            <text:p>Estimate!!Total!!AGE BY EDUCATIONAL ATTAINMENT!!Population 25 years and over!!Bachelor's degree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1501_C01_012M</text:p>
          </table:table-cell>
          <table:table-cell office:value-type="string" calcext:value-type="string">
            <text:p>Margin of Error!!Total!!AGE BY EDUCATIONAL ATTAINMENT!!Population 25 years and over!!Bachelor's degre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1501_C01_013E</text:p>
          </table:table-cell>
          <table:table-cell table:style-name="ce1" office:value-type="string" calcext:value-type="string">
            <text:p>Estimate!!Total!!AGE BY EDUCATIONAL ATTAINMENT!!Population 25 years and over!!Graduate or professional degree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1501_C01_013M</text:p>
          </table:table-cell>
          <table:table-cell office:value-type="string" calcext:value-type="string">
            <text:p>Margin of Error!!Total!!AGE BY EDUCATIONAL ATTAINMENT!!Population 25 years and over!!Graduate or professional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14E</text:p>
          </table:table-cell>
          <table:table-cell office:value-type="string" calcext:value-type="string">
            <text:p>Estimate!!Total!!AGE BY EDUCATIONAL ATTAINMENT!!Population 25 years and over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14M</text:p>
          </table:table-cell>
          <table:table-cell office:value-type="string" calcext:value-type="string">
            <text:p>Margin of Error!!Total!!AGE BY EDUCATIONAL ATTAINMENT!!Population 25 years and over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15E</text:p>
          </table:table-cell>
          <table:table-cell office:value-type="string" calcext:value-type="string">
            <text:p>Estimate!!Total!!AGE BY EDUCATIONAL ATTAINMENT!!Population 25 years and over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15M</text:p>
          </table:table-cell>
          <table:table-cell office:value-type="string" calcext:value-type="string">
            <text:p>Margin of Error!!Total!!AGE BY EDUCATIONAL ATTAINMENT!!Population 25 years and over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16E</text:p>
          </table:table-cell>
          <table:table-cell office:value-type="string" calcext:value-type="string">
            <text:p>Estimate!!Total!!AGE BY EDUCATIONAL ATTAINMENT!!Population 25 to 3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16M</text:p>
          </table:table-cell>
          <table:table-cell office:value-type="string" calcext:value-type="string">
            <text:p>Margin of Error!!Total!!AGE BY EDUCATIONAL ATTAINMENT!!Population 25 to 3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17E</text:p>
          </table:table-cell>
          <table:table-cell office:value-type="string" calcext:value-type="string">
            <text:p>Estimate!!Total!!AGE BY EDUCATIONAL ATTAINMENT!!Population 25 to 34 year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17M</text:p>
          </table:table-cell>
          <table:table-cell office:value-type="string" calcext:value-type="string">
            <text:p>Margin of Error!!Total!!AGE BY EDUCATIONAL ATTAINMENT!!Population 25 to 34 year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18E</text:p>
          </table:table-cell>
          <table:table-cell office:value-type="string" calcext:value-type="string">
            <text:p>Estimate!!Total!!AGE BY EDUCATIONAL ATTAINMENT!!Population 25 to 3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18M</text:p>
          </table:table-cell>
          <table:table-cell office:value-type="string" calcext:value-type="string">
            <text:p>Margin of Error!!Total!!AGE BY EDUCATIONAL ATTAINMENT!!Population 25 to 3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19E</text:p>
          </table:table-cell>
          <table:table-cell office:value-type="string" calcext:value-type="string">
            <text:p>Estimate!!Total!!AGE BY EDUCATIONAL ATTAINMENT!!Population 35 to 4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19M</text:p>
          </table:table-cell>
          <table:table-cell office:value-type="string" calcext:value-type="string">
            <text:p>Margin of Error!!Total!!AGE BY EDUCATIONAL ATTAINMENT!!Population 35 to 4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20E</text:p>
          </table:table-cell>
          <table:table-cell office:value-type="string" calcext:value-type="string">
            <text:p>Estimate!!Total!!AGE BY EDUCATIONAL ATTAINMENT!!Population 35 to 44 year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20M</text:p>
          </table:table-cell>
          <table:table-cell office:value-type="string" calcext:value-type="string">
            <text:p>Margin of Error!!Total!!AGE BY EDUCATIONAL ATTAINMENT!!Population 35 to 44 year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21E</text:p>
          </table:table-cell>
          <table:table-cell office:value-type="string" calcext:value-type="string">
            <text:p>Estimate!!Total!!AGE BY EDUCATIONAL ATTAINMENT!!Population 35 to 4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21M</text:p>
          </table:table-cell>
          <table:table-cell office:value-type="string" calcext:value-type="string">
            <text:p>Margin of Error!!Total!!AGE BY EDUCATIONAL ATTAINMENT!!Population 35 to 4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22E</text:p>
          </table:table-cell>
          <table:table-cell office:value-type="string" calcext:value-type="string">
            <text:p>Estimate!!Total!!AGE BY EDUCATIONAL ATTAINMENT!!Population 45 to 6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22M</text:p>
          </table:table-cell>
          <table:table-cell office:value-type="string" calcext:value-type="string">
            <text:p>Margin of Error!!Total!!AGE BY EDUCATIONAL ATTAINMENT!!Population 45 to 6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23E</text:p>
          </table:table-cell>
          <table:table-cell office:value-type="string" calcext:value-type="string">
            <text:p>Estimate!!Total!!AGE BY EDUCATIONAL ATTAINMENT!!Population 45 to 64 year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23M</text:p>
          </table:table-cell>
          <table:table-cell office:value-type="string" calcext:value-type="string">
            <text:p>Margin of Error!!Total!!AGE BY EDUCATIONAL ATTAINMENT!!Population 45 to 64 year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24E</text:p>
          </table:table-cell>
          <table:table-cell office:value-type="string" calcext:value-type="string">
            <text:p>Estimate!!Total!!AGE BY EDUCATIONAL ATTAINMENT!!Population 45 to 6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24M</text:p>
          </table:table-cell>
          <table:table-cell office:value-type="string" calcext:value-type="string">
            <text:p>Margin of Error!!Total!!AGE BY EDUCATIONAL ATTAINMENT!!Population 45 to 6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25E</text:p>
          </table:table-cell>
          <table:table-cell office:value-type="string" calcext:value-type="string">
            <text:p>Estimate!!Total!!AGE BY EDUCATIONAL ATTAINMENT!!Population 6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25M</text:p>
          </table:table-cell>
          <table:table-cell office:value-type="string" calcext:value-type="string">
            <text:p>Margin of Error!!Total!!AGE BY EDUCATIONAL ATTAINMENT!!Population 6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26E</text:p>
          </table:table-cell>
          <table:table-cell office:value-type="string" calcext:value-type="string">
            <text:p>Estimate!!Total!!AGE BY EDUCATIONAL ATTAINMENT!!Population 65 years and over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26M</text:p>
          </table:table-cell>
          <table:table-cell office:value-type="string" calcext:value-type="string">
            <text:p>Margin of Error!!Total!!AGE BY EDUCATIONAL ATTAINMENT!!Population 65 years and over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27E</text:p>
          </table:table-cell>
          <table:table-cell office:value-type="string" calcext:value-type="string">
            <text:p>Estimate!!Total!!AGE BY EDUCATIONAL ATTAINMENT!!Population 65 years and over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27M</text:p>
          </table:table-cell>
          <table:table-cell office:value-type="string" calcext:value-type="string">
            <text:p>Margin of Error!!Total!!AGE BY EDUCATIONAL ATTAINMENT!!Population 65 years and over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28E</text:p>
          </table:table-cell>
          <table:table-cell office:value-type="string" calcext:value-type="string">
            <text:p>Estimate!!Total!!RACE AND HISPANIC OR LATINO ORIGIN BY EDUCATIONAL ATTAINMENT!!Whit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28M</text:p>
          </table:table-cell>
          <table:table-cell office:value-type="string" calcext:value-type="string">
            <text:p>Margin of Error!!Total!!RACE AND HISPANIC OR LATINO ORIGIN BY EDUCATIONAL ATTAINMENT!!Whit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29E</text:p>
          </table:table-cell>
          <table:table-cell office:value-type="string" calcext:value-type="string">
            <text:p>Estimate!!Total!!RACE AND HISPANIC OR LATINO ORIGIN BY EDUCATIONAL ATTAINMENT!!White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29M</text:p>
          </table:table-cell>
          <table:table-cell office:value-type="string" calcext:value-type="string">
            <text:p>Margin of Error!!Total!!RACE AND HISPANIC OR LATINO ORIGIN BY EDUCATIONAL ATTAINMENT!!White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30E</text:p>
          </table:table-cell>
          <table:table-cell office:value-type="string" calcext:value-type="string">
            <text:p>Estimate!!Total!!RACE AND HISPANIC OR LATINO ORIGIN BY EDUCATIONAL ATTAINMENT!!White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30M</text:p>
          </table:table-cell>
          <table:table-cell office:value-type="string" calcext:value-type="string">
            <text:p>Margin of Error!!Total!!RACE AND HISPANIC OR LATINO ORIGIN BY EDUCATIONAL ATTAINMENT!!White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31E</text:p>
          </table:table-cell>
          <table:table-cell office:value-type="string" calcext:value-type="string">
            <text:p>Estimate!!Total!!RACE AND HISPANIC OR LATINO ORIGIN BY EDUCATIONAL ATTAINMENT!!White alone, not Hispanic or Lat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31M</text:p>
          </table:table-cell>
          <table:table-cell office:value-type="string" calcext:value-type="string">
            <text:p>Margin of Error!!Total!!RACE AND HISPANIC OR LATINO ORIGIN BY EDUCATIONAL ATTAINMENT!!White alone, not Hispanic or Lat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32E</text:p>
          </table:table-cell>
          <table:table-cell office:value-type="string" calcext:value-type="string">
            <text:p>Estimate!!Total!!RACE AND HISPANIC OR LATINO ORIGIN BY EDUCATIONAL ATTAINMENT!!White alone, not Hispanic or Latino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32M</text:p>
          </table:table-cell>
          <table:table-cell office:value-type="string" calcext:value-type="string">
            <text:p>Margin of Error!!Total!!RACE AND HISPANIC OR LATINO ORIGIN BY EDUCATIONAL ATTAINMENT!!White alone, not Hispanic or Latino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33E</text:p>
          </table:table-cell>
          <table:table-cell office:value-type="string" calcext:value-type="string">
            <text:p>Estimate!!Total!!RACE AND HISPANIC OR LATINO ORIGIN BY EDUCATIONAL ATTAINMENT!!White alone, not Hispanic or Latino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33M</text:p>
          </table:table-cell>
          <table:table-cell office:value-type="string" calcext:value-type="string">
            <text:p>Margin of Error!!Total!!RACE AND HISPANIC OR LATINO ORIGIN BY EDUCATIONAL ATTAINMENT!!White alone, not Hispanic or Latino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34E</text:p>
          </table:table-cell>
          <table:table-cell office:value-type="string" calcext:value-type="string">
            <text:p>Estimate!!Total!!RACE AND HISPANIC OR LATINO ORIGIN BY EDUCATIONAL ATTAINMENT!!Black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34M</text:p>
          </table:table-cell>
          <table:table-cell office:value-type="string" calcext:value-type="string">
            <text:p>Margin of Error!!Total!!RACE AND HISPANIC OR LATINO ORIGIN BY EDUCATIONAL ATTAINMENT!!Black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35E</text:p>
          </table:table-cell>
          <table:table-cell office:value-type="string" calcext:value-type="string">
            <text:p>Estimate!!Total!!RACE AND HISPANIC OR LATINO ORIGIN BY EDUCATIONAL ATTAINMENT!!Black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35M</text:p>
          </table:table-cell>
          <table:table-cell office:value-type="string" calcext:value-type="string">
            <text:p>Margin of Error!!Total!!RACE AND HISPANIC OR LATINO ORIGIN BY EDUCATIONAL ATTAINMENT!!Black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36E</text:p>
          </table:table-cell>
          <table:table-cell office:value-type="string" calcext:value-type="string">
            <text:p>Estimate!!Total!!RACE AND HISPANIC OR LATINO ORIGIN BY EDUCATIONAL ATTAINMENT!!Black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36M</text:p>
          </table:table-cell>
          <table:table-cell office:value-type="string" calcext:value-type="string">
            <text:p>Margin of Error!!Total!!RACE AND HISPANIC OR LATINO ORIGIN BY EDUCATIONAL ATTAINMENT!!Black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37E</text:p>
          </table:table-cell>
          <table:table-cell office:value-type="string" calcext:value-type="string">
            <text:p>Estimate!!Total!!RACE AND HISPANIC OR LATINO ORIGIN BY EDUCATIONAL ATTAINMENT!!American Indian or Alaska Nativ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37M</text:p>
          </table:table-cell>
          <table:table-cell office:value-type="string" calcext:value-type="string">
            <text:p>Margin of Error!!Total!!RACE AND HISPANIC OR LATINO ORIGIN BY EDUCATIONAL ATTAINMENT!!American Indian or Alaska Nativ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38E</text:p>
          </table:table-cell>
          <table:table-cell office:value-type="string" calcext:value-type="string">
            <text:p>Estimate!!Total!!RACE AND HISPANIC OR LATINO ORIGIN BY EDUCATIONAL ATTAINMENT!!American Indian or Alaska Native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38M</text:p>
          </table:table-cell>
          <table:table-cell office:value-type="string" calcext:value-type="string">
            <text:p>Margin of Error!!Total!!RACE AND HISPANIC OR LATINO ORIGIN BY EDUCATIONAL ATTAINMENT!!American Indian or Alaska Native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39E</text:p>
          </table:table-cell>
          <table:table-cell office:value-type="string" calcext:value-type="string">
            <text:p>Estimate!!Total!!RACE AND HISPANIC OR LATINO ORIGIN BY EDUCATIONAL ATTAINMENT!!American Indian or Alaska Native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39M</text:p>
          </table:table-cell>
          <table:table-cell office:value-type="string" calcext:value-type="string">
            <text:p>Margin of Error!!Total!!RACE AND HISPANIC OR LATINO ORIGIN BY EDUCATIONAL ATTAINMENT!!American Indian or Alaska Native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40E</text:p>
          </table:table-cell>
          <table:table-cell office:value-type="string" calcext:value-type="string">
            <text:p>Estimate!!Total!!RACE AND HISPANIC OR LATINO ORIGIN BY EDUCATIONAL ATTAINMENT!!Asian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40M</text:p>
          </table:table-cell>
          <table:table-cell office:value-type="string" calcext:value-type="string">
            <text:p>Margin of Error!!Total!!RACE AND HISPANIC OR LATINO ORIGIN BY EDUCATIONAL ATTAINMENT!!Asian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41E</text:p>
          </table:table-cell>
          <table:table-cell office:value-type="string" calcext:value-type="string">
            <text:p>Estimate!!Total!!RACE AND HISPANIC OR LATINO ORIGIN BY EDUCATIONAL ATTAINMENT!!Asian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41M</text:p>
          </table:table-cell>
          <table:table-cell office:value-type="string" calcext:value-type="string">
            <text:p>Margin of Error!!Total!!RACE AND HISPANIC OR LATINO ORIGIN BY EDUCATIONAL ATTAINMENT!!Asian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42E</text:p>
          </table:table-cell>
          <table:table-cell office:value-type="string" calcext:value-type="string">
            <text:p>Estimate!!Total!!RACE AND HISPANIC OR LATINO ORIGIN BY EDUCATIONAL ATTAINMENT!!Asian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42M</text:p>
          </table:table-cell>
          <table:table-cell office:value-type="string" calcext:value-type="string">
            <text:p>Margin of Error!!Total!!RACE AND HISPANIC OR LATINO ORIGIN BY EDUCATIONAL ATTAINMENT!!Asian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43E</text:p>
          </table:table-cell>
          <table:table-cell office:value-type="string" calcext:value-type="string">
            <text:p>Estimate!!Total!!RACE AND HISPANIC OR LATINO ORIGIN BY EDUCATIONAL ATTAINMENT!!Native Hawaiian and Other Pacific Islander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43M</text:p>
          </table:table-cell>
          <table:table-cell office:value-type="string" calcext:value-type="string">
            <text:p>Margin of Error!!Total!!RACE AND HISPANIC OR LATINO ORIGIN BY EDUCATIONAL ATTAINMENT!!Native Hawaiian and Other Pacific Islander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44E</text:p>
          </table:table-cell>
          <table:table-cell office:value-type="string" calcext:value-type="string">
            <text:p>Estimate!!Total!!RACE AND HISPANIC OR LATINO ORIGIN BY EDUCATIONAL ATTAINMENT!!Native Hawaiian and Other Pacific Islander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44M</text:p>
          </table:table-cell>
          <table:table-cell office:value-type="string" calcext:value-type="string">
            <text:p>Margin of Error!!Total!!RACE AND HISPANIC OR LATINO ORIGIN BY EDUCATIONAL ATTAINMENT!!Native Hawaiian and Other Pacific Islander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45E</text:p>
          </table:table-cell>
          <table:table-cell office:value-type="string" calcext:value-type="string">
            <text:p>Estimate!!Total!!RACE AND HISPANIC OR LATINO ORIGIN BY EDUCATIONAL ATTAINMENT!!Native Hawaiian and Other Pacific Islander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45M</text:p>
          </table:table-cell>
          <table:table-cell office:value-type="string" calcext:value-type="string">
            <text:p>Margin of Error!!Total!!RACE AND HISPANIC OR LATINO ORIGIN BY EDUCATIONAL ATTAINMENT!!Native Hawaiian and Other Pacific Islander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46E</text:p>
          </table:table-cell>
          <table:table-cell office:value-type="string" calcext:value-type="string">
            <text:p>Estimate!!Total!!RACE AND HISPANIC OR LATINO ORIGIN BY EDUCATIONAL ATTAINMENT!!Some other rac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46M</text:p>
          </table:table-cell>
          <table:table-cell office:value-type="string" calcext:value-type="string">
            <text:p>Margin of Error!!Total!!RACE AND HISPANIC OR LATINO ORIGIN BY EDUCATIONAL ATTAINMENT!!Some other rac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47E</text:p>
          </table:table-cell>
          <table:table-cell office:value-type="string" calcext:value-type="string">
            <text:p>Estimate!!Total!!RACE AND HISPANIC OR LATINO ORIGIN BY EDUCATIONAL ATTAINMENT!!Some other race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47M</text:p>
          </table:table-cell>
          <table:table-cell office:value-type="string" calcext:value-type="string">
            <text:p>Margin of Error!!Total!!RACE AND HISPANIC OR LATINO ORIGIN BY EDUCATIONAL ATTAINMENT!!Some other race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48E</text:p>
          </table:table-cell>
          <table:table-cell office:value-type="string" calcext:value-type="string">
            <text:p>Estimate!!Total!!RACE AND HISPANIC OR LATINO ORIGIN BY EDUCATIONAL ATTAINMENT!!Some other race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48M</text:p>
          </table:table-cell>
          <table:table-cell office:value-type="string" calcext:value-type="string">
            <text:p>Margin of Error!!Total!!RACE AND HISPANIC OR LATINO ORIGIN BY EDUCATIONAL ATTAINMENT!!Some other race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49E</text:p>
          </table:table-cell>
          <table:table-cell office:value-type="string" calcext:value-type="string">
            <text:p>Estimate!!Total!!RACE AND HISPANIC OR LATINO ORIGIN BY EDUCATIONAL ATTAINMENT!!Two or more r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49M</text:p>
          </table:table-cell>
          <table:table-cell office:value-type="string" calcext:value-type="string">
            <text:p>Margin of Error!!Total!!RACE AND HISPANIC OR LATINO ORIGIN BY EDUCATIONAL ATTAINMENT!!Two or more r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50E</text:p>
          </table:table-cell>
          <table:table-cell office:value-type="string" calcext:value-type="string">
            <text:p>Estimate!!Total!!RACE AND HISPANIC OR LATINO ORIGIN BY EDUCATIONAL ATTAINMENT!!Two or more race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50M</text:p>
          </table:table-cell>
          <table:table-cell office:value-type="string" calcext:value-type="string">
            <text:p>Margin of Error!!Total!!RACE AND HISPANIC OR LATINO ORIGIN BY EDUCATIONAL ATTAINMENT!!Two or more race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51E</text:p>
          </table:table-cell>
          <table:table-cell office:value-type="string" calcext:value-type="string">
            <text:p>Estimate!!Total!!RACE AND HISPANIC OR LATINO ORIGIN BY EDUCATIONAL ATTAINMENT!!Two or more race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51M</text:p>
          </table:table-cell>
          <table:table-cell office:value-type="string" calcext:value-type="string">
            <text:p>Margin of Error!!Total!!RACE AND HISPANIC OR LATINO ORIGIN BY EDUCATIONAL ATTAINMENT!!Two or more race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52E</text:p>
          </table:table-cell>
          <table:table-cell office:value-type="string" calcext:value-type="string">
            <text:p>Estimate!!Total!!RACE AND HISPANIC OR LATINO ORIGIN BY EDUCATIONAL ATTAINMENT!!Hispanic or Latino Orig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52M</text:p>
          </table:table-cell>
          <table:table-cell office:value-type="string" calcext:value-type="string">
            <text:p>Margin of Error!!Total!!RACE AND HISPANIC OR LATINO ORIGIN BY EDUCATIONAL ATTAINMENT!!Hispanic or Latino Orig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53E</text:p>
          </table:table-cell>
          <table:table-cell office:value-type="string" calcext:value-type="string">
            <text:p>Estimate!!Total!!RACE AND HISPANIC OR LATINO ORIGIN BY EDUCATIONAL ATTAINMENT!!Hispanic or Latino Origin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53M</text:p>
          </table:table-cell>
          <table:table-cell office:value-type="string" calcext:value-type="string">
            <text:p>Margin of Error!!Total!!RACE AND HISPANIC OR LATINO ORIGIN BY EDUCATIONAL ATTAINMENT!!Hispanic or Latino Origin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54E</text:p>
          </table:table-cell>
          <table:table-cell office:value-type="string" calcext:value-type="string">
            <text:p>Estimate!!Total!!RACE AND HISPANIC OR LATINO ORIGIN BY EDUCATIONAL ATTAINMENT!!Hispanic or Latino Origin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54M</text:p>
          </table:table-cell>
          <table:table-cell office:value-type="string" calcext:value-type="string">
            <text:p>Margin of Error!!Total!!RACE AND HISPANIC OR LATINO ORIGIN BY EDUCATIONAL ATTAINMENT!!Hispanic or Latino Origin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55E</text:p>
          </table:table-cell>
          <table:table-cell office:value-type="string" calcext:value-type="string">
            <text:p>Estimate!!Total!!POVERTY RATE FOR THE POPULATION 25 YEARS AND OVER FOR WHOM POVERTY STATUS IS DETERMINED BY EDUCATIONAL ATTAINMENT LEVEL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55M</text:p>
          </table:table-cell>
          <table:table-cell office:value-type="string" calcext:value-type="string">
            <text:p>Margin of Error!!Total!!POVERTY RATE FOR THE POPULATION 25 YEARS AND OVER FOR WHOM POVERTY STATUS IS DETERMINED BY EDUCATIONAL ATTAINMENT LEVEL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56E</text:p>
          </table:table-cell>
          <table:table-cell office:value-type="string" calcext:value-type="string">
            <text:p>Estimate!!Total!!POVERTY RATE FOR THE POPULATION 25 YEARS AND OVER FOR WHOM POVERTY STATUS IS DETERMINED BY EDUCATIONAL ATTAINMENT LEVEL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56M</text:p>
          </table:table-cell>
          <table:table-cell office:value-type="string" calcext:value-type="string">
            <text:p>Margin of Error!!Total!!POVERTY RATE FOR THE POPULATION 25 YEARS AND OVER FOR WHOM POVERTY STATUS IS DETERMINED BY EDUCATIONAL ATTAINMENT LEVEL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57E</text:p>
          </table:table-cell>
          <table:table-cell office:value-type="string" calcext:value-type="string">
            <text:p>Estimate!!Total!!POVERTY RATE FOR THE POPULATION 25 YEARS AND OVER FOR WHOM POVERTY STATUS IS DETERMINED BY EDUCATIONAL ATTAINMENT LEVEL!!Some college or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57M</text:p>
          </table:table-cell>
          <table:table-cell office:value-type="string" calcext:value-type="string">
            <text:p>Margin of Error!!Total!!POVERTY RATE FOR THE POPULATION 25 YEARS AND OVER FOR WHOM POVERTY STATUS IS DETERMINED BY EDUCATIONAL ATTAINMENT LEVEL!!Some college or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58E</text:p>
          </table:table-cell>
          <table:table-cell office:value-type="string" calcext:value-type="string">
            <text:p>Estimate!!Total!!POVERTY RATE FOR THE POPULATION 25 YEARS AND OVER FOR WHOM POVERTY STATUS IS DETERMINED BY EDUCATIONAL ATTAINMENT LEVEL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58M</text:p>
          </table:table-cell>
          <table:table-cell office:value-type="string" calcext:value-type="string">
            <text:p>Margin of Error!!Total!!POVERTY RATE FOR THE POPULATION 25 YEARS AND OVER FOR WHOM POVERTY STATUS IS DETERMINED BY EDUCATIONAL ATTAINMENT LEVEL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59E</text:p>
          </table:table-cell>
          <table:table-cell office:value-type="string" calcext:value-type="string">
            <text:p>Estimate!!Total!!MEDIAN EARNINGS IN THE PAST 12 MONTHS (IN 2019 INFLATION-ADJUSTED DOLLARS)!!Population 25 years and over with earn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59M</text:p>
          </table:table-cell>
          <table:table-cell office:value-type="string" calcext:value-type="string">
            <text:p>Margin of Error!!Total!!MEDIAN EARNINGS IN THE PAST 12 MONTHS (IN 2019 INFLATION-ADJUSTED DOLLARS)!!Population 25 years and over with earn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60E</text:p>
          </table:table-cell>
          <table:table-cell office:value-type="string" calcext:value-type="string">
            <text:p>Estimate!!Total!!MEDIAN EARNINGS IN THE PAST 12 MONTHS (IN 2019 INFLATION-ADJUSTED DOLLARS)!!Population 25 years and over with earnings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60M</text:p>
          </table:table-cell>
          <table:table-cell office:value-type="string" calcext:value-type="string">
            <text:p>Margin of Error!!Total!!MEDIAN EARNINGS IN THE PAST 12 MONTHS (IN 2019 INFLATION-ADJUSTED DOLLARS)!!Population 25 years and over with earnings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61E</text:p>
          </table:table-cell>
          <table:table-cell office:value-type="string" calcext:value-type="string">
            <text:p>Estimate!!Total!!MEDIAN EARNINGS IN THE PAST 12 MONTHS (IN 2019 INFLATION-ADJUSTED DOLLARS)!!Population 25 years and over with earnings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61M</text:p>
          </table:table-cell>
          <table:table-cell office:value-type="string" calcext:value-type="string">
            <text:p>Margin of Error!!Total!!MEDIAN EARNINGS IN THE PAST 12 MONTHS (IN 2019 INFLATION-ADJUSTED DOLLARS)!!Population 25 years and over with earnings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62E</text:p>
          </table:table-cell>
          <table:table-cell office:value-type="string" calcext:value-type="string">
            <text:p>Estimate!!Total!!MEDIAN EARNINGS IN THE PAST 12 MONTHS (IN 2019 INFLATION-ADJUSTED DOLLARS)!!Population 25 years and over with earnings!!Some college or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62M</text:p>
          </table:table-cell>
          <table:table-cell office:value-type="string" calcext:value-type="string">
            <text:p>Margin of Error!!Total!!MEDIAN EARNINGS IN THE PAST 12 MONTHS (IN 2019 INFLATION-ADJUSTED DOLLARS)!!Population 25 years and over with earnings!!Some college or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63E</text:p>
          </table:table-cell>
          <table:table-cell office:value-type="string" calcext:value-type="string">
            <text:p>Estimate!!Total!!MEDIAN EARNINGS IN THE PAST 12 MONTHS (IN 2019 INFLATION-ADJUSTED DOLLARS)!!Population 25 years and over with earnings!!Bachelor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63M</text:p>
          </table:table-cell>
          <table:table-cell office:value-type="string" calcext:value-type="string">
            <text:p>Margin of Error!!Total!!MEDIAN EARNINGS IN THE PAST 12 MONTHS (IN 2019 INFLATION-ADJUSTED DOLLARS)!!Population 25 years and over with earnings!!Bachelor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64E</text:p>
          </table:table-cell>
          <table:table-cell office:value-type="string" calcext:value-type="string">
            <text:p>Estimate!!Total!!MEDIAN EARNINGS IN THE PAST 12 MONTHS (IN 2019 INFLATION-ADJUSTED DOLLARS)!!Population 25 years and over with earnings!!Graduate or professional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1_064M</text:p>
          </table:table-cell>
          <table:table-cell office:value-type="string" calcext:value-type="string">
            <text:p>Margin of Error!!Total!!MEDIAN EARNINGS IN THE PAST 12 MONTHS (IN 2019 INFLATION-ADJUSTED DOLLARS)!!Population 25 years and over with earnings!!Graduate or professional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01E</text:p>
          </table:table-cell>
          <table:table-cell office:value-type="string" calcext:value-type="string">
            <text:p>Estimate!!Percent!!AGE BY EDUCATIONAL ATTAINMENT!!Population 18 to 2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01M</text:p>
          </table:table-cell>
          <table:table-cell office:value-type="string" calcext:value-type="string">
            <text:p>Margin of Error!!Percent!!AGE BY EDUCATIONAL ATTAINMENT!!Population 18 to 2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02E</text:p>
          </table:table-cell>
          <table:table-cell office:value-type="string" calcext:value-type="string">
            <text:p>Estimate!!Percent!!AGE BY EDUCATIONAL ATTAINMENT!!Population 18 to 24 years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02M</text:p>
          </table:table-cell>
          <table:table-cell office:value-type="string" calcext:value-type="string">
            <text:p>Margin of Error!!Percent!!AGE BY EDUCATIONAL ATTAINMENT!!Population 18 to 24 years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03E</text:p>
          </table:table-cell>
          <table:table-cell office:value-type="string" calcext:value-type="string">
            <text:p>Estimate!!Percent!!AGE BY EDUCATIONAL ATTAINMENT!!Population 18 to 24 years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03M</text:p>
          </table:table-cell>
          <table:table-cell office:value-type="string" calcext:value-type="string">
            <text:p>Margin of Error!!Percent!!AGE BY EDUCATIONAL ATTAINMENT!!Population 18 to 24 years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04E</text:p>
          </table:table-cell>
          <table:table-cell office:value-type="string" calcext:value-type="string">
            <text:p>Estimate!!Percent!!AGE BY EDUCATIONAL ATTAINMENT!!Population 18 to 24 years!!Some college or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04M</text:p>
          </table:table-cell>
          <table:table-cell office:value-type="string" calcext:value-type="string">
            <text:p>Margin of Error!!Percent!!AGE BY EDUCATIONAL ATTAINMENT!!Population 18 to 24 years!!Some college or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05E</text:p>
          </table:table-cell>
          <table:table-cell office:value-type="string" calcext:value-type="string">
            <text:p>Estimate!!Percent!!AGE BY EDUCATIONAL ATTAINMENT!!Population 18 to 2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05M</text:p>
          </table:table-cell>
          <table:table-cell office:value-type="string" calcext:value-type="string">
            <text:p>Margin of Error!!Percent!!AGE BY EDUCATIONAL ATTAINMENT!!Population 18 to 2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06E</text:p>
          </table:table-cell>
          <table:table-cell office:value-type="string" calcext:value-type="string">
            <text:p>Estimate!!Percent!!AGE BY EDUCATIONAL ATTAINMENT!!Population 2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06M</text:p>
          </table:table-cell>
          <table:table-cell office:value-type="string" calcext:value-type="string">
            <text:p>Margin of Error!!Percent!!AGE BY EDUCATIONAL ATTAINMENT!!Population 2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07E</text:p>
          </table:table-cell>
          <table:table-cell office:value-type="string" calcext:value-type="string">
            <text:p>Estimate!!Percent!!AGE BY EDUCATIONAL ATTAINMENT!!Population 25 years and over!!Less than 9th gr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07M</text:p>
          </table:table-cell>
          <table:table-cell office:value-type="string" calcext:value-type="string">
            <text:p>Margin of Error!!Percent!!AGE BY EDUCATIONAL ATTAINMENT!!Population 25 years and over!!Less than 9th gr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08E</text:p>
          </table:table-cell>
          <table:table-cell office:value-type="string" calcext:value-type="string">
            <text:p>Estimate!!Percent!!AGE BY EDUCATIONAL ATTAINMENT!!Population 25 years and over!!9th to 12th grade, no diplo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08M</text:p>
          </table:table-cell>
          <table:table-cell office:value-type="string" calcext:value-type="string">
            <text:p>Margin of Error!!Percent!!AGE BY EDUCATIONAL ATTAINMENT!!Population 25 years and over!!9th to 12th grade, no diplo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09E</text:p>
          </table:table-cell>
          <table:table-cell office:value-type="string" calcext:value-type="string">
            <text:p>Estimate!!Percent!!AGE BY EDUCATIONAL ATTAINMENT!!Population 25 years and over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09M</text:p>
          </table:table-cell>
          <table:table-cell office:value-type="string" calcext:value-type="string">
            <text:p>Margin of Error!!Percent!!AGE BY EDUCATIONAL ATTAINMENT!!Population 25 years and over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10E</text:p>
          </table:table-cell>
          <table:table-cell office:value-type="string" calcext:value-type="string">
            <text:p>Estimate!!Percent!!AGE BY EDUCATIONAL ATTAINMENT!!Population 25 years and over!!Some college, no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10M</text:p>
          </table:table-cell>
          <table:table-cell office:value-type="string" calcext:value-type="string">
            <text:p>Margin of Error!!Percent!!AGE BY EDUCATIONAL ATTAINMENT!!Population 25 years and over!!Some college, no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11E</text:p>
          </table:table-cell>
          <table:table-cell office:value-type="string" calcext:value-type="string">
            <text:p>Estimate!!Percent!!AGE BY EDUCATIONAL ATTAINMENT!!Population 25 years and over!!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11M</text:p>
          </table:table-cell>
          <table:table-cell office:value-type="string" calcext:value-type="string">
            <text:p>Margin of Error!!Percent!!AGE BY EDUCATIONAL ATTAINMENT!!Population 25 years and over!!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12E</text:p>
          </table:table-cell>
          <table:table-cell office:value-type="string" calcext:value-type="string">
            <text:p>Estimate!!Percent!!AGE BY EDUCATIONAL ATTAINMENT!!Population 25 years and over!!Bachelor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12M</text:p>
          </table:table-cell>
          <table:table-cell office:value-type="string" calcext:value-type="string">
            <text:p>Margin of Error!!Percent!!AGE BY EDUCATIONAL ATTAINMENT!!Population 25 years and over!!Bachelor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13E</text:p>
          </table:table-cell>
          <table:table-cell office:value-type="string" calcext:value-type="string">
            <text:p>Estimate!!Percent!!AGE BY EDUCATIONAL ATTAINMENT!!Population 25 years and over!!Graduate or professional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13M</text:p>
          </table:table-cell>
          <table:table-cell office:value-type="string" calcext:value-type="string">
            <text:p>Margin of Error!!Percent!!AGE BY EDUCATIONAL ATTAINMENT!!Population 25 years and over!!Graduate or professional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14E</text:p>
          </table:table-cell>
          <table:table-cell office:value-type="string" calcext:value-type="string">
            <text:p>Estimate!!Percent!!AGE BY EDUCATIONAL ATTAINMENT!!Population 25 years and over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14M</text:p>
          </table:table-cell>
          <table:table-cell office:value-type="string" calcext:value-type="string">
            <text:p>Margin of Error!!Percent!!AGE BY EDUCATIONAL ATTAINMENT!!Population 25 years and over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15E</text:p>
          </table:table-cell>
          <table:table-cell office:value-type="string" calcext:value-type="string">
            <text:p>Estimate!!Percent!!AGE BY EDUCATIONAL ATTAINMENT!!Population 25 years and over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15M</text:p>
          </table:table-cell>
          <table:table-cell office:value-type="string" calcext:value-type="string">
            <text:p>Margin of Error!!Percent!!AGE BY EDUCATIONAL ATTAINMENT!!Population 25 years and over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16E</text:p>
          </table:table-cell>
          <table:table-cell office:value-type="string" calcext:value-type="string">
            <text:p>Estimate!!Percent!!AGE BY EDUCATIONAL ATTAINMENT!!Population 25 to 3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16M</text:p>
          </table:table-cell>
          <table:table-cell office:value-type="string" calcext:value-type="string">
            <text:p>Margin of Error!!Percent!!AGE BY EDUCATIONAL ATTAINMENT!!Population 25 to 3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17E</text:p>
          </table:table-cell>
          <table:table-cell office:value-type="string" calcext:value-type="string">
            <text:p>Estimate!!Percent!!AGE BY EDUCATIONAL ATTAINMENT!!Population 25 to 34 year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17M</text:p>
          </table:table-cell>
          <table:table-cell office:value-type="string" calcext:value-type="string">
            <text:p>Margin of Error!!Percent!!AGE BY EDUCATIONAL ATTAINMENT!!Population 25 to 34 year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18E</text:p>
          </table:table-cell>
          <table:table-cell office:value-type="string" calcext:value-type="string">
            <text:p>Estimate!!Percent!!AGE BY EDUCATIONAL ATTAINMENT!!Population 25 to 3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18M</text:p>
          </table:table-cell>
          <table:table-cell office:value-type="string" calcext:value-type="string">
            <text:p>Margin of Error!!Percent!!AGE BY EDUCATIONAL ATTAINMENT!!Population 25 to 3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19E</text:p>
          </table:table-cell>
          <table:table-cell office:value-type="string" calcext:value-type="string">
            <text:p>Estimate!!Percent!!AGE BY EDUCATIONAL ATTAINMENT!!Population 35 to 4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19M</text:p>
          </table:table-cell>
          <table:table-cell office:value-type="string" calcext:value-type="string">
            <text:p>Margin of Error!!Percent!!AGE BY EDUCATIONAL ATTAINMENT!!Population 35 to 4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20E</text:p>
          </table:table-cell>
          <table:table-cell office:value-type="string" calcext:value-type="string">
            <text:p>Estimate!!Percent!!AGE BY EDUCATIONAL ATTAINMENT!!Population 35 to 44 year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20M</text:p>
          </table:table-cell>
          <table:table-cell office:value-type="string" calcext:value-type="string">
            <text:p>Margin of Error!!Percent!!AGE BY EDUCATIONAL ATTAINMENT!!Population 35 to 44 year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21E</text:p>
          </table:table-cell>
          <table:table-cell office:value-type="string" calcext:value-type="string">
            <text:p>Estimate!!Percent!!AGE BY EDUCATIONAL ATTAINMENT!!Population 35 to 4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21M</text:p>
          </table:table-cell>
          <table:table-cell office:value-type="string" calcext:value-type="string">
            <text:p>Margin of Error!!Percent!!AGE BY EDUCATIONAL ATTAINMENT!!Population 35 to 4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22E</text:p>
          </table:table-cell>
          <table:table-cell office:value-type="string" calcext:value-type="string">
            <text:p>Estimate!!Percent!!AGE BY EDUCATIONAL ATTAINMENT!!Population 45 to 6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22M</text:p>
          </table:table-cell>
          <table:table-cell office:value-type="string" calcext:value-type="string">
            <text:p>Margin of Error!!Percent!!AGE BY EDUCATIONAL ATTAINMENT!!Population 45 to 6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23E</text:p>
          </table:table-cell>
          <table:table-cell office:value-type="string" calcext:value-type="string">
            <text:p>Estimate!!Percent!!AGE BY EDUCATIONAL ATTAINMENT!!Population 45 to 64 year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23M</text:p>
          </table:table-cell>
          <table:table-cell office:value-type="string" calcext:value-type="string">
            <text:p>Margin of Error!!Percent!!AGE BY EDUCATIONAL ATTAINMENT!!Population 45 to 64 year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24E</text:p>
          </table:table-cell>
          <table:table-cell office:value-type="string" calcext:value-type="string">
            <text:p>Estimate!!Percent!!AGE BY EDUCATIONAL ATTAINMENT!!Population 45 to 6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24M</text:p>
          </table:table-cell>
          <table:table-cell office:value-type="string" calcext:value-type="string">
            <text:p>Margin of Error!!Percent!!AGE BY EDUCATIONAL ATTAINMENT!!Population 45 to 6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25E</text:p>
          </table:table-cell>
          <table:table-cell office:value-type="string" calcext:value-type="string">
            <text:p>Estimate!!Percent!!AGE BY EDUCATIONAL ATTAINMENT!!Population 6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25M</text:p>
          </table:table-cell>
          <table:table-cell office:value-type="string" calcext:value-type="string">
            <text:p>Margin of Error!!Percent!!AGE BY EDUCATIONAL ATTAINMENT!!Population 6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26E</text:p>
          </table:table-cell>
          <table:table-cell office:value-type="string" calcext:value-type="string">
            <text:p>Estimate!!Percent!!AGE BY EDUCATIONAL ATTAINMENT!!Population 65 years and over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26M</text:p>
          </table:table-cell>
          <table:table-cell office:value-type="string" calcext:value-type="string">
            <text:p>Margin of Error!!Percent!!AGE BY EDUCATIONAL ATTAINMENT!!Population 65 years and over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27E</text:p>
          </table:table-cell>
          <table:table-cell office:value-type="string" calcext:value-type="string">
            <text:p>Estimate!!Percent!!AGE BY EDUCATIONAL ATTAINMENT!!Population 65 years and over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27M</text:p>
          </table:table-cell>
          <table:table-cell office:value-type="string" calcext:value-type="string">
            <text:p>Margin of Error!!Percent!!AGE BY EDUCATIONAL ATTAINMENT!!Population 65 years and over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28E</text:p>
          </table:table-cell>
          <table:table-cell office:value-type="string" calcext:value-type="string">
            <text:p>Estimate!!Percent!!RACE AND HISPANIC OR LATINO ORIGIN BY EDUCATIONAL ATTAINMENT!!Whit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28M</text:p>
          </table:table-cell>
          <table:table-cell office:value-type="string" calcext:value-type="string">
            <text:p>Margin of Error!!Percent!!RACE AND HISPANIC OR LATINO ORIGIN BY EDUCATIONAL ATTAINMENT!!Whit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29E</text:p>
          </table:table-cell>
          <table:table-cell office:value-type="string" calcext:value-type="string">
            <text:p>Estimate!!Percent!!RACE AND HISPANIC OR LATINO ORIGIN BY EDUCATIONAL ATTAINMENT!!White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29M</text:p>
          </table:table-cell>
          <table:table-cell office:value-type="string" calcext:value-type="string">
            <text:p>Margin of Error!!Percent!!RACE AND HISPANIC OR LATINO ORIGIN BY EDUCATIONAL ATTAINMENT!!White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30E</text:p>
          </table:table-cell>
          <table:table-cell office:value-type="string" calcext:value-type="string">
            <text:p>Estimate!!Percent!!RACE AND HISPANIC OR LATINO ORIGIN BY EDUCATIONAL ATTAINMENT!!White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30M</text:p>
          </table:table-cell>
          <table:table-cell office:value-type="string" calcext:value-type="string">
            <text:p>Margin of Error!!Percent!!RACE AND HISPANIC OR LATINO ORIGIN BY EDUCATIONAL ATTAINMENT!!White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31E</text:p>
          </table:table-cell>
          <table:table-cell office:value-type="string" calcext:value-type="string">
            <text:p>Estimate!!Percent!!RACE AND HISPANIC OR LATINO ORIGIN BY EDUCATIONAL ATTAINMENT!!White alone, not Hispanic or Lat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31M</text:p>
          </table:table-cell>
          <table:table-cell office:value-type="string" calcext:value-type="string">
            <text:p>Margin of Error!!Percent!!RACE AND HISPANIC OR LATINO ORIGIN BY EDUCATIONAL ATTAINMENT!!White alone, not Hispanic or Lat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32E</text:p>
          </table:table-cell>
          <table:table-cell office:value-type="string" calcext:value-type="string">
            <text:p>Estimate!!Percent!!RACE AND HISPANIC OR LATINO ORIGIN BY EDUCATIONAL ATTAINMENT!!White alone, not Hispanic or Latino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32M</text:p>
          </table:table-cell>
          <table:table-cell office:value-type="string" calcext:value-type="string">
            <text:p>Margin of Error!!Percent!!RACE AND HISPANIC OR LATINO ORIGIN BY EDUCATIONAL ATTAINMENT!!White alone, not Hispanic or Latino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33E</text:p>
          </table:table-cell>
          <table:table-cell office:value-type="string" calcext:value-type="string">
            <text:p>Estimate!!Percent!!RACE AND HISPANIC OR LATINO ORIGIN BY EDUCATIONAL ATTAINMENT!!White alone, not Hispanic or Latino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33M</text:p>
          </table:table-cell>
          <table:table-cell office:value-type="string" calcext:value-type="string">
            <text:p>Margin of Error!!Percent!!RACE AND HISPANIC OR LATINO ORIGIN BY EDUCATIONAL ATTAINMENT!!White alone, not Hispanic or Latino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34E</text:p>
          </table:table-cell>
          <table:table-cell office:value-type="string" calcext:value-type="string">
            <text:p>Estimate!!Percent!!RACE AND HISPANIC OR LATINO ORIGIN BY EDUCATIONAL ATTAINMENT!!Black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34M</text:p>
          </table:table-cell>
          <table:table-cell office:value-type="string" calcext:value-type="string">
            <text:p>Margin of Error!!Percent!!RACE AND HISPANIC OR LATINO ORIGIN BY EDUCATIONAL ATTAINMENT!!Black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35E</text:p>
          </table:table-cell>
          <table:table-cell office:value-type="string" calcext:value-type="string">
            <text:p>Estimate!!Percent!!RACE AND HISPANIC OR LATINO ORIGIN BY EDUCATIONAL ATTAINMENT!!Black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35M</text:p>
          </table:table-cell>
          <table:table-cell office:value-type="string" calcext:value-type="string">
            <text:p>Margin of Error!!Percent!!RACE AND HISPANIC OR LATINO ORIGIN BY EDUCATIONAL ATTAINMENT!!Black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36E</text:p>
          </table:table-cell>
          <table:table-cell office:value-type="string" calcext:value-type="string">
            <text:p>Estimate!!Percent!!RACE AND HISPANIC OR LATINO ORIGIN BY EDUCATIONAL ATTAINMENT!!Black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36M</text:p>
          </table:table-cell>
          <table:table-cell office:value-type="string" calcext:value-type="string">
            <text:p>Margin of Error!!Percent!!RACE AND HISPANIC OR LATINO ORIGIN BY EDUCATIONAL ATTAINMENT!!Black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37E</text:p>
          </table:table-cell>
          <table:table-cell office:value-type="string" calcext:value-type="string">
            <text:p>Estimate!!Percent!!RACE AND HISPANIC OR LATINO ORIGIN BY EDUCATIONAL ATTAINMENT!!American Indian or Alaska Nativ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37M</text:p>
          </table:table-cell>
          <table:table-cell office:value-type="string" calcext:value-type="string">
            <text:p>Margin of Error!!Percent!!RACE AND HISPANIC OR LATINO ORIGIN BY EDUCATIONAL ATTAINMENT!!American Indian or Alaska Nativ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38E</text:p>
          </table:table-cell>
          <table:table-cell office:value-type="string" calcext:value-type="string">
            <text:p>Estimate!!Percent!!RACE AND HISPANIC OR LATINO ORIGIN BY EDUCATIONAL ATTAINMENT!!American Indian or Alaska Native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38M</text:p>
          </table:table-cell>
          <table:table-cell office:value-type="string" calcext:value-type="string">
            <text:p>Margin of Error!!Percent!!RACE AND HISPANIC OR LATINO ORIGIN BY EDUCATIONAL ATTAINMENT!!American Indian or Alaska Native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39E</text:p>
          </table:table-cell>
          <table:table-cell office:value-type="string" calcext:value-type="string">
            <text:p>Estimate!!Percent!!RACE AND HISPANIC OR LATINO ORIGIN BY EDUCATIONAL ATTAINMENT!!American Indian or Alaska Native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39M</text:p>
          </table:table-cell>
          <table:table-cell office:value-type="string" calcext:value-type="string">
            <text:p>Margin of Error!!Percent!!RACE AND HISPANIC OR LATINO ORIGIN BY EDUCATIONAL ATTAINMENT!!American Indian or Alaska Native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40E</text:p>
          </table:table-cell>
          <table:table-cell office:value-type="string" calcext:value-type="string">
            <text:p>Estimate!!Percent!!RACE AND HISPANIC OR LATINO ORIGIN BY EDUCATIONAL ATTAINMENT!!Asian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40M</text:p>
          </table:table-cell>
          <table:table-cell office:value-type="string" calcext:value-type="string">
            <text:p>Margin of Error!!Percent!!RACE AND HISPANIC OR LATINO ORIGIN BY EDUCATIONAL ATTAINMENT!!Asian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41E</text:p>
          </table:table-cell>
          <table:table-cell office:value-type="string" calcext:value-type="string">
            <text:p>Estimate!!Percent!!RACE AND HISPANIC OR LATINO ORIGIN BY EDUCATIONAL ATTAINMENT!!Asian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41M</text:p>
          </table:table-cell>
          <table:table-cell office:value-type="string" calcext:value-type="string">
            <text:p>Margin of Error!!Percent!!RACE AND HISPANIC OR LATINO ORIGIN BY EDUCATIONAL ATTAINMENT!!Asian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42E</text:p>
          </table:table-cell>
          <table:table-cell office:value-type="string" calcext:value-type="string">
            <text:p>Estimate!!Percent!!RACE AND HISPANIC OR LATINO ORIGIN BY EDUCATIONAL ATTAINMENT!!Asian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42M</text:p>
          </table:table-cell>
          <table:table-cell office:value-type="string" calcext:value-type="string">
            <text:p>Margin of Error!!Percent!!RACE AND HISPANIC OR LATINO ORIGIN BY EDUCATIONAL ATTAINMENT!!Asian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43E</text:p>
          </table:table-cell>
          <table:table-cell office:value-type="string" calcext:value-type="string">
            <text:p>Estimate!!Percent!!RACE AND HISPANIC OR LATINO ORIGIN BY EDUCATIONAL ATTAINMENT!!Native Hawaiian and Other Pacific Islander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43M</text:p>
          </table:table-cell>
          <table:table-cell office:value-type="string" calcext:value-type="string">
            <text:p>Margin of Error!!Percent!!RACE AND HISPANIC OR LATINO ORIGIN BY EDUCATIONAL ATTAINMENT!!Native Hawaiian and Other Pacific Islander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44E</text:p>
          </table:table-cell>
          <table:table-cell office:value-type="string" calcext:value-type="string">
            <text:p>Estimate!!Percent!!RACE AND HISPANIC OR LATINO ORIGIN BY EDUCATIONAL ATTAINMENT!!Native Hawaiian and Other Pacific Islander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44M</text:p>
          </table:table-cell>
          <table:table-cell office:value-type="string" calcext:value-type="string">
            <text:p>Margin of Error!!Percent!!RACE AND HISPANIC OR LATINO ORIGIN BY EDUCATIONAL ATTAINMENT!!Native Hawaiian and Other Pacific Islander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45E</text:p>
          </table:table-cell>
          <table:table-cell office:value-type="string" calcext:value-type="string">
            <text:p>Estimate!!Percent!!RACE AND HISPANIC OR LATINO ORIGIN BY EDUCATIONAL ATTAINMENT!!Native Hawaiian and Other Pacific Islander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45M</text:p>
          </table:table-cell>
          <table:table-cell office:value-type="string" calcext:value-type="string">
            <text:p>Margin of Error!!Percent!!RACE AND HISPANIC OR LATINO ORIGIN BY EDUCATIONAL ATTAINMENT!!Native Hawaiian and Other Pacific Islander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46E</text:p>
          </table:table-cell>
          <table:table-cell office:value-type="string" calcext:value-type="string">
            <text:p>Estimate!!Percent!!RACE AND HISPANIC OR LATINO ORIGIN BY EDUCATIONAL ATTAINMENT!!Some other rac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46M</text:p>
          </table:table-cell>
          <table:table-cell office:value-type="string" calcext:value-type="string">
            <text:p>Margin of Error!!Percent!!RACE AND HISPANIC OR LATINO ORIGIN BY EDUCATIONAL ATTAINMENT!!Some other rac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47E</text:p>
          </table:table-cell>
          <table:table-cell office:value-type="string" calcext:value-type="string">
            <text:p>Estimate!!Percent!!RACE AND HISPANIC OR LATINO ORIGIN BY EDUCATIONAL ATTAINMENT!!Some other race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47M</text:p>
          </table:table-cell>
          <table:table-cell office:value-type="string" calcext:value-type="string">
            <text:p>Margin of Error!!Percent!!RACE AND HISPANIC OR LATINO ORIGIN BY EDUCATIONAL ATTAINMENT!!Some other race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48E</text:p>
          </table:table-cell>
          <table:table-cell office:value-type="string" calcext:value-type="string">
            <text:p>Estimate!!Percent!!RACE AND HISPANIC OR LATINO ORIGIN BY EDUCATIONAL ATTAINMENT!!Some other race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48M</text:p>
          </table:table-cell>
          <table:table-cell office:value-type="string" calcext:value-type="string">
            <text:p>Margin of Error!!Percent!!RACE AND HISPANIC OR LATINO ORIGIN BY EDUCATIONAL ATTAINMENT!!Some other race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49E</text:p>
          </table:table-cell>
          <table:table-cell office:value-type="string" calcext:value-type="string">
            <text:p>Estimate!!Percent!!RACE AND HISPANIC OR LATINO ORIGIN BY EDUCATIONAL ATTAINMENT!!Two or more r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49M</text:p>
          </table:table-cell>
          <table:table-cell office:value-type="string" calcext:value-type="string">
            <text:p>Margin of Error!!Percent!!RACE AND HISPANIC OR LATINO ORIGIN BY EDUCATIONAL ATTAINMENT!!Two or more r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50E</text:p>
          </table:table-cell>
          <table:table-cell office:value-type="string" calcext:value-type="string">
            <text:p>Estimate!!Percent!!RACE AND HISPANIC OR LATINO ORIGIN BY EDUCATIONAL ATTAINMENT!!Two or more race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50M</text:p>
          </table:table-cell>
          <table:table-cell office:value-type="string" calcext:value-type="string">
            <text:p>Margin of Error!!Percent!!RACE AND HISPANIC OR LATINO ORIGIN BY EDUCATIONAL ATTAINMENT!!Two or more race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51E</text:p>
          </table:table-cell>
          <table:table-cell office:value-type="string" calcext:value-type="string">
            <text:p>Estimate!!Percent!!RACE AND HISPANIC OR LATINO ORIGIN BY EDUCATIONAL ATTAINMENT!!Two or more race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51M</text:p>
          </table:table-cell>
          <table:table-cell office:value-type="string" calcext:value-type="string">
            <text:p>Margin of Error!!Percent!!RACE AND HISPANIC OR LATINO ORIGIN BY EDUCATIONAL ATTAINMENT!!Two or more race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52E</text:p>
          </table:table-cell>
          <table:table-cell office:value-type="string" calcext:value-type="string">
            <text:p>Estimate!!Percent!!RACE AND HISPANIC OR LATINO ORIGIN BY EDUCATIONAL ATTAINMENT!!Hispanic or Latino Orig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52M</text:p>
          </table:table-cell>
          <table:table-cell office:value-type="string" calcext:value-type="string">
            <text:p>Margin of Error!!Percent!!RACE AND HISPANIC OR LATINO ORIGIN BY EDUCATIONAL ATTAINMENT!!Hispanic or Latino Orig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53E</text:p>
          </table:table-cell>
          <table:table-cell office:value-type="string" calcext:value-type="string">
            <text:p>Estimate!!Percent!!RACE AND HISPANIC OR LATINO ORIGIN BY EDUCATIONAL ATTAINMENT!!Hispanic or Latino Origin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53M</text:p>
          </table:table-cell>
          <table:table-cell office:value-type="string" calcext:value-type="string">
            <text:p>Margin of Error!!Percent!!RACE AND HISPANIC OR LATINO ORIGIN BY EDUCATIONAL ATTAINMENT!!Hispanic or Latino Origin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54E</text:p>
          </table:table-cell>
          <table:table-cell office:value-type="string" calcext:value-type="string">
            <text:p>Estimate!!Percent!!RACE AND HISPANIC OR LATINO ORIGIN BY EDUCATIONAL ATTAINMENT!!Hispanic or Latino Origin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54M</text:p>
          </table:table-cell>
          <table:table-cell office:value-type="string" calcext:value-type="string">
            <text:p>Margin of Error!!Percent!!RACE AND HISPANIC OR LATINO ORIGIN BY EDUCATIONAL ATTAINMENT!!Hispanic or Latino Origin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55E</text:p>
          </table:table-cell>
          <table:table-cell office:value-type="string" calcext:value-type="string">
            <text:p>Estimate!!Percent!!POVERTY RATE FOR THE POPULATION 25 YEARS AND OVER FOR WHOM POVERTY STATUS IS DETERMINED BY EDUCATIONAL ATTAINMENT LEVEL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55M</text:p>
          </table:table-cell>
          <table:table-cell office:value-type="string" calcext:value-type="string">
            <text:p>Margin of Error!!Percent!!POVERTY RATE FOR THE POPULATION 25 YEARS AND OVER FOR WHOM POVERTY STATUS IS DETERMINED BY EDUCATIONAL ATTAINMENT LEVEL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56E</text:p>
          </table:table-cell>
          <table:table-cell office:value-type="string" calcext:value-type="string">
            <text:p>Estimate!!Percent!!POVERTY RATE FOR THE POPULATION 25 YEARS AND OVER FOR WHOM POVERTY STATUS IS DETERMINED BY EDUCATIONAL ATTAINMENT LEVEL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56M</text:p>
          </table:table-cell>
          <table:table-cell office:value-type="string" calcext:value-type="string">
            <text:p>Margin of Error!!Percent!!POVERTY RATE FOR THE POPULATION 25 YEARS AND OVER FOR WHOM POVERTY STATUS IS DETERMINED BY EDUCATIONAL ATTAINMENT LEVEL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57E</text:p>
          </table:table-cell>
          <table:table-cell office:value-type="string" calcext:value-type="string">
            <text:p>Estimate!!Percent!!POVERTY RATE FOR THE POPULATION 25 YEARS AND OVER FOR WHOM POVERTY STATUS IS DETERMINED BY EDUCATIONAL ATTAINMENT LEVEL!!Some college or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57M</text:p>
          </table:table-cell>
          <table:table-cell office:value-type="string" calcext:value-type="string">
            <text:p>Margin of Error!!Percent!!POVERTY RATE FOR THE POPULATION 25 YEARS AND OVER FOR WHOM POVERTY STATUS IS DETERMINED BY EDUCATIONAL ATTAINMENT LEVEL!!Some college or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58E</text:p>
          </table:table-cell>
          <table:table-cell office:value-type="string" calcext:value-type="string">
            <text:p>Estimate!!Percent!!POVERTY RATE FOR THE POPULATION 25 YEARS AND OVER FOR WHOM POVERTY STATUS IS DETERMINED BY EDUCATIONAL ATTAINMENT LEVEL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58M</text:p>
          </table:table-cell>
          <table:table-cell office:value-type="string" calcext:value-type="string">
            <text:p>Margin of Error!!Percent!!POVERTY RATE FOR THE POPULATION 25 YEARS AND OVER FOR WHOM POVERTY STATUS IS DETERMINED BY EDUCATIONAL ATTAINMENT LEVEL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59E</text:p>
          </table:table-cell>
          <table:table-cell office:value-type="string" calcext:value-type="string">
            <text:p>Estimate!!Percent!!MEDIAN EARNINGS IN THE PAST 12 MONTHS (IN 2019 INFLATION-ADJUSTED DOLLARS)!!Population 25 years and over with earn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59M</text:p>
          </table:table-cell>
          <table:table-cell office:value-type="string" calcext:value-type="string">
            <text:p>Margin of Error!!Percent!!MEDIAN EARNINGS IN THE PAST 12 MONTHS (IN 2019 INFLATION-ADJUSTED DOLLARS)!!Population 25 years and over with earn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60E</text:p>
          </table:table-cell>
          <table:table-cell office:value-type="string" calcext:value-type="string">
            <text:p>Estimate!!Percent!!MEDIAN EARNINGS IN THE PAST 12 MONTHS (IN 2019 INFLATION-ADJUSTED DOLLARS)!!Population 25 years and over with earnings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60M</text:p>
          </table:table-cell>
          <table:table-cell office:value-type="string" calcext:value-type="string">
            <text:p>Margin of Error!!Percent!!MEDIAN EARNINGS IN THE PAST 12 MONTHS (IN 2019 INFLATION-ADJUSTED DOLLARS)!!Population 25 years and over with earnings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61E</text:p>
          </table:table-cell>
          <table:table-cell office:value-type="string" calcext:value-type="string">
            <text:p>Estimate!!Percent!!MEDIAN EARNINGS IN THE PAST 12 MONTHS (IN 2019 INFLATION-ADJUSTED DOLLARS)!!Population 25 years and over with earnings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61M</text:p>
          </table:table-cell>
          <table:table-cell office:value-type="string" calcext:value-type="string">
            <text:p>Margin of Error!!Percent!!MEDIAN EARNINGS IN THE PAST 12 MONTHS (IN 2019 INFLATION-ADJUSTED DOLLARS)!!Population 25 years and over with earnings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62E</text:p>
          </table:table-cell>
          <table:table-cell office:value-type="string" calcext:value-type="string">
            <text:p>Estimate!!Percent!!MEDIAN EARNINGS IN THE PAST 12 MONTHS (IN 2019 INFLATION-ADJUSTED DOLLARS)!!Population 25 years and over with earnings!!Some college or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62M</text:p>
          </table:table-cell>
          <table:table-cell office:value-type="string" calcext:value-type="string">
            <text:p>Margin of Error!!Percent!!MEDIAN EARNINGS IN THE PAST 12 MONTHS (IN 2019 INFLATION-ADJUSTED DOLLARS)!!Population 25 years and over with earnings!!Some college or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63E</text:p>
          </table:table-cell>
          <table:table-cell office:value-type="string" calcext:value-type="string">
            <text:p>Estimate!!Percent!!MEDIAN EARNINGS IN THE PAST 12 MONTHS (IN 2019 INFLATION-ADJUSTED DOLLARS)!!Population 25 years and over with earnings!!Bachelor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63M</text:p>
          </table:table-cell>
          <table:table-cell office:value-type="string" calcext:value-type="string">
            <text:p>Margin of Error!!Percent!!MEDIAN EARNINGS IN THE PAST 12 MONTHS (IN 2019 INFLATION-ADJUSTED DOLLARS)!!Population 25 years and over with earnings!!Bachelor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64E</text:p>
          </table:table-cell>
          <table:table-cell office:value-type="string" calcext:value-type="string">
            <text:p>Estimate!!Percent!!MEDIAN EARNINGS IN THE PAST 12 MONTHS (IN 2019 INFLATION-ADJUSTED DOLLARS)!!Population 25 years and over with earnings!!Graduate or professional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2_064M</text:p>
          </table:table-cell>
          <table:table-cell office:value-type="string" calcext:value-type="string">
            <text:p>Margin of Error!!Percent!!MEDIAN EARNINGS IN THE PAST 12 MONTHS (IN 2019 INFLATION-ADJUSTED DOLLARS)!!Population 25 years and over with earnings!!Graduate or professional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01E</text:p>
          </table:table-cell>
          <table:table-cell office:value-type="string" calcext:value-type="string">
            <text:p>Estimate!!Male!!AGE BY EDUCATIONAL ATTAINMENT!!Population 18 to 2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01M</text:p>
          </table:table-cell>
          <table:table-cell office:value-type="string" calcext:value-type="string">
            <text:p>Margin of Error!!Male!!AGE BY EDUCATIONAL ATTAINMENT!!Population 18 to 2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02E</text:p>
          </table:table-cell>
          <table:table-cell office:value-type="string" calcext:value-type="string">
            <text:p>Estimate!!Male!!AGE BY EDUCATIONAL ATTAINMENT!!Population 18 to 24 years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02M</text:p>
          </table:table-cell>
          <table:table-cell office:value-type="string" calcext:value-type="string">
            <text:p>Margin of Error!!Male!!AGE BY EDUCATIONAL ATTAINMENT!!Population 18 to 24 years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03E</text:p>
          </table:table-cell>
          <table:table-cell office:value-type="string" calcext:value-type="string">
            <text:p>Estimate!!Male!!AGE BY EDUCATIONAL ATTAINMENT!!Population 18 to 24 years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03M</text:p>
          </table:table-cell>
          <table:table-cell office:value-type="string" calcext:value-type="string">
            <text:p>Margin of Error!!Male!!AGE BY EDUCATIONAL ATTAINMENT!!Population 18 to 24 years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04E</text:p>
          </table:table-cell>
          <table:table-cell office:value-type="string" calcext:value-type="string">
            <text:p>Estimate!!Male!!AGE BY EDUCATIONAL ATTAINMENT!!Population 18 to 24 years!!Some college or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04M</text:p>
          </table:table-cell>
          <table:table-cell office:value-type="string" calcext:value-type="string">
            <text:p>Margin of Error!!Male!!AGE BY EDUCATIONAL ATTAINMENT!!Population 18 to 24 years!!Some college or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05E</text:p>
          </table:table-cell>
          <table:table-cell office:value-type="string" calcext:value-type="string">
            <text:p>Estimate!!Male!!AGE BY EDUCATIONAL ATTAINMENT!!Population 18 to 2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05M</text:p>
          </table:table-cell>
          <table:table-cell office:value-type="string" calcext:value-type="string">
            <text:p>Margin of Error!!Male!!AGE BY EDUCATIONAL ATTAINMENT!!Population 18 to 2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06E</text:p>
          </table:table-cell>
          <table:table-cell office:value-type="string" calcext:value-type="string">
            <text:p>Estimate!!Male!!AGE BY EDUCATIONAL ATTAINMENT!!Population 2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06M</text:p>
          </table:table-cell>
          <table:table-cell office:value-type="string" calcext:value-type="string">
            <text:p>Margin of Error!!Male!!AGE BY EDUCATIONAL ATTAINMENT!!Population 2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07E</text:p>
          </table:table-cell>
          <table:table-cell office:value-type="string" calcext:value-type="string">
            <text:p>Estimate!!Male!!AGE BY EDUCATIONAL ATTAINMENT!!Population 25 years and over!!Less than 9th gr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07M</text:p>
          </table:table-cell>
          <table:table-cell office:value-type="string" calcext:value-type="string">
            <text:p>Margin of Error!!Male!!AGE BY EDUCATIONAL ATTAINMENT!!Population 25 years and over!!Less than 9th gr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08E</text:p>
          </table:table-cell>
          <table:table-cell office:value-type="string" calcext:value-type="string">
            <text:p>Estimate!!Male!!AGE BY EDUCATIONAL ATTAINMENT!!Population 25 years and over!!9th to 12th grade, no diplo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08M</text:p>
          </table:table-cell>
          <table:table-cell office:value-type="string" calcext:value-type="string">
            <text:p>Margin of Error!!Male!!AGE BY EDUCATIONAL ATTAINMENT!!Population 25 years and over!!9th to 12th grade, no diplo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09E</text:p>
          </table:table-cell>
          <table:table-cell office:value-type="string" calcext:value-type="string">
            <text:p>Estimate!!Male!!AGE BY EDUCATIONAL ATTAINMENT!!Population 25 years and over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09M</text:p>
          </table:table-cell>
          <table:table-cell office:value-type="string" calcext:value-type="string">
            <text:p>Margin of Error!!Male!!AGE BY EDUCATIONAL ATTAINMENT!!Population 25 years and over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10E</text:p>
          </table:table-cell>
          <table:table-cell office:value-type="string" calcext:value-type="string">
            <text:p>Estimate!!Male!!AGE BY EDUCATIONAL ATTAINMENT!!Population 25 years and over!!Some college, no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10M</text:p>
          </table:table-cell>
          <table:table-cell office:value-type="string" calcext:value-type="string">
            <text:p>Margin of Error!!Male!!AGE BY EDUCATIONAL ATTAINMENT!!Population 25 years and over!!Some college, no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11E</text:p>
          </table:table-cell>
          <table:table-cell office:value-type="string" calcext:value-type="string">
            <text:p>Estimate!!Male!!AGE BY EDUCATIONAL ATTAINMENT!!Population 25 years and over!!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11M</text:p>
          </table:table-cell>
          <table:table-cell office:value-type="string" calcext:value-type="string">
            <text:p>Margin of Error!!Male!!AGE BY EDUCATIONAL ATTAINMENT!!Population 25 years and over!!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12E</text:p>
          </table:table-cell>
          <table:table-cell office:value-type="string" calcext:value-type="string">
            <text:p>Estimate!!Male!!AGE BY EDUCATIONAL ATTAINMENT!!Population 25 years and over!!Bachelor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12M</text:p>
          </table:table-cell>
          <table:table-cell office:value-type="string" calcext:value-type="string">
            <text:p>Margin of Error!!Male!!AGE BY EDUCATIONAL ATTAINMENT!!Population 25 years and over!!Bachelor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13E</text:p>
          </table:table-cell>
          <table:table-cell office:value-type="string" calcext:value-type="string">
            <text:p>Estimate!!Male!!AGE BY EDUCATIONAL ATTAINMENT!!Population 25 years and over!!Graduate or professional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13M</text:p>
          </table:table-cell>
          <table:table-cell office:value-type="string" calcext:value-type="string">
            <text:p>Margin of Error!!Male!!AGE BY EDUCATIONAL ATTAINMENT!!Population 25 years and over!!Graduate or professional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14E</text:p>
          </table:table-cell>
          <table:table-cell office:value-type="string" calcext:value-type="string">
            <text:p>Estimate!!Male!!AGE BY EDUCATIONAL ATTAINMENT!!Population 25 years and over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14M</text:p>
          </table:table-cell>
          <table:table-cell office:value-type="string" calcext:value-type="string">
            <text:p>Margin of Error!!Male!!AGE BY EDUCATIONAL ATTAINMENT!!Population 25 years and over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15E</text:p>
          </table:table-cell>
          <table:table-cell office:value-type="string" calcext:value-type="string">
            <text:p>Estimate!!Male!!AGE BY EDUCATIONAL ATTAINMENT!!Population 25 years and over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15M</text:p>
          </table:table-cell>
          <table:table-cell office:value-type="string" calcext:value-type="string">
            <text:p>Margin of Error!!Male!!AGE BY EDUCATIONAL ATTAINMENT!!Population 25 years and over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16E</text:p>
          </table:table-cell>
          <table:table-cell office:value-type="string" calcext:value-type="string">
            <text:p>Estimate!!Male!!AGE BY EDUCATIONAL ATTAINMENT!!Population 25 to 3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16M</text:p>
          </table:table-cell>
          <table:table-cell office:value-type="string" calcext:value-type="string">
            <text:p>Margin of Error!!Male!!AGE BY EDUCATIONAL ATTAINMENT!!Population 25 to 3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17E</text:p>
          </table:table-cell>
          <table:table-cell office:value-type="string" calcext:value-type="string">
            <text:p>Estimate!!Male!!AGE BY EDUCATIONAL ATTAINMENT!!Population 25 to 34 year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17M</text:p>
          </table:table-cell>
          <table:table-cell office:value-type="string" calcext:value-type="string">
            <text:p>Margin of Error!!Male!!AGE BY EDUCATIONAL ATTAINMENT!!Population 25 to 34 year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18E</text:p>
          </table:table-cell>
          <table:table-cell office:value-type="string" calcext:value-type="string">
            <text:p>Estimate!!Male!!AGE BY EDUCATIONAL ATTAINMENT!!Population 25 to 3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18M</text:p>
          </table:table-cell>
          <table:table-cell office:value-type="string" calcext:value-type="string">
            <text:p>Margin of Error!!Male!!AGE BY EDUCATIONAL ATTAINMENT!!Population 25 to 3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19E</text:p>
          </table:table-cell>
          <table:table-cell office:value-type="string" calcext:value-type="string">
            <text:p>Estimate!!Male!!AGE BY EDUCATIONAL ATTAINMENT!!Population 35 to 4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19M</text:p>
          </table:table-cell>
          <table:table-cell office:value-type="string" calcext:value-type="string">
            <text:p>Margin of Error!!Male!!AGE BY EDUCATIONAL ATTAINMENT!!Population 35 to 4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20E</text:p>
          </table:table-cell>
          <table:table-cell office:value-type="string" calcext:value-type="string">
            <text:p>Estimate!!Male!!AGE BY EDUCATIONAL ATTAINMENT!!Population 35 to 44 year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20M</text:p>
          </table:table-cell>
          <table:table-cell office:value-type="string" calcext:value-type="string">
            <text:p>Margin of Error!!Male!!AGE BY EDUCATIONAL ATTAINMENT!!Population 35 to 44 year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21E</text:p>
          </table:table-cell>
          <table:table-cell office:value-type="string" calcext:value-type="string">
            <text:p>Estimate!!Male!!AGE BY EDUCATIONAL ATTAINMENT!!Population 35 to 4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21M</text:p>
          </table:table-cell>
          <table:table-cell office:value-type="string" calcext:value-type="string">
            <text:p>Margin of Error!!Male!!AGE BY EDUCATIONAL ATTAINMENT!!Population 35 to 4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22E</text:p>
          </table:table-cell>
          <table:table-cell office:value-type="string" calcext:value-type="string">
            <text:p>Estimate!!Male!!AGE BY EDUCATIONAL ATTAINMENT!!Population 45 to 6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22M</text:p>
          </table:table-cell>
          <table:table-cell office:value-type="string" calcext:value-type="string">
            <text:p>Margin of Error!!Male!!AGE BY EDUCATIONAL ATTAINMENT!!Population 45 to 6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23E</text:p>
          </table:table-cell>
          <table:table-cell office:value-type="string" calcext:value-type="string">
            <text:p>Estimate!!Male!!AGE BY EDUCATIONAL ATTAINMENT!!Population 45 to 64 year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23M</text:p>
          </table:table-cell>
          <table:table-cell office:value-type="string" calcext:value-type="string">
            <text:p>Margin of Error!!Male!!AGE BY EDUCATIONAL ATTAINMENT!!Population 45 to 64 year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24E</text:p>
          </table:table-cell>
          <table:table-cell office:value-type="string" calcext:value-type="string">
            <text:p>Estimate!!Male!!AGE BY EDUCATIONAL ATTAINMENT!!Population 45 to 6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24M</text:p>
          </table:table-cell>
          <table:table-cell office:value-type="string" calcext:value-type="string">
            <text:p>Margin of Error!!Male!!AGE BY EDUCATIONAL ATTAINMENT!!Population 45 to 6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25E</text:p>
          </table:table-cell>
          <table:table-cell office:value-type="string" calcext:value-type="string">
            <text:p>Estimate!!Male!!AGE BY EDUCATIONAL ATTAINMENT!!Population 6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25M</text:p>
          </table:table-cell>
          <table:table-cell office:value-type="string" calcext:value-type="string">
            <text:p>Margin of Error!!Male!!AGE BY EDUCATIONAL ATTAINMENT!!Population 6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26E</text:p>
          </table:table-cell>
          <table:table-cell office:value-type="string" calcext:value-type="string">
            <text:p>Estimate!!Male!!AGE BY EDUCATIONAL ATTAINMENT!!Population 65 years and over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26M</text:p>
          </table:table-cell>
          <table:table-cell office:value-type="string" calcext:value-type="string">
            <text:p>Margin of Error!!Male!!AGE BY EDUCATIONAL ATTAINMENT!!Population 65 years and over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27E</text:p>
          </table:table-cell>
          <table:table-cell office:value-type="string" calcext:value-type="string">
            <text:p>Estimate!!Male!!AGE BY EDUCATIONAL ATTAINMENT!!Population 65 years and over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27M</text:p>
          </table:table-cell>
          <table:table-cell office:value-type="string" calcext:value-type="string">
            <text:p>Margin of Error!!Male!!AGE BY EDUCATIONAL ATTAINMENT!!Population 65 years and over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28E</text:p>
          </table:table-cell>
          <table:table-cell office:value-type="string" calcext:value-type="string">
            <text:p>Estimate!!Male!!RACE AND HISPANIC OR LATINO ORIGIN BY EDUCATIONAL ATTAINMENT!!Whit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28M</text:p>
          </table:table-cell>
          <table:table-cell office:value-type="string" calcext:value-type="string">
            <text:p>Margin of Error!!Male!!RACE AND HISPANIC OR LATINO ORIGIN BY EDUCATIONAL ATTAINMENT!!Whit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29E</text:p>
          </table:table-cell>
          <table:table-cell office:value-type="string" calcext:value-type="string">
            <text:p>Estimate!!Male!!RACE AND HISPANIC OR LATINO ORIGIN BY EDUCATIONAL ATTAINMENT!!White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29M</text:p>
          </table:table-cell>
          <table:table-cell office:value-type="string" calcext:value-type="string">
            <text:p>Margin of Error!!Male!!RACE AND HISPANIC OR LATINO ORIGIN BY EDUCATIONAL ATTAINMENT!!White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30E</text:p>
          </table:table-cell>
          <table:table-cell office:value-type="string" calcext:value-type="string">
            <text:p>Estimate!!Male!!RACE AND HISPANIC OR LATINO ORIGIN BY EDUCATIONAL ATTAINMENT!!White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30M</text:p>
          </table:table-cell>
          <table:table-cell office:value-type="string" calcext:value-type="string">
            <text:p>Margin of Error!!Male!!RACE AND HISPANIC OR LATINO ORIGIN BY EDUCATIONAL ATTAINMENT!!White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31E</text:p>
          </table:table-cell>
          <table:table-cell office:value-type="string" calcext:value-type="string">
            <text:p>Estimate!!Male!!RACE AND HISPANIC OR LATINO ORIGIN BY EDUCATIONAL ATTAINMENT!!White alone, not Hispanic or Lat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31M</text:p>
          </table:table-cell>
          <table:table-cell office:value-type="string" calcext:value-type="string">
            <text:p>Margin of Error!!Male!!RACE AND HISPANIC OR LATINO ORIGIN BY EDUCATIONAL ATTAINMENT!!White alone, not Hispanic or Lat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32E</text:p>
          </table:table-cell>
          <table:table-cell office:value-type="string" calcext:value-type="string">
            <text:p>Estimate!!Male!!RACE AND HISPANIC OR LATINO ORIGIN BY EDUCATIONAL ATTAINMENT!!White alone, not Hispanic or Latino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32M</text:p>
          </table:table-cell>
          <table:table-cell office:value-type="string" calcext:value-type="string">
            <text:p>Margin of Error!!Male!!RACE AND HISPANIC OR LATINO ORIGIN BY EDUCATIONAL ATTAINMENT!!White alone, not Hispanic or Latino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33E</text:p>
          </table:table-cell>
          <table:table-cell office:value-type="string" calcext:value-type="string">
            <text:p>Estimate!!Male!!RACE AND HISPANIC OR LATINO ORIGIN BY EDUCATIONAL ATTAINMENT!!White alone, not Hispanic or Latino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33M</text:p>
          </table:table-cell>
          <table:table-cell office:value-type="string" calcext:value-type="string">
            <text:p>Margin of Error!!Male!!RACE AND HISPANIC OR LATINO ORIGIN BY EDUCATIONAL ATTAINMENT!!White alone, not Hispanic or Latino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34E</text:p>
          </table:table-cell>
          <table:table-cell office:value-type="string" calcext:value-type="string">
            <text:p>Estimate!!Male!!RACE AND HISPANIC OR LATINO ORIGIN BY EDUCATIONAL ATTAINMENT!!Black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34M</text:p>
          </table:table-cell>
          <table:table-cell office:value-type="string" calcext:value-type="string">
            <text:p>Margin of Error!!Male!!RACE AND HISPANIC OR LATINO ORIGIN BY EDUCATIONAL ATTAINMENT!!Black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35E</text:p>
          </table:table-cell>
          <table:table-cell office:value-type="string" calcext:value-type="string">
            <text:p>Estimate!!Male!!RACE AND HISPANIC OR LATINO ORIGIN BY EDUCATIONAL ATTAINMENT!!Black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35M</text:p>
          </table:table-cell>
          <table:table-cell office:value-type="string" calcext:value-type="string">
            <text:p>Margin of Error!!Male!!RACE AND HISPANIC OR LATINO ORIGIN BY EDUCATIONAL ATTAINMENT!!Black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36E</text:p>
          </table:table-cell>
          <table:table-cell office:value-type="string" calcext:value-type="string">
            <text:p>Estimate!!Male!!RACE AND HISPANIC OR LATINO ORIGIN BY EDUCATIONAL ATTAINMENT!!Black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36M</text:p>
          </table:table-cell>
          <table:table-cell office:value-type="string" calcext:value-type="string">
            <text:p>Margin of Error!!Male!!RACE AND HISPANIC OR LATINO ORIGIN BY EDUCATIONAL ATTAINMENT!!Black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37E</text:p>
          </table:table-cell>
          <table:table-cell office:value-type="string" calcext:value-type="string">
            <text:p>Estimate!!Male!!RACE AND HISPANIC OR LATINO ORIGIN BY EDUCATIONAL ATTAINMENT!!American Indian or Alaska Nativ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37M</text:p>
          </table:table-cell>
          <table:table-cell office:value-type="string" calcext:value-type="string">
            <text:p>Margin of Error!!Male!!RACE AND HISPANIC OR LATINO ORIGIN BY EDUCATIONAL ATTAINMENT!!American Indian or Alaska Nativ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38E</text:p>
          </table:table-cell>
          <table:table-cell office:value-type="string" calcext:value-type="string">
            <text:p>Estimate!!Male!!RACE AND HISPANIC OR LATINO ORIGIN BY EDUCATIONAL ATTAINMENT!!American Indian or Alaska Native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38M</text:p>
          </table:table-cell>
          <table:table-cell office:value-type="string" calcext:value-type="string">
            <text:p>Margin of Error!!Male!!RACE AND HISPANIC OR LATINO ORIGIN BY EDUCATIONAL ATTAINMENT!!American Indian or Alaska Native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39E</text:p>
          </table:table-cell>
          <table:table-cell office:value-type="string" calcext:value-type="string">
            <text:p>Estimate!!Male!!RACE AND HISPANIC OR LATINO ORIGIN BY EDUCATIONAL ATTAINMENT!!American Indian or Alaska Native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39M</text:p>
          </table:table-cell>
          <table:table-cell office:value-type="string" calcext:value-type="string">
            <text:p>Margin of Error!!Male!!RACE AND HISPANIC OR LATINO ORIGIN BY EDUCATIONAL ATTAINMENT!!American Indian or Alaska Native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40E</text:p>
          </table:table-cell>
          <table:table-cell office:value-type="string" calcext:value-type="string">
            <text:p>Estimate!!Male!!RACE AND HISPANIC OR LATINO ORIGIN BY EDUCATIONAL ATTAINMENT!!Asian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40M</text:p>
          </table:table-cell>
          <table:table-cell office:value-type="string" calcext:value-type="string">
            <text:p>Margin of Error!!Male!!RACE AND HISPANIC OR LATINO ORIGIN BY EDUCATIONAL ATTAINMENT!!Asian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41E</text:p>
          </table:table-cell>
          <table:table-cell office:value-type="string" calcext:value-type="string">
            <text:p>Estimate!!Male!!RACE AND HISPANIC OR LATINO ORIGIN BY EDUCATIONAL ATTAINMENT!!Asian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41M</text:p>
          </table:table-cell>
          <table:table-cell office:value-type="string" calcext:value-type="string">
            <text:p>Margin of Error!!Male!!RACE AND HISPANIC OR LATINO ORIGIN BY EDUCATIONAL ATTAINMENT!!Asian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42E</text:p>
          </table:table-cell>
          <table:table-cell office:value-type="string" calcext:value-type="string">
            <text:p>Estimate!!Male!!RACE AND HISPANIC OR LATINO ORIGIN BY EDUCATIONAL ATTAINMENT!!Asian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42M</text:p>
          </table:table-cell>
          <table:table-cell office:value-type="string" calcext:value-type="string">
            <text:p>Margin of Error!!Male!!RACE AND HISPANIC OR LATINO ORIGIN BY EDUCATIONAL ATTAINMENT!!Asian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43E</text:p>
          </table:table-cell>
          <table:table-cell office:value-type="string" calcext:value-type="string">
            <text:p>Estimate!!Male!!RACE AND HISPANIC OR LATINO ORIGIN BY EDUCATIONAL ATTAINMENT!!Native Hawaiian and Other Pacific Islander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43M</text:p>
          </table:table-cell>
          <table:table-cell office:value-type="string" calcext:value-type="string">
            <text:p>Margin of Error!!Male!!RACE AND HISPANIC OR LATINO ORIGIN BY EDUCATIONAL ATTAINMENT!!Native Hawaiian and Other Pacific Islander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44E</text:p>
          </table:table-cell>
          <table:table-cell office:value-type="string" calcext:value-type="string">
            <text:p>Estimate!!Male!!RACE AND HISPANIC OR LATINO ORIGIN BY EDUCATIONAL ATTAINMENT!!Native Hawaiian and Other Pacific Islander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44M</text:p>
          </table:table-cell>
          <table:table-cell office:value-type="string" calcext:value-type="string">
            <text:p>Margin of Error!!Male!!RACE AND HISPANIC OR LATINO ORIGIN BY EDUCATIONAL ATTAINMENT!!Native Hawaiian and Other Pacific Islander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45E</text:p>
          </table:table-cell>
          <table:table-cell office:value-type="string" calcext:value-type="string">
            <text:p>Estimate!!Male!!RACE AND HISPANIC OR LATINO ORIGIN BY EDUCATIONAL ATTAINMENT!!Native Hawaiian and Other Pacific Islander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45M</text:p>
          </table:table-cell>
          <table:table-cell office:value-type="string" calcext:value-type="string">
            <text:p>Margin of Error!!Male!!RACE AND HISPANIC OR LATINO ORIGIN BY EDUCATIONAL ATTAINMENT!!Native Hawaiian and Other Pacific Islander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46E</text:p>
          </table:table-cell>
          <table:table-cell office:value-type="string" calcext:value-type="string">
            <text:p>Estimate!!Male!!RACE AND HISPANIC OR LATINO ORIGIN BY EDUCATIONAL ATTAINMENT!!Some other rac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46M</text:p>
          </table:table-cell>
          <table:table-cell office:value-type="string" calcext:value-type="string">
            <text:p>Margin of Error!!Male!!RACE AND HISPANIC OR LATINO ORIGIN BY EDUCATIONAL ATTAINMENT!!Some other rac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47E</text:p>
          </table:table-cell>
          <table:table-cell office:value-type="string" calcext:value-type="string">
            <text:p>Estimate!!Male!!RACE AND HISPANIC OR LATINO ORIGIN BY EDUCATIONAL ATTAINMENT!!Some other race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47M</text:p>
          </table:table-cell>
          <table:table-cell office:value-type="string" calcext:value-type="string">
            <text:p>Margin of Error!!Male!!RACE AND HISPANIC OR LATINO ORIGIN BY EDUCATIONAL ATTAINMENT!!Some other race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48E</text:p>
          </table:table-cell>
          <table:table-cell office:value-type="string" calcext:value-type="string">
            <text:p>Estimate!!Male!!RACE AND HISPANIC OR LATINO ORIGIN BY EDUCATIONAL ATTAINMENT!!Some other race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48M</text:p>
          </table:table-cell>
          <table:table-cell office:value-type="string" calcext:value-type="string">
            <text:p>Margin of Error!!Male!!RACE AND HISPANIC OR LATINO ORIGIN BY EDUCATIONAL ATTAINMENT!!Some other race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49E</text:p>
          </table:table-cell>
          <table:table-cell office:value-type="string" calcext:value-type="string">
            <text:p>Estimate!!Male!!RACE AND HISPANIC OR LATINO ORIGIN BY EDUCATIONAL ATTAINMENT!!Two or more r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49M</text:p>
          </table:table-cell>
          <table:table-cell office:value-type="string" calcext:value-type="string">
            <text:p>Margin of Error!!Male!!RACE AND HISPANIC OR LATINO ORIGIN BY EDUCATIONAL ATTAINMENT!!Two or more r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50E</text:p>
          </table:table-cell>
          <table:table-cell office:value-type="string" calcext:value-type="string">
            <text:p>Estimate!!Male!!RACE AND HISPANIC OR LATINO ORIGIN BY EDUCATIONAL ATTAINMENT!!Two or more race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50M</text:p>
          </table:table-cell>
          <table:table-cell office:value-type="string" calcext:value-type="string">
            <text:p>Margin of Error!!Male!!RACE AND HISPANIC OR LATINO ORIGIN BY EDUCATIONAL ATTAINMENT!!Two or more race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51E</text:p>
          </table:table-cell>
          <table:table-cell office:value-type="string" calcext:value-type="string">
            <text:p>Estimate!!Male!!RACE AND HISPANIC OR LATINO ORIGIN BY EDUCATIONAL ATTAINMENT!!Two or more race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51M</text:p>
          </table:table-cell>
          <table:table-cell office:value-type="string" calcext:value-type="string">
            <text:p>Margin of Error!!Male!!RACE AND HISPANIC OR LATINO ORIGIN BY EDUCATIONAL ATTAINMENT!!Two or more race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52E</text:p>
          </table:table-cell>
          <table:table-cell office:value-type="string" calcext:value-type="string">
            <text:p>Estimate!!Male!!RACE AND HISPANIC OR LATINO ORIGIN BY EDUCATIONAL ATTAINMENT!!Hispanic or Latino Orig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52M</text:p>
          </table:table-cell>
          <table:table-cell office:value-type="string" calcext:value-type="string">
            <text:p>Margin of Error!!Male!!RACE AND HISPANIC OR LATINO ORIGIN BY EDUCATIONAL ATTAINMENT!!Hispanic or Latino Orig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53E</text:p>
          </table:table-cell>
          <table:table-cell office:value-type="string" calcext:value-type="string">
            <text:p>Estimate!!Male!!RACE AND HISPANIC OR LATINO ORIGIN BY EDUCATIONAL ATTAINMENT!!Hispanic or Latino Origin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53M</text:p>
          </table:table-cell>
          <table:table-cell office:value-type="string" calcext:value-type="string">
            <text:p>Margin of Error!!Male!!RACE AND HISPANIC OR LATINO ORIGIN BY EDUCATIONAL ATTAINMENT!!Hispanic or Latino Origin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54E</text:p>
          </table:table-cell>
          <table:table-cell office:value-type="string" calcext:value-type="string">
            <text:p>Estimate!!Male!!RACE AND HISPANIC OR LATINO ORIGIN BY EDUCATIONAL ATTAINMENT!!Hispanic or Latino Origin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54M</text:p>
          </table:table-cell>
          <table:table-cell office:value-type="string" calcext:value-type="string">
            <text:p>Margin of Error!!Male!!RACE AND HISPANIC OR LATINO ORIGIN BY EDUCATIONAL ATTAINMENT!!Hispanic or Latino Origin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55E</text:p>
          </table:table-cell>
          <table:table-cell office:value-type="string" calcext:value-type="string">
            <text:p>Estimate!!Male!!POVERTY RATE FOR THE POPULATION 25 YEARS AND OVER FOR WHOM POVERTY STATUS IS DETERMINED BY EDUCATIONAL ATTAINMENT LEVEL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55M</text:p>
          </table:table-cell>
          <table:table-cell office:value-type="string" calcext:value-type="string">
            <text:p>Margin of Error!!Male!!POVERTY RATE FOR THE POPULATION 25 YEARS AND OVER FOR WHOM POVERTY STATUS IS DETERMINED BY EDUCATIONAL ATTAINMENT LEVEL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56E</text:p>
          </table:table-cell>
          <table:table-cell office:value-type="string" calcext:value-type="string">
            <text:p>Estimate!!Male!!POVERTY RATE FOR THE POPULATION 25 YEARS AND OVER FOR WHOM POVERTY STATUS IS DETERMINED BY EDUCATIONAL ATTAINMENT LEVEL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56M</text:p>
          </table:table-cell>
          <table:table-cell office:value-type="string" calcext:value-type="string">
            <text:p>Margin of Error!!Male!!POVERTY RATE FOR THE POPULATION 25 YEARS AND OVER FOR WHOM POVERTY STATUS IS DETERMINED BY EDUCATIONAL ATTAINMENT LEVEL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57E</text:p>
          </table:table-cell>
          <table:table-cell office:value-type="string" calcext:value-type="string">
            <text:p>Estimate!!Male!!POVERTY RATE FOR THE POPULATION 25 YEARS AND OVER FOR WHOM POVERTY STATUS IS DETERMINED BY EDUCATIONAL ATTAINMENT LEVEL!!Some college or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57M</text:p>
          </table:table-cell>
          <table:table-cell office:value-type="string" calcext:value-type="string">
            <text:p>Margin of Error!!Male!!POVERTY RATE FOR THE POPULATION 25 YEARS AND OVER FOR WHOM POVERTY STATUS IS DETERMINED BY EDUCATIONAL ATTAINMENT LEVEL!!Some college or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58E</text:p>
          </table:table-cell>
          <table:table-cell office:value-type="string" calcext:value-type="string">
            <text:p>Estimate!!Male!!POVERTY RATE FOR THE POPULATION 25 YEARS AND OVER FOR WHOM POVERTY STATUS IS DETERMINED BY EDUCATIONAL ATTAINMENT LEVEL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58M</text:p>
          </table:table-cell>
          <table:table-cell office:value-type="string" calcext:value-type="string">
            <text:p>Margin of Error!!Male!!POVERTY RATE FOR THE POPULATION 25 YEARS AND OVER FOR WHOM POVERTY STATUS IS DETERMINED BY EDUCATIONAL ATTAINMENT LEVEL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59E</text:p>
          </table:table-cell>
          <table:table-cell office:value-type="string" calcext:value-type="string">
            <text:p>Estimate!!Male!!MEDIAN EARNINGS IN THE PAST 12 MONTHS (IN 2019 INFLATION-ADJUSTED DOLLARS)!!Population 25 years and over with earn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59M</text:p>
          </table:table-cell>
          <table:table-cell office:value-type="string" calcext:value-type="string">
            <text:p>Margin of Error!!Male!!MEDIAN EARNINGS IN THE PAST 12 MONTHS (IN 2019 INFLATION-ADJUSTED DOLLARS)!!Population 25 years and over with earn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60E</text:p>
          </table:table-cell>
          <table:table-cell office:value-type="string" calcext:value-type="string">
            <text:p>Estimate!!Male!!MEDIAN EARNINGS IN THE PAST 12 MONTHS (IN 2019 INFLATION-ADJUSTED DOLLARS)!!Population 25 years and over with earnings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60M</text:p>
          </table:table-cell>
          <table:table-cell office:value-type="string" calcext:value-type="string">
            <text:p>Margin of Error!!Male!!MEDIAN EARNINGS IN THE PAST 12 MONTHS (IN 2019 INFLATION-ADJUSTED DOLLARS)!!Population 25 years and over with earnings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61E</text:p>
          </table:table-cell>
          <table:table-cell office:value-type="string" calcext:value-type="string">
            <text:p>Estimate!!Male!!MEDIAN EARNINGS IN THE PAST 12 MONTHS (IN 2019 INFLATION-ADJUSTED DOLLARS)!!Population 25 years and over with earnings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61M</text:p>
          </table:table-cell>
          <table:table-cell office:value-type="string" calcext:value-type="string">
            <text:p>Margin of Error!!Male!!MEDIAN EARNINGS IN THE PAST 12 MONTHS (IN 2019 INFLATION-ADJUSTED DOLLARS)!!Population 25 years and over with earnings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62E</text:p>
          </table:table-cell>
          <table:table-cell office:value-type="string" calcext:value-type="string">
            <text:p>Estimate!!Male!!MEDIAN EARNINGS IN THE PAST 12 MONTHS (IN 2019 INFLATION-ADJUSTED DOLLARS)!!Population 25 years and over with earnings!!Some college or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62M</text:p>
          </table:table-cell>
          <table:table-cell office:value-type="string" calcext:value-type="string">
            <text:p>Margin of Error!!Male!!MEDIAN EARNINGS IN THE PAST 12 MONTHS (IN 2019 INFLATION-ADJUSTED DOLLARS)!!Population 25 years and over with earnings!!Some college or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63E</text:p>
          </table:table-cell>
          <table:table-cell office:value-type="string" calcext:value-type="string">
            <text:p>Estimate!!Male!!MEDIAN EARNINGS IN THE PAST 12 MONTHS (IN 2019 INFLATION-ADJUSTED DOLLARS)!!Population 25 years and over with earnings!!Bachelor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63M</text:p>
          </table:table-cell>
          <table:table-cell office:value-type="string" calcext:value-type="string">
            <text:p>Margin of Error!!Male!!MEDIAN EARNINGS IN THE PAST 12 MONTHS (IN 2019 INFLATION-ADJUSTED DOLLARS)!!Population 25 years and over with earnings!!Bachelor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64E</text:p>
          </table:table-cell>
          <table:table-cell office:value-type="string" calcext:value-type="string">
            <text:p>Estimate!!Male!!MEDIAN EARNINGS IN THE PAST 12 MONTHS (IN 2019 INFLATION-ADJUSTED DOLLARS)!!Population 25 years and over with earnings!!Graduate or professional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3_064M</text:p>
          </table:table-cell>
          <table:table-cell office:value-type="string" calcext:value-type="string">
            <text:p>Margin of Error!!Male!!MEDIAN EARNINGS IN THE PAST 12 MONTHS (IN 2019 INFLATION-ADJUSTED DOLLARS)!!Population 25 years and over with earnings!!Graduate or professional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01E</text:p>
          </table:table-cell>
          <table:table-cell office:value-type="string" calcext:value-type="string">
            <text:p>Estimate!!Percent Male!!AGE BY EDUCATIONAL ATTAINMENT!!Population 18 to 2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01M</text:p>
          </table:table-cell>
          <table:table-cell office:value-type="string" calcext:value-type="string">
            <text:p>Margin of Error!!Percent Male!!AGE BY EDUCATIONAL ATTAINMENT!!Population 18 to 2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02E</text:p>
          </table:table-cell>
          <table:table-cell office:value-type="string" calcext:value-type="string">
            <text:p>Estimate!!Percent Male!!AGE BY EDUCATIONAL ATTAINMENT!!Population 18 to 24 years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02M</text:p>
          </table:table-cell>
          <table:table-cell office:value-type="string" calcext:value-type="string">
            <text:p>Margin of Error!!Percent Male!!AGE BY EDUCATIONAL ATTAINMENT!!Population 18 to 24 years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03E</text:p>
          </table:table-cell>
          <table:table-cell office:value-type="string" calcext:value-type="string">
            <text:p>Estimate!!Percent Male!!AGE BY EDUCATIONAL ATTAINMENT!!Population 18 to 24 years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03M</text:p>
          </table:table-cell>
          <table:table-cell office:value-type="string" calcext:value-type="string">
            <text:p>Margin of Error!!Percent Male!!AGE BY EDUCATIONAL ATTAINMENT!!Population 18 to 24 years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04E</text:p>
          </table:table-cell>
          <table:table-cell office:value-type="string" calcext:value-type="string">
            <text:p>Estimate!!Percent Male!!AGE BY EDUCATIONAL ATTAINMENT!!Population 18 to 24 years!!Some college or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04M</text:p>
          </table:table-cell>
          <table:table-cell office:value-type="string" calcext:value-type="string">
            <text:p>Margin of Error!!Percent Male!!AGE BY EDUCATIONAL ATTAINMENT!!Population 18 to 24 years!!Some college or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05E</text:p>
          </table:table-cell>
          <table:table-cell office:value-type="string" calcext:value-type="string">
            <text:p>Estimate!!Percent Male!!AGE BY EDUCATIONAL ATTAINMENT!!Population 18 to 2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05M</text:p>
          </table:table-cell>
          <table:table-cell office:value-type="string" calcext:value-type="string">
            <text:p>Margin of Error!!Percent Male!!AGE BY EDUCATIONAL ATTAINMENT!!Population 18 to 2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06E</text:p>
          </table:table-cell>
          <table:table-cell office:value-type="string" calcext:value-type="string">
            <text:p>Estimate!!Percent Male!!AGE BY EDUCATIONAL ATTAINMENT!!Population 2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06M</text:p>
          </table:table-cell>
          <table:table-cell office:value-type="string" calcext:value-type="string">
            <text:p>Margin of Error!!Percent Male!!AGE BY EDUCATIONAL ATTAINMENT!!Population 2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07E</text:p>
          </table:table-cell>
          <table:table-cell office:value-type="string" calcext:value-type="string">
            <text:p>Estimate!!Percent Male!!AGE BY EDUCATIONAL ATTAINMENT!!Population 25 years and over!!Less than 9th gr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07M</text:p>
          </table:table-cell>
          <table:table-cell office:value-type="string" calcext:value-type="string">
            <text:p>Margin of Error!!Percent Male!!AGE BY EDUCATIONAL ATTAINMENT!!Population 25 years and over!!Less than 9th gr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08E</text:p>
          </table:table-cell>
          <table:table-cell office:value-type="string" calcext:value-type="string">
            <text:p>Estimate!!Percent Male!!AGE BY EDUCATIONAL ATTAINMENT!!Population 25 years and over!!9th to 12th grade, no diplo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08M</text:p>
          </table:table-cell>
          <table:table-cell office:value-type="string" calcext:value-type="string">
            <text:p>Margin of Error!!Percent Male!!AGE BY EDUCATIONAL ATTAINMENT!!Population 25 years and over!!9th to 12th grade, no diplo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09E</text:p>
          </table:table-cell>
          <table:table-cell office:value-type="string" calcext:value-type="string">
            <text:p>Estimate!!Percent Male!!AGE BY EDUCATIONAL ATTAINMENT!!Population 25 years and over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09M</text:p>
          </table:table-cell>
          <table:table-cell office:value-type="string" calcext:value-type="string">
            <text:p>Margin of Error!!Percent Male!!AGE BY EDUCATIONAL ATTAINMENT!!Population 25 years and over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10E</text:p>
          </table:table-cell>
          <table:table-cell office:value-type="string" calcext:value-type="string">
            <text:p>Estimate!!Percent Male!!AGE BY EDUCATIONAL ATTAINMENT!!Population 25 years and over!!Some college, no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10M</text:p>
          </table:table-cell>
          <table:table-cell office:value-type="string" calcext:value-type="string">
            <text:p>Margin of Error!!Percent Male!!AGE BY EDUCATIONAL ATTAINMENT!!Population 25 years and over!!Some college, no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11E</text:p>
          </table:table-cell>
          <table:table-cell office:value-type="string" calcext:value-type="string">
            <text:p>Estimate!!Percent Male!!AGE BY EDUCATIONAL ATTAINMENT!!Population 25 years and over!!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11M</text:p>
          </table:table-cell>
          <table:table-cell office:value-type="string" calcext:value-type="string">
            <text:p>Margin of Error!!Percent Male!!AGE BY EDUCATIONAL ATTAINMENT!!Population 25 years and over!!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12E</text:p>
          </table:table-cell>
          <table:table-cell office:value-type="string" calcext:value-type="string">
            <text:p>Estimate!!Percent Male!!AGE BY EDUCATIONAL ATTAINMENT!!Population 25 years and over!!Bachelor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12M</text:p>
          </table:table-cell>
          <table:table-cell office:value-type="string" calcext:value-type="string">
            <text:p>Margin of Error!!Percent Male!!AGE BY EDUCATIONAL ATTAINMENT!!Population 25 years and over!!Bachelor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13E</text:p>
          </table:table-cell>
          <table:table-cell office:value-type="string" calcext:value-type="string">
            <text:p>Estimate!!Percent Male!!AGE BY EDUCATIONAL ATTAINMENT!!Population 25 years and over!!Graduate or professional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13M</text:p>
          </table:table-cell>
          <table:table-cell office:value-type="string" calcext:value-type="string">
            <text:p>Margin of Error!!Percent Male!!AGE BY EDUCATIONAL ATTAINMENT!!Population 25 years and over!!Graduate or professional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14E</text:p>
          </table:table-cell>
          <table:table-cell office:value-type="string" calcext:value-type="string">
            <text:p>Estimate!!Percent Male!!AGE BY EDUCATIONAL ATTAINMENT!!Population 25 years and over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14M</text:p>
          </table:table-cell>
          <table:table-cell office:value-type="string" calcext:value-type="string">
            <text:p>Margin of Error!!Percent Male!!AGE BY EDUCATIONAL ATTAINMENT!!Population 25 years and over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15E</text:p>
          </table:table-cell>
          <table:table-cell office:value-type="string" calcext:value-type="string">
            <text:p>Estimate!!Percent Male!!AGE BY EDUCATIONAL ATTAINMENT!!Population 25 years and over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15M</text:p>
          </table:table-cell>
          <table:table-cell office:value-type="string" calcext:value-type="string">
            <text:p>Margin of Error!!Percent Male!!AGE BY EDUCATIONAL ATTAINMENT!!Population 25 years and over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16E</text:p>
          </table:table-cell>
          <table:table-cell office:value-type="string" calcext:value-type="string">
            <text:p>Estimate!!Percent Male!!AGE BY EDUCATIONAL ATTAINMENT!!Population 25 to 3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16M</text:p>
          </table:table-cell>
          <table:table-cell office:value-type="string" calcext:value-type="string">
            <text:p>Margin of Error!!Percent Male!!AGE BY EDUCATIONAL ATTAINMENT!!Population 25 to 3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17E</text:p>
          </table:table-cell>
          <table:table-cell office:value-type="string" calcext:value-type="string">
            <text:p>Estimate!!Percent Male!!AGE BY EDUCATIONAL ATTAINMENT!!Population 25 to 34 year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17M</text:p>
          </table:table-cell>
          <table:table-cell office:value-type="string" calcext:value-type="string">
            <text:p>Margin of Error!!Percent Male!!AGE BY EDUCATIONAL ATTAINMENT!!Population 25 to 34 year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18E</text:p>
          </table:table-cell>
          <table:table-cell office:value-type="string" calcext:value-type="string">
            <text:p>Estimate!!Percent Male!!AGE BY EDUCATIONAL ATTAINMENT!!Population 25 to 3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18M</text:p>
          </table:table-cell>
          <table:table-cell office:value-type="string" calcext:value-type="string">
            <text:p>Margin of Error!!Percent Male!!AGE BY EDUCATIONAL ATTAINMENT!!Population 25 to 3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19E</text:p>
          </table:table-cell>
          <table:table-cell office:value-type="string" calcext:value-type="string">
            <text:p>Estimate!!Percent Male!!AGE BY EDUCATIONAL ATTAINMENT!!Population 35 to 4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19M</text:p>
          </table:table-cell>
          <table:table-cell office:value-type="string" calcext:value-type="string">
            <text:p>Margin of Error!!Percent Male!!AGE BY EDUCATIONAL ATTAINMENT!!Population 35 to 4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20E</text:p>
          </table:table-cell>
          <table:table-cell office:value-type="string" calcext:value-type="string">
            <text:p>Estimate!!Percent Male!!AGE BY EDUCATIONAL ATTAINMENT!!Population 35 to 44 year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20M</text:p>
          </table:table-cell>
          <table:table-cell office:value-type="string" calcext:value-type="string">
            <text:p>Margin of Error!!Percent Male!!AGE BY EDUCATIONAL ATTAINMENT!!Population 35 to 44 year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21E</text:p>
          </table:table-cell>
          <table:table-cell office:value-type="string" calcext:value-type="string">
            <text:p>Estimate!!Percent Male!!AGE BY EDUCATIONAL ATTAINMENT!!Population 35 to 4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21M</text:p>
          </table:table-cell>
          <table:table-cell office:value-type="string" calcext:value-type="string">
            <text:p>Margin of Error!!Percent Male!!AGE BY EDUCATIONAL ATTAINMENT!!Population 35 to 4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22E</text:p>
          </table:table-cell>
          <table:table-cell office:value-type="string" calcext:value-type="string">
            <text:p>Estimate!!Percent Male!!AGE BY EDUCATIONAL ATTAINMENT!!Population 45 to 6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22M</text:p>
          </table:table-cell>
          <table:table-cell office:value-type="string" calcext:value-type="string">
            <text:p>Margin of Error!!Percent Male!!AGE BY EDUCATIONAL ATTAINMENT!!Population 45 to 6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23E</text:p>
          </table:table-cell>
          <table:table-cell office:value-type="string" calcext:value-type="string">
            <text:p>Estimate!!Percent Male!!AGE BY EDUCATIONAL ATTAINMENT!!Population 45 to 64 year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23M</text:p>
          </table:table-cell>
          <table:table-cell office:value-type="string" calcext:value-type="string">
            <text:p>Margin of Error!!Percent Male!!AGE BY EDUCATIONAL ATTAINMENT!!Population 45 to 64 year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24E</text:p>
          </table:table-cell>
          <table:table-cell office:value-type="string" calcext:value-type="string">
            <text:p>Estimate!!Percent Male!!AGE BY EDUCATIONAL ATTAINMENT!!Population 45 to 6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24M</text:p>
          </table:table-cell>
          <table:table-cell office:value-type="string" calcext:value-type="string">
            <text:p>Margin of Error!!Percent Male!!AGE BY EDUCATIONAL ATTAINMENT!!Population 45 to 6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25E</text:p>
          </table:table-cell>
          <table:table-cell office:value-type="string" calcext:value-type="string">
            <text:p>Estimate!!Percent Male!!AGE BY EDUCATIONAL ATTAINMENT!!Population 6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25M</text:p>
          </table:table-cell>
          <table:table-cell office:value-type="string" calcext:value-type="string">
            <text:p>Margin of Error!!Percent Male!!AGE BY EDUCATIONAL ATTAINMENT!!Population 6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26E</text:p>
          </table:table-cell>
          <table:table-cell office:value-type="string" calcext:value-type="string">
            <text:p>Estimate!!Percent Male!!AGE BY EDUCATIONAL ATTAINMENT!!Population 65 years and over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26M</text:p>
          </table:table-cell>
          <table:table-cell office:value-type="string" calcext:value-type="string">
            <text:p>Margin of Error!!Percent Male!!AGE BY EDUCATIONAL ATTAINMENT!!Population 65 years and over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27E</text:p>
          </table:table-cell>
          <table:table-cell office:value-type="string" calcext:value-type="string">
            <text:p>Estimate!!Percent Male!!AGE BY EDUCATIONAL ATTAINMENT!!Population 65 years and over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27M</text:p>
          </table:table-cell>
          <table:table-cell office:value-type="string" calcext:value-type="string">
            <text:p>Margin of Error!!Percent Male!!AGE BY EDUCATIONAL ATTAINMENT!!Population 65 years and over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28E</text:p>
          </table:table-cell>
          <table:table-cell office:value-type="string" calcext:value-type="string">
            <text:p>Estimate!!Percent Male!!RACE AND HISPANIC OR LATINO ORIGIN BY EDUCATIONAL ATTAINMENT!!Whit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28M</text:p>
          </table:table-cell>
          <table:table-cell office:value-type="string" calcext:value-type="string">
            <text:p>Margin of Error!!Percent Male!!RACE AND HISPANIC OR LATINO ORIGIN BY EDUCATIONAL ATTAINMENT!!Whit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29E</text:p>
          </table:table-cell>
          <table:table-cell office:value-type="string" calcext:value-type="string">
            <text:p>Estimate!!Percent Male!!RACE AND HISPANIC OR LATINO ORIGIN BY EDUCATIONAL ATTAINMENT!!White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29M</text:p>
          </table:table-cell>
          <table:table-cell office:value-type="string" calcext:value-type="string">
            <text:p>Margin of Error!!Percent Male!!RACE AND HISPANIC OR LATINO ORIGIN BY EDUCATIONAL ATTAINMENT!!White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30E</text:p>
          </table:table-cell>
          <table:table-cell office:value-type="string" calcext:value-type="string">
            <text:p>Estimate!!Percent Male!!RACE AND HISPANIC OR LATINO ORIGIN BY EDUCATIONAL ATTAINMENT!!White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30M</text:p>
          </table:table-cell>
          <table:table-cell office:value-type="string" calcext:value-type="string">
            <text:p>Margin of Error!!Percent Male!!RACE AND HISPANIC OR LATINO ORIGIN BY EDUCATIONAL ATTAINMENT!!White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31E</text:p>
          </table:table-cell>
          <table:table-cell office:value-type="string" calcext:value-type="string">
            <text:p>Estimate!!Percent Male!!RACE AND HISPANIC OR LATINO ORIGIN BY EDUCATIONAL ATTAINMENT!!White alone, not Hispanic or Lat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31M</text:p>
          </table:table-cell>
          <table:table-cell office:value-type="string" calcext:value-type="string">
            <text:p>Margin of Error!!Percent Male!!RACE AND HISPANIC OR LATINO ORIGIN BY EDUCATIONAL ATTAINMENT!!White alone, not Hispanic or Lat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32E</text:p>
          </table:table-cell>
          <table:table-cell office:value-type="string" calcext:value-type="string">
            <text:p>Estimate!!Percent Male!!RACE AND HISPANIC OR LATINO ORIGIN BY EDUCATIONAL ATTAINMENT!!White alone, not Hispanic or Latino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32M</text:p>
          </table:table-cell>
          <table:table-cell office:value-type="string" calcext:value-type="string">
            <text:p>Margin of Error!!Percent Male!!RACE AND HISPANIC OR LATINO ORIGIN BY EDUCATIONAL ATTAINMENT!!White alone, not Hispanic or Latino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33E</text:p>
          </table:table-cell>
          <table:table-cell office:value-type="string" calcext:value-type="string">
            <text:p>Estimate!!Percent Male!!RACE AND HISPANIC OR LATINO ORIGIN BY EDUCATIONAL ATTAINMENT!!White alone, not Hispanic or Latino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33M</text:p>
          </table:table-cell>
          <table:table-cell office:value-type="string" calcext:value-type="string">
            <text:p>Margin of Error!!Percent Male!!RACE AND HISPANIC OR LATINO ORIGIN BY EDUCATIONAL ATTAINMENT!!White alone, not Hispanic or Latino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34E</text:p>
          </table:table-cell>
          <table:table-cell office:value-type="string" calcext:value-type="string">
            <text:p>Estimate!!Percent Male!!RACE AND HISPANIC OR LATINO ORIGIN BY EDUCATIONAL ATTAINMENT!!Black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34M</text:p>
          </table:table-cell>
          <table:table-cell office:value-type="string" calcext:value-type="string">
            <text:p>Margin of Error!!Percent Male!!RACE AND HISPANIC OR LATINO ORIGIN BY EDUCATIONAL ATTAINMENT!!Black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35E</text:p>
          </table:table-cell>
          <table:table-cell office:value-type="string" calcext:value-type="string">
            <text:p>Estimate!!Percent Male!!RACE AND HISPANIC OR LATINO ORIGIN BY EDUCATIONAL ATTAINMENT!!Black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35M</text:p>
          </table:table-cell>
          <table:table-cell office:value-type="string" calcext:value-type="string">
            <text:p>Margin of Error!!Percent Male!!RACE AND HISPANIC OR LATINO ORIGIN BY EDUCATIONAL ATTAINMENT!!Black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36E</text:p>
          </table:table-cell>
          <table:table-cell office:value-type="string" calcext:value-type="string">
            <text:p>Estimate!!Percent Male!!RACE AND HISPANIC OR LATINO ORIGIN BY EDUCATIONAL ATTAINMENT!!Black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36M</text:p>
          </table:table-cell>
          <table:table-cell office:value-type="string" calcext:value-type="string">
            <text:p>Margin of Error!!Percent Male!!RACE AND HISPANIC OR LATINO ORIGIN BY EDUCATIONAL ATTAINMENT!!Black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37E</text:p>
          </table:table-cell>
          <table:table-cell office:value-type="string" calcext:value-type="string">
            <text:p>Estimate!!Percent Male!!RACE AND HISPANIC OR LATINO ORIGIN BY EDUCATIONAL ATTAINMENT!!American Indian or Alaska Nativ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37M</text:p>
          </table:table-cell>
          <table:table-cell office:value-type="string" calcext:value-type="string">
            <text:p>Margin of Error!!Percent Male!!RACE AND HISPANIC OR LATINO ORIGIN BY EDUCATIONAL ATTAINMENT!!American Indian or Alaska Nativ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38E</text:p>
          </table:table-cell>
          <table:table-cell office:value-type="string" calcext:value-type="string">
            <text:p>Estimate!!Percent Male!!RACE AND HISPANIC OR LATINO ORIGIN BY EDUCATIONAL ATTAINMENT!!American Indian or Alaska Native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38M</text:p>
          </table:table-cell>
          <table:table-cell office:value-type="string" calcext:value-type="string">
            <text:p>Margin of Error!!Percent Male!!RACE AND HISPANIC OR LATINO ORIGIN BY EDUCATIONAL ATTAINMENT!!American Indian or Alaska Native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39E</text:p>
          </table:table-cell>
          <table:table-cell office:value-type="string" calcext:value-type="string">
            <text:p>Estimate!!Percent Male!!RACE AND HISPANIC OR LATINO ORIGIN BY EDUCATIONAL ATTAINMENT!!American Indian or Alaska Native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39M</text:p>
          </table:table-cell>
          <table:table-cell office:value-type="string" calcext:value-type="string">
            <text:p>Margin of Error!!Percent Male!!RACE AND HISPANIC OR LATINO ORIGIN BY EDUCATIONAL ATTAINMENT!!American Indian or Alaska Native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40E</text:p>
          </table:table-cell>
          <table:table-cell office:value-type="string" calcext:value-type="string">
            <text:p>Estimate!!Percent Male!!RACE AND HISPANIC OR LATINO ORIGIN BY EDUCATIONAL ATTAINMENT!!Asian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40M</text:p>
          </table:table-cell>
          <table:table-cell office:value-type="string" calcext:value-type="string">
            <text:p>Margin of Error!!Percent Male!!RACE AND HISPANIC OR LATINO ORIGIN BY EDUCATIONAL ATTAINMENT!!Asian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41E</text:p>
          </table:table-cell>
          <table:table-cell office:value-type="string" calcext:value-type="string">
            <text:p>Estimate!!Percent Male!!RACE AND HISPANIC OR LATINO ORIGIN BY EDUCATIONAL ATTAINMENT!!Asian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41M</text:p>
          </table:table-cell>
          <table:table-cell office:value-type="string" calcext:value-type="string">
            <text:p>Margin of Error!!Percent Male!!RACE AND HISPANIC OR LATINO ORIGIN BY EDUCATIONAL ATTAINMENT!!Asian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42E</text:p>
          </table:table-cell>
          <table:table-cell office:value-type="string" calcext:value-type="string">
            <text:p>Estimate!!Percent Male!!RACE AND HISPANIC OR LATINO ORIGIN BY EDUCATIONAL ATTAINMENT!!Asian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42M</text:p>
          </table:table-cell>
          <table:table-cell office:value-type="string" calcext:value-type="string">
            <text:p>Margin of Error!!Percent Male!!RACE AND HISPANIC OR LATINO ORIGIN BY EDUCATIONAL ATTAINMENT!!Asian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43E</text:p>
          </table:table-cell>
          <table:table-cell office:value-type="string" calcext:value-type="string">
            <text:p>Estimate!!Percent Male!!RACE AND HISPANIC OR LATINO ORIGIN BY EDUCATIONAL ATTAINMENT!!Native Hawaiian and Other Pacific Islander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43M</text:p>
          </table:table-cell>
          <table:table-cell office:value-type="string" calcext:value-type="string">
            <text:p>Margin of Error!!Percent Male!!RACE AND HISPANIC OR LATINO ORIGIN BY EDUCATIONAL ATTAINMENT!!Native Hawaiian and Other Pacific Islander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44E</text:p>
          </table:table-cell>
          <table:table-cell office:value-type="string" calcext:value-type="string">
            <text:p>Estimate!!Percent Male!!RACE AND HISPANIC OR LATINO ORIGIN BY EDUCATIONAL ATTAINMENT!!Native Hawaiian and Other Pacific Islander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44M</text:p>
          </table:table-cell>
          <table:table-cell office:value-type="string" calcext:value-type="string">
            <text:p>Margin of Error!!Percent Male!!RACE AND HISPANIC OR LATINO ORIGIN BY EDUCATIONAL ATTAINMENT!!Native Hawaiian and Other Pacific Islander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45E</text:p>
          </table:table-cell>
          <table:table-cell office:value-type="string" calcext:value-type="string">
            <text:p>Estimate!!Percent Male!!RACE AND HISPANIC OR LATINO ORIGIN BY EDUCATIONAL ATTAINMENT!!Native Hawaiian and Other Pacific Islander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45M</text:p>
          </table:table-cell>
          <table:table-cell office:value-type="string" calcext:value-type="string">
            <text:p>Margin of Error!!Percent Male!!RACE AND HISPANIC OR LATINO ORIGIN BY EDUCATIONAL ATTAINMENT!!Native Hawaiian and Other Pacific Islander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46E</text:p>
          </table:table-cell>
          <table:table-cell office:value-type="string" calcext:value-type="string">
            <text:p>Estimate!!Percent Male!!RACE AND HISPANIC OR LATINO ORIGIN BY EDUCATIONAL ATTAINMENT!!Some other rac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46M</text:p>
          </table:table-cell>
          <table:table-cell office:value-type="string" calcext:value-type="string">
            <text:p>Margin of Error!!Percent Male!!RACE AND HISPANIC OR LATINO ORIGIN BY EDUCATIONAL ATTAINMENT!!Some other rac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47E</text:p>
          </table:table-cell>
          <table:table-cell office:value-type="string" calcext:value-type="string">
            <text:p>Estimate!!Percent Male!!RACE AND HISPANIC OR LATINO ORIGIN BY EDUCATIONAL ATTAINMENT!!Some other race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47M</text:p>
          </table:table-cell>
          <table:table-cell office:value-type="string" calcext:value-type="string">
            <text:p>Margin of Error!!Percent Male!!RACE AND HISPANIC OR LATINO ORIGIN BY EDUCATIONAL ATTAINMENT!!Some other race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48E</text:p>
          </table:table-cell>
          <table:table-cell office:value-type="string" calcext:value-type="string">
            <text:p>Estimate!!Percent Male!!RACE AND HISPANIC OR LATINO ORIGIN BY EDUCATIONAL ATTAINMENT!!Some other race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48M</text:p>
          </table:table-cell>
          <table:table-cell office:value-type="string" calcext:value-type="string">
            <text:p>Margin of Error!!Percent Male!!RACE AND HISPANIC OR LATINO ORIGIN BY EDUCATIONAL ATTAINMENT!!Some other race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49E</text:p>
          </table:table-cell>
          <table:table-cell office:value-type="string" calcext:value-type="string">
            <text:p>Estimate!!Percent Male!!RACE AND HISPANIC OR LATINO ORIGIN BY EDUCATIONAL ATTAINMENT!!Two or more r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49M</text:p>
          </table:table-cell>
          <table:table-cell office:value-type="string" calcext:value-type="string">
            <text:p>Margin of Error!!Percent Male!!RACE AND HISPANIC OR LATINO ORIGIN BY EDUCATIONAL ATTAINMENT!!Two or more r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50E</text:p>
          </table:table-cell>
          <table:table-cell office:value-type="string" calcext:value-type="string">
            <text:p>Estimate!!Percent Male!!RACE AND HISPANIC OR LATINO ORIGIN BY EDUCATIONAL ATTAINMENT!!Two or more race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50M</text:p>
          </table:table-cell>
          <table:table-cell office:value-type="string" calcext:value-type="string">
            <text:p>Margin of Error!!Percent Male!!RACE AND HISPANIC OR LATINO ORIGIN BY EDUCATIONAL ATTAINMENT!!Two or more race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51E</text:p>
          </table:table-cell>
          <table:table-cell office:value-type="string" calcext:value-type="string">
            <text:p>Estimate!!Percent Male!!RACE AND HISPANIC OR LATINO ORIGIN BY EDUCATIONAL ATTAINMENT!!Two or more race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51M</text:p>
          </table:table-cell>
          <table:table-cell office:value-type="string" calcext:value-type="string">
            <text:p>Margin of Error!!Percent Male!!RACE AND HISPANIC OR LATINO ORIGIN BY EDUCATIONAL ATTAINMENT!!Two or more race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52E</text:p>
          </table:table-cell>
          <table:table-cell office:value-type="string" calcext:value-type="string">
            <text:p>Estimate!!Percent Male!!RACE AND HISPANIC OR LATINO ORIGIN BY EDUCATIONAL ATTAINMENT!!Hispanic or Latino Orig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52M</text:p>
          </table:table-cell>
          <table:table-cell office:value-type="string" calcext:value-type="string">
            <text:p>Margin of Error!!Percent Male!!RACE AND HISPANIC OR LATINO ORIGIN BY EDUCATIONAL ATTAINMENT!!Hispanic or Latino Orig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53E</text:p>
          </table:table-cell>
          <table:table-cell office:value-type="string" calcext:value-type="string">
            <text:p>Estimate!!Percent Male!!RACE AND HISPANIC OR LATINO ORIGIN BY EDUCATIONAL ATTAINMENT!!Hispanic or Latino Origin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53M</text:p>
          </table:table-cell>
          <table:table-cell office:value-type="string" calcext:value-type="string">
            <text:p>Margin of Error!!Percent Male!!RACE AND HISPANIC OR LATINO ORIGIN BY EDUCATIONAL ATTAINMENT!!Hispanic or Latino Origin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54E</text:p>
          </table:table-cell>
          <table:table-cell office:value-type="string" calcext:value-type="string">
            <text:p>Estimate!!Percent Male!!RACE AND HISPANIC OR LATINO ORIGIN BY EDUCATIONAL ATTAINMENT!!Hispanic or Latino Origin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54M</text:p>
          </table:table-cell>
          <table:table-cell office:value-type="string" calcext:value-type="string">
            <text:p>Margin of Error!!Percent Male!!RACE AND HISPANIC OR LATINO ORIGIN BY EDUCATIONAL ATTAINMENT!!Hispanic or Latino Origin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55E</text:p>
          </table:table-cell>
          <table:table-cell office:value-type="string" calcext:value-type="string">
            <text:p>Estimate!!Percent Male!!POVERTY RATE FOR THE POPULATION 25 YEARS AND OVER FOR WHOM POVERTY STATUS IS DETERMINED BY EDUCATIONAL ATTAINMENT LEVEL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55M</text:p>
          </table:table-cell>
          <table:table-cell office:value-type="string" calcext:value-type="string">
            <text:p>Margin of Error!!Percent Male!!POVERTY RATE FOR THE POPULATION 25 YEARS AND OVER FOR WHOM POVERTY STATUS IS DETERMINED BY EDUCATIONAL ATTAINMENT LEVEL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56E</text:p>
          </table:table-cell>
          <table:table-cell office:value-type="string" calcext:value-type="string">
            <text:p>Estimate!!Percent Male!!POVERTY RATE FOR THE POPULATION 25 YEARS AND OVER FOR WHOM POVERTY STATUS IS DETERMINED BY EDUCATIONAL ATTAINMENT LEVEL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56M</text:p>
          </table:table-cell>
          <table:table-cell office:value-type="string" calcext:value-type="string">
            <text:p>Margin of Error!!Percent Male!!POVERTY RATE FOR THE POPULATION 25 YEARS AND OVER FOR WHOM POVERTY STATUS IS DETERMINED BY EDUCATIONAL ATTAINMENT LEVEL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57E</text:p>
          </table:table-cell>
          <table:table-cell office:value-type="string" calcext:value-type="string">
            <text:p>Estimate!!Percent Male!!POVERTY RATE FOR THE POPULATION 25 YEARS AND OVER FOR WHOM POVERTY STATUS IS DETERMINED BY EDUCATIONAL ATTAINMENT LEVEL!!Some college or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57M</text:p>
          </table:table-cell>
          <table:table-cell office:value-type="string" calcext:value-type="string">
            <text:p>Margin of Error!!Percent Male!!POVERTY RATE FOR THE POPULATION 25 YEARS AND OVER FOR WHOM POVERTY STATUS IS DETERMINED BY EDUCATIONAL ATTAINMENT LEVEL!!Some college or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58E</text:p>
          </table:table-cell>
          <table:table-cell office:value-type="string" calcext:value-type="string">
            <text:p>Estimate!!Percent Male!!POVERTY RATE FOR THE POPULATION 25 YEARS AND OVER FOR WHOM POVERTY STATUS IS DETERMINED BY EDUCATIONAL ATTAINMENT LEVEL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58M</text:p>
          </table:table-cell>
          <table:table-cell office:value-type="string" calcext:value-type="string">
            <text:p>Margin of Error!!Percent Male!!POVERTY RATE FOR THE POPULATION 25 YEARS AND OVER FOR WHOM POVERTY STATUS IS DETERMINED BY EDUCATIONAL ATTAINMENT LEVEL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59E</text:p>
          </table:table-cell>
          <table:table-cell office:value-type="string" calcext:value-type="string">
            <text:p>Estimate!!Percent Male!!MEDIAN EARNINGS IN THE PAST 12 MONTHS (IN 2019 INFLATION-ADJUSTED DOLLARS)!!Population 25 years and over with earn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59M</text:p>
          </table:table-cell>
          <table:table-cell office:value-type="string" calcext:value-type="string">
            <text:p>Margin of Error!!Percent Male!!MEDIAN EARNINGS IN THE PAST 12 MONTHS (IN 2019 INFLATION-ADJUSTED DOLLARS)!!Population 25 years and over with earn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60E</text:p>
          </table:table-cell>
          <table:table-cell office:value-type="string" calcext:value-type="string">
            <text:p>Estimate!!Percent Male!!MEDIAN EARNINGS IN THE PAST 12 MONTHS (IN 2019 INFLATION-ADJUSTED DOLLARS)!!Population 25 years and over with earnings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60M</text:p>
          </table:table-cell>
          <table:table-cell office:value-type="string" calcext:value-type="string">
            <text:p>Margin of Error!!Percent Male!!MEDIAN EARNINGS IN THE PAST 12 MONTHS (IN 2019 INFLATION-ADJUSTED DOLLARS)!!Population 25 years and over with earnings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61E</text:p>
          </table:table-cell>
          <table:table-cell office:value-type="string" calcext:value-type="string">
            <text:p>Estimate!!Percent Male!!MEDIAN EARNINGS IN THE PAST 12 MONTHS (IN 2019 INFLATION-ADJUSTED DOLLARS)!!Population 25 years and over with earnings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61M</text:p>
          </table:table-cell>
          <table:table-cell office:value-type="string" calcext:value-type="string">
            <text:p>Margin of Error!!Percent Male!!MEDIAN EARNINGS IN THE PAST 12 MONTHS (IN 2019 INFLATION-ADJUSTED DOLLARS)!!Population 25 years and over with earnings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62E</text:p>
          </table:table-cell>
          <table:table-cell office:value-type="string" calcext:value-type="string">
            <text:p>Estimate!!Percent Male!!MEDIAN EARNINGS IN THE PAST 12 MONTHS (IN 2019 INFLATION-ADJUSTED DOLLARS)!!Population 25 years and over with earnings!!Some college or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62M</text:p>
          </table:table-cell>
          <table:table-cell office:value-type="string" calcext:value-type="string">
            <text:p>Margin of Error!!Percent Male!!MEDIAN EARNINGS IN THE PAST 12 MONTHS (IN 2019 INFLATION-ADJUSTED DOLLARS)!!Population 25 years and over with earnings!!Some college or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63E</text:p>
          </table:table-cell>
          <table:table-cell office:value-type="string" calcext:value-type="string">
            <text:p>Estimate!!Percent Male!!MEDIAN EARNINGS IN THE PAST 12 MONTHS (IN 2019 INFLATION-ADJUSTED DOLLARS)!!Population 25 years and over with earnings!!Bachelor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63M</text:p>
          </table:table-cell>
          <table:table-cell office:value-type="string" calcext:value-type="string">
            <text:p>Margin of Error!!Percent Male!!MEDIAN EARNINGS IN THE PAST 12 MONTHS (IN 2019 INFLATION-ADJUSTED DOLLARS)!!Population 25 years and over with earnings!!Bachelor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64E</text:p>
          </table:table-cell>
          <table:table-cell office:value-type="string" calcext:value-type="string">
            <text:p>Estimate!!Percent Male!!MEDIAN EARNINGS IN THE PAST 12 MONTHS (IN 2019 INFLATION-ADJUSTED DOLLARS)!!Population 25 years and over with earnings!!Graduate or professional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4_064M</text:p>
          </table:table-cell>
          <table:table-cell office:value-type="string" calcext:value-type="string">
            <text:p>Margin of Error!!Percent Male!!MEDIAN EARNINGS IN THE PAST 12 MONTHS (IN 2019 INFLATION-ADJUSTED DOLLARS)!!Population 25 years and over with earnings!!Graduate or professional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01E</text:p>
          </table:table-cell>
          <table:table-cell office:value-type="string" calcext:value-type="string">
            <text:p>Estimate!!Female!!AGE BY EDUCATIONAL ATTAINMENT!!Population 18 to 2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01M</text:p>
          </table:table-cell>
          <table:table-cell office:value-type="string" calcext:value-type="string">
            <text:p>Margin of Error!!Female!!AGE BY EDUCATIONAL ATTAINMENT!!Population 18 to 2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02E</text:p>
          </table:table-cell>
          <table:table-cell office:value-type="string" calcext:value-type="string">
            <text:p>Estimate!!Female!!AGE BY EDUCATIONAL ATTAINMENT!!Population 18 to 24 years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02M</text:p>
          </table:table-cell>
          <table:table-cell office:value-type="string" calcext:value-type="string">
            <text:p>Margin of Error!!Female!!AGE BY EDUCATIONAL ATTAINMENT!!Population 18 to 24 years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03E</text:p>
          </table:table-cell>
          <table:table-cell office:value-type="string" calcext:value-type="string">
            <text:p>Estimate!!Female!!AGE BY EDUCATIONAL ATTAINMENT!!Population 18 to 24 years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03M</text:p>
          </table:table-cell>
          <table:table-cell office:value-type="string" calcext:value-type="string">
            <text:p>Margin of Error!!Female!!AGE BY EDUCATIONAL ATTAINMENT!!Population 18 to 24 years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04E</text:p>
          </table:table-cell>
          <table:table-cell office:value-type="string" calcext:value-type="string">
            <text:p>Estimate!!Female!!AGE BY EDUCATIONAL ATTAINMENT!!Population 18 to 24 years!!Some college or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04M</text:p>
          </table:table-cell>
          <table:table-cell office:value-type="string" calcext:value-type="string">
            <text:p>Margin of Error!!Female!!AGE BY EDUCATIONAL ATTAINMENT!!Population 18 to 24 years!!Some college or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05E</text:p>
          </table:table-cell>
          <table:table-cell office:value-type="string" calcext:value-type="string">
            <text:p>Estimate!!Female!!AGE BY EDUCATIONAL ATTAINMENT!!Population 18 to 2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05M</text:p>
          </table:table-cell>
          <table:table-cell office:value-type="string" calcext:value-type="string">
            <text:p>Margin of Error!!Female!!AGE BY EDUCATIONAL ATTAINMENT!!Population 18 to 2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06E</text:p>
          </table:table-cell>
          <table:table-cell office:value-type="string" calcext:value-type="string">
            <text:p>Estimate!!Female!!AGE BY EDUCATIONAL ATTAINMENT!!Population 2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06M</text:p>
          </table:table-cell>
          <table:table-cell office:value-type="string" calcext:value-type="string">
            <text:p>Margin of Error!!Female!!AGE BY EDUCATIONAL ATTAINMENT!!Population 2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07E</text:p>
          </table:table-cell>
          <table:table-cell office:value-type="string" calcext:value-type="string">
            <text:p>Estimate!!Female!!AGE BY EDUCATIONAL ATTAINMENT!!Population 25 years and over!!Less than 9th gr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07M</text:p>
          </table:table-cell>
          <table:table-cell office:value-type="string" calcext:value-type="string">
            <text:p>Margin of Error!!Female!!AGE BY EDUCATIONAL ATTAINMENT!!Population 25 years and over!!Less than 9th gr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08E</text:p>
          </table:table-cell>
          <table:table-cell office:value-type="string" calcext:value-type="string">
            <text:p>Estimate!!Female!!AGE BY EDUCATIONAL ATTAINMENT!!Population 25 years and over!!9th to 12th grade, no diplo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08M</text:p>
          </table:table-cell>
          <table:table-cell office:value-type="string" calcext:value-type="string">
            <text:p>Margin of Error!!Female!!AGE BY EDUCATIONAL ATTAINMENT!!Population 25 years and over!!9th to 12th grade, no diplo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09E</text:p>
          </table:table-cell>
          <table:table-cell office:value-type="string" calcext:value-type="string">
            <text:p>Estimate!!Female!!AGE BY EDUCATIONAL ATTAINMENT!!Population 25 years and over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09M</text:p>
          </table:table-cell>
          <table:table-cell office:value-type="string" calcext:value-type="string">
            <text:p>Margin of Error!!Female!!AGE BY EDUCATIONAL ATTAINMENT!!Population 25 years and over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10E</text:p>
          </table:table-cell>
          <table:table-cell office:value-type="string" calcext:value-type="string">
            <text:p>Estimate!!Female!!AGE BY EDUCATIONAL ATTAINMENT!!Population 25 years and over!!Some college, no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10M</text:p>
          </table:table-cell>
          <table:table-cell office:value-type="string" calcext:value-type="string">
            <text:p>Margin of Error!!Female!!AGE BY EDUCATIONAL ATTAINMENT!!Population 25 years and over!!Some college, no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11E</text:p>
          </table:table-cell>
          <table:table-cell office:value-type="string" calcext:value-type="string">
            <text:p>Estimate!!Female!!AGE BY EDUCATIONAL ATTAINMENT!!Population 25 years and over!!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11M</text:p>
          </table:table-cell>
          <table:table-cell office:value-type="string" calcext:value-type="string">
            <text:p>Margin of Error!!Female!!AGE BY EDUCATIONAL ATTAINMENT!!Population 25 years and over!!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12E</text:p>
          </table:table-cell>
          <table:table-cell office:value-type="string" calcext:value-type="string">
            <text:p>Estimate!!Female!!AGE BY EDUCATIONAL ATTAINMENT!!Population 25 years and over!!Bachelor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12M</text:p>
          </table:table-cell>
          <table:table-cell office:value-type="string" calcext:value-type="string">
            <text:p>Margin of Error!!Female!!AGE BY EDUCATIONAL ATTAINMENT!!Population 25 years and over!!Bachelor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13E</text:p>
          </table:table-cell>
          <table:table-cell office:value-type="string" calcext:value-type="string">
            <text:p>Estimate!!Female!!AGE BY EDUCATIONAL ATTAINMENT!!Population 25 years and over!!Graduate or professional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13M</text:p>
          </table:table-cell>
          <table:table-cell office:value-type="string" calcext:value-type="string">
            <text:p>Margin of Error!!Female!!AGE BY EDUCATIONAL ATTAINMENT!!Population 25 years and over!!Graduate or professional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14E</text:p>
          </table:table-cell>
          <table:table-cell office:value-type="string" calcext:value-type="string">
            <text:p>Estimate!!Female!!AGE BY EDUCATIONAL ATTAINMENT!!Population 25 years and over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14M</text:p>
          </table:table-cell>
          <table:table-cell office:value-type="string" calcext:value-type="string">
            <text:p>Margin of Error!!Female!!AGE BY EDUCATIONAL ATTAINMENT!!Population 25 years and over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15E</text:p>
          </table:table-cell>
          <table:table-cell office:value-type="string" calcext:value-type="string">
            <text:p>Estimate!!Female!!AGE BY EDUCATIONAL ATTAINMENT!!Population 25 years and over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15M</text:p>
          </table:table-cell>
          <table:table-cell office:value-type="string" calcext:value-type="string">
            <text:p>Margin of Error!!Female!!AGE BY EDUCATIONAL ATTAINMENT!!Population 25 years and over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16E</text:p>
          </table:table-cell>
          <table:table-cell office:value-type="string" calcext:value-type="string">
            <text:p>Estimate!!Female!!AGE BY EDUCATIONAL ATTAINMENT!!Population 25 to 3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16M</text:p>
          </table:table-cell>
          <table:table-cell office:value-type="string" calcext:value-type="string">
            <text:p>Margin of Error!!Female!!AGE BY EDUCATIONAL ATTAINMENT!!Population 25 to 3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17E</text:p>
          </table:table-cell>
          <table:table-cell office:value-type="string" calcext:value-type="string">
            <text:p>Estimate!!Female!!AGE BY EDUCATIONAL ATTAINMENT!!Population 25 to 34 year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17M</text:p>
          </table:table-cell>
          <table:table-cell office:value-type="string" calcext:value-type="string">
            <text:p>Margin of Error!!Female!!AGE BY EDUCATIONAL ATTAINMENT!!Population 25 to 34 year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18E</text:p>
          </table:table-cell>
          <table:table-cell office:value-type="string" calcext:value-type="string">
            <text:p>Estimate!!Female!!AGE BY EDUCATIONAL ATTAINMENT!!Population 25 to 3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18M</text:p>
          </table:table-cell>
          <table:table-cell office:value-type="string" calcext:value-type="string">
            <text:p>Margin of Error!!Female!!AGE BY EDUCATIONAL ATTAINMENT!!Population 25 to 3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19E</text:p>
          </table:table-cell>
          <table:table-cell office:value-type="string" calcext:value-type="string">
            <text:p>Estimate!!Female!!AGE BY EDUCATIONAL ATTAINMENT!!Population 35 to 4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19M</text:p>
          </table:table-cell>
          <table:table-cell office:value-type="string" calcext:value-type="string">
            <text:p>Margin of Error!!Female!!AGE BY EDUCATIONAL ATTAINMENT!!Population 35 to 4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20E</text:p>
          </table:table-cell>
          <table:table-cell office:value-type="string" calcext:value-type="string">
            <text:p>Estimate!!Female!!AGE BY EDUCATIONAL ATTAINMENT!!Population 35 to 44 year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20M</text:p>
          </table:table-cell>
          <table:table-cell office:value-type="string" calcext:value-type="string">
            <text:p>Margin of Error!!Female!!AGE BY EDUCATIONAL ATTAINMENT!!Population 35 to 44 year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21E</text:p>
          </table:table-cell>
          <table:table-cell office:value-type="string" calcext:value-type="string">
            <text:p>Estimate!!Female!!AGE BY EDUCATIONAL ATTAINMENT!!Population 35 to 4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21M</text:p>
          </table:table-cell>
          <table:table-cell office:value-type="string" calcext:value-type="string">
            <text:p>Margin of Error!!Female!!AGE BY EDUCATIONAL ATTAINMENT!!Population 35 to 4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22E</text:p>
          </table:table-cell>
          <table:table-cell office:value-type="string" calcext:value-type="string">
            <text:p>Estimate!!Female!!AGE BY EDUCATIONAL ATTAINMENT!!Population 45 to 6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22M</text:p>
          </table:table-cell>
          <table:table-cell office:value-type="string" calcext:value-type="string">
            <text:p>Margin of Error!!Female!!AGE BY EDUCATIONAL ATTAINMENT!!Population 45 to 6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23E</text:p>
          </table:table-cell>
          <table:table-cell office:value-type="string" calcext:value-type="string">
            <text:p>Estimate!!Female!!AGE BY EDUCATIONAL ATTAINMENT!!Population 45 to 64 year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23M</text:p>
          </table:table-cell>
          <table:table-cell office:value-type="string" calcext:value-type="string">
            <text:p>Margin of Error!!Female!!AGE BY EDUCATIONAL ATTAINMENT!!Population 45 to 64 year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24E</text:p>
          </table:table-cell>
          <table:table-cell office:value-type="string" calcext:value-type="string">
            <text:p>Estimate!!Female!!AGE BY EDUCATIONAL ATTAINMENT!!Population 45 to 6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24M</text:p>
          </table:table-cell>
          <table:table-cell office:value-type="string" calcext:value-type="string">
            <text:p>Margin of Error!!Female!!AGE BY EDUCATIONAL ATTAINMENT!!Population 45 to 6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25E</text:p>
          </table:table-cell>
          <table:table-cell office:value-type="string" calcext:value-type="string">
            <text:p>Estimate!!Female!!AGE BY EDUCATIONAL ATTAINMENT!!Population 6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25M</text:p>
          </table:table-cell>
          <table:table-cell office:value-type="string" calcext:value-type="string">
            <text:p>Margin of Error!!Female!!AGE BY EDUCATIONAL ATTAINMENT!!Population 6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26E</text:p>
          </table:table-cell>
          <table:table-cell office:value-type="string" calcext:value-type="string">
            <text:p>Estimate!!Female!!AGE BY EDUCATIONAL ATTAINMENT!!Population 65 years and over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26M</text:p>
          </table:table-cell>
          <table:table-cell office:value-type="string" calcext:value-type="string">
            <text:p>Margin of Error!!Female!!AGE BY EDUCATIONAL ATTAINMENT!!Population 65 years and over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27E</text:p>
          </table:table-cell>
          <table:table-cell office:value-type="string" calcext:value-type="string">
            <text:p>Estimate!!Female!!AGE BY EDUCATIONAL ATTAINMENT!!Population 65 years and over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27M</text:p>
          </table:table-cell>
          <table:table-cell office:value-type="string" calcext:value-type="string">
            <text:p>Margin of Error!!Female!!AGE BY EDUCATIONAL ATTAINMENT!!Population 65 years and over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28E</text:p>
          </table:table-cell>
          <table:table-cell office:value-type="string" calcext:value-type="string">
            <text:p>Estimate!!Female!!RACE AND HISPANIC OR LATINO ORIGIN BY EDUCATIONAL ATTAINMENT!!Whit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28M</text:p>
          </table:table-cell>
          <table:table-cell office:value-type="string" calcext:value-type="string">
            <text:p>Margin of Error!!Female!!RACE AND HISPANIC OR LATINO ORIGIN BY EDUCATIONAL ATTAINMENT!!Whit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29E</text:p>
          </table:table-cell>
          <table:table-cell office:value-type="string" calcext:value-type="string">
            <text:p>Estimate!!Female!!RACE AND HISPANIC OR LATINO ORIGIN BY EDUCATIONAL ATTAINMENT!!White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29M</text:p>
          </table:table-cell>
          <table:table-cell office:value-type="string" calcext:value-type="string">
            <text:p>Margin of Error!!Female!!RACE AND HISPANIC OR LATINO ORIGIN BY EDUCATIONAL ATTAINMENT!!White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30E</text:p>
          </table:table-cell>
          <table:table-cell office:value-type="string" calcext:value-type="string">
            <text:p>Estimate!!Female!!RACE AND HISPANIC OR LATINO ORIGIN BY EDUCATIONAL ATTAINMENT!!White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30M</text:p>
          </table:table-cell>
          <table:table-cell office:value-type="string" calcext:value-type="string">
            <text:p>Margin of Error!!Female!!RACE AND HISPANIC OR LATINO ORIGIN BY EDUCATIONAL ATTAINMENT!!White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31E</text:p>
          </table:table-cell>
          <table:table-cell office:value-type="string" calcext:value-type="string">
            <text:p>Estimate!!Female!!RACE AND HISPANIC OR LATINO ORIGIN BY EDUCATIONAL ATTAINMENT!!White alone, not Hispanic or Lat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31M</text:p>
          </table:table-cell>
          <table:table-cell office:value-type="string" calcext:value-type="string">
            <text:p>Margin of Error!!Female!!RACE AND HISPANIC OR LATINO ORIGIN BY EDUCATIONAL ATTAINMENT!!White alone, not Hispanic or Lat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32E</text:p>
          </table:table-cell>
          <table:table-cell office:value-type="string" calcext:value-type="string">
            <text:p>Estimate!!Female!!RACE AND HISPANIC OR LATINO ORIGIN BY EDUCATIONAL ATTAINMENT!!White alone, not Hispanic or Latino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32M</text:p>
          </table:table-cell>
          <table:table-cell office:value-type="string" calcext:value-type="string">
            <text:p>Margin of Error!!Female!!RACE AND HISPANIC OR LATINO ORIGIN BY EDUCATIONAL ATTAINMENT!!White alone, not Hispanic or Latino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33E</text:p>
          </table:table-cell>
          <table:table-cell office:value-type="string" calcext:value-type="string">
            <text:p>Estimate!!Female!!RACE AND HISPANIC OR LATINO ORIGIN BY EDUCATIONAL ATTAINMENT!!White alone, not Hispanic or Latino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33M</text:p>
          </table:table-cell>
          <table:table-cell office:value-type="string" calcext:value-type="string">
            <text:p>Margin of Error!!Female!!RACE AND HISPANIC OR LATINO ORIGIN BY EDUCATIONAL ATTAINMENT!!White alone, not Hispanic or Latino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34E</text:p>
          </table:table-cell>
          <table:table-cell office:value-type="string" calcext:value-type="string">
            <text:p>Estimate!!Female!!RACE AND HISPANIC OR LATINO ORIGIN BY EDUCATIONAL ATTAINMENT!!Black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34M</text:p>
          </table:table-cell>
          <table:table-cell office:value-type="string" calcext:value-type="string">
            <text:p>Margin of Error!!Female!!RACE AND HISPANIC OR LATINO ORIGIN BY EDUCATIONAL ATTAINMENT!!Black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35E</text:p>
          </table:table-cell>
          <table:table-cell office:value-type="string" calcext:value-type="string">
            <text:p>Estimate!!Female!!RACE AND HISPANIC OR LATINO ORIGIN BY EDUCATIONAL ATTAINMENT!!Black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35M</text:p>
          </table:table-cell>
          <table:table-cell office:value-type="string" calcext:value-type="string">
            <text:p>Margin of Error!!Female!!RACE AND HISPANIC OR LATINO ORIGIN BY EDUCATIONAL ATTAINMENT!!Black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36E</text:p>
          </table:table-cell>
          <table:table-cell office:value-type="string" calcext:value-type="string">
            <text:p>Estimate!!Female!!RACE AND HISPANIC OR LATINO ORIGIN BY EDUCATIONAL ATTAINMENT!!Black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36M</text:p>
          </table:table-cell>
          <table:table-cell office:value-type="string" calcext:value-type="string">
            <text:p>Margin of Error!!Female!!RACE AND HISPANIC OR LATINO ORIGIN BY EDUCATIONAL ATTAINMENT!!Black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37E</text:p>
          </table:table-cell>
          <table:table-cell office:value-type="string" calcext:value-type="string">
            <text:p>Estimate!!Female!!RACE AND HISPANIC OR LATINO ORIGIN BY EDUCATIONAL ATTAINMENT!!American Indian or Alaska Nativ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37M</text:p>
          </table:table-cell>
          <table:table-cell office:value-type="string" calcext:value-type="string">
            <text:p>Margin of Error!!Female!!RACE AND HISPANIC OR LATINO ORIGIN BY EDUCATIONAL ATTAINMENT!!American Indian or Alaska Nativ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38E</text:p>
          </table:table-cell>
          <table:table-cell office:value-type="string" calcext:value-type="string">
            <text:p>Estimate!!Female!!RACE AND HISPANIC OR LATINO ORIGIN BY EDUCATIONAL ATTAINMENT!!American Indian or Alaska Native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38M</text:p>
          </table:table-cell>
          <table:table-cell office:value-type="string" calcext:value-type="string">
            <text:p>Margin of Error!!Female!!RACE AND HISPANIC OR LATINO ORIGIN BY EDUCATIONAL ATTAINMENT!!American Indian or Alaska Native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39E</text:p>
          </table:table-cell>
          <table:table-cell office:value-type="string" calcext:value-type="string">
            <text:p>Estimate!!Female!!RACE AND HISPANIC OR LATINO ORIGIN BY EDUCATIONAL ATTAINMENT!!American Indian or Alaska Native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39M</text:p>
          </table:table-cell>
          <table:table-cell office:value-type="string" calcext:value-type="string">
            <text:p>Margin of Error!!Female!!RACE AND HISPANIC OR LATINO ORIGIN BY EDUCATIONAL ATTAINMENT!!American Indian or Alaska Native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40E</text:p>
          </table:table-cell>
          <table:table-cell office:value-type="string" calcext:value-type="string">
            <text:p>Estimate!!Female!!RACE AND HISPANIC OR LATINO ORIGIN BY EDUCATIONAL ATTAINMENT!!Asian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40M</text:p>
          </table:table-cell>
          <table:table-cell office:value-type="string" calcext:value-type="string">
            <text:p>Margin of Error!!Female!!RACE AND HISPANIC OR LATINO ORIGIN BY EDUCATIONAL ATTAINMENT!!Asian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41E</text:p>
          </table:table-cell>
          <table:table-cell office:value-type="string" calcext:value-type="string">
            <text:p>Estimate!!Female!!RACE AND HISPANIC OR LATINO ORIGIN BY EDUCATIONAL ATTAINMENT!!Asian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41M</text:p>
          </table:table-cell>
          <table:table-cell office:value-type="string" calcext:value-type="string">
            <text:p>Margin of Error!!Female!!RACE AND HISPANIC OR LATINO ORIGIN BY EDUCATIONAL ATTAINMENT!!Asian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42E</text:p>
          </table:table-cell>
          <table:table-cell office:value-type="string" calcext:value-type="string">
            <text:p>Estimate!!Female!!RACE AND HISPANIC OR LATINO ORIGIN BY EDUCATIONAL ATTAINMENT!!Asian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42M</text:p>
          </table:table-cell>
          <table:table-cell office:value-type="string" calcext:value-type="string">
            <text:p>Margin of Error!!Female!!RACE AND HISPANIC OR LATINO ORIGIN BY EDUCATIONAL ATTAINMENT!!Asian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43E</text:p>
          </table:table-cell>
          <table:table-cell office:value-type="string" calcext:value-type="string">
            <text:p>Estimate!!Female!!RACE AND HISPANIC OR LATINO ORIGIN BY EDUCATIONAL ATTAINMENT!!Native Hawaiian and Other Pacific Islander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43M</text:p>
          </table:table-cell>
          <table:table-cell office:value-type="string" calcext:value-type="string">
            <text:p>Margin of Error!!Female!!RACE AND HISPANIC OR LATINO ORIGIN BY EDUCATIONAL ATTAINMENT!!Native Hawaiian and Other Pacific Islander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44E</text:p>
          </table:table-cell>
          <table:table-cell office:value-type="string" calcext:value-type="string">
            <text:p>Estimate!!Female!!RACE AND HISPANIC OR LATINO ORIGIN BY EDUCATIONAL ATTAINMENT!!Native Hawaiian and Other Pacific Islander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44M</text:p>
          </table:table-cell>
          <table:table-cell office:value-type="string" calcext:value-type="string">
            <text:p>Margin of Error!!Female!!RACE AND HISPANIC OR LATINO ORIGIN BY EDUCATIONAL ATTAINMENT!!Native Hawaiian and Other Pacific Islander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45E</text:p>
          </table:table-cell>
          <table:table-cell office:value-type="string" calcext:value-type="string">
            <text:p>Estimate!!Female!!RACE AND HISPANIC OR LATINO ORIGIN BY EDUCATIONAL ATTAINMENT!!Native Hawaiian and Other Pacific Islander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45M</text:p>
          </table:table-cell>
          <table:table-cell office:value-type="string" calcext:value-type="string">
            <text:p>Margin of Error!!Female!!RACE AND HISPANIC OR LATINO ORIGIN BY EDUCATIONAL ATTAINMENT!!Native Hawaiian and Other Pacific Islander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46E</text:p>
          </table:table-cell>
          <table:table-cell office:value-type="string" calcext:value-type="string">
            <text:p>Estimate!!Female!!RACE AND HISPANIC OR LATINO ORIGIN BY EDUCATIONAL ATTAINMENT!!Some other rac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46M</text:p>
          </table:table-cell>
          <table:table-cell office:value-type="string" calcext:value-type="string">
            <text:p>Margin of Error!!Female!!RACE AND HISPANIC OR LATINO ORIGIN BY EDUCATIONAL ATTAINMENT!!Some other rac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47E</text:p>
          </table:table-cell>
          <table:table-cell office:value-type="string" calcext:value-type="string">
            <text:p>Estimate!!Female!!RACE AND HISPANIC OR LATINO ORIGIN BY EDUCATIONAL ATTAINMENT!!Some other race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47M</text:p>
          </table:table-cell>
          <table:table-cell office:value-type="string" calcext:value-type="string">
            <text:p>Margin of Error!!Female!!RACE AND HISPANIC OR LATINO ORIGIN BY EDUCATIONAL ATTAINMENT!!Some other race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48E</text:p>
          </table:table-cell>
          <table:table-cell office:value-type="string" calcext:value-type="string">
            <text:p>Estimate!!Female!!RACE AND HISPANIC OR LATINO ORIGIN BY EDUCATIONAL ATTAINMENT!!Some other race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48M</text:p>
          </table:table-cell>
          <table:table-cell office:value-type="string" calcext:value-type="string">
            <text:p>Margin of Error!!Female!!RACE AND HISPANIC OR LATINO ORIGIN BY EDUCATIONAL ATTAINMENT!!Some other race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49E</text:p>
          </table:table-cell>
          <table:table-cell office:value-type="string" calcext:value-type="string">
            <text:p>Estimate!!Female!!RACE AND HISPANIC OR LATINO ORIGIN BY EDUCATIONAL ATTAINMENT!!Two or more r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49M</text:p>
          </table:table-cell>
          <table:table-cell office:value-type="string" calcext:value-type="string">
            <text:p>Margin of Error!!Female!!RACE AND HISPANIC OR LATINO ORIGIN BY EDUCATIONAL ATTAINMENT!!Two or more r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50E</text:p>
          </table:table-cell>
          <table:table-cell office:value-type="string" calcext:value-type="string">
            <text:p>Estimate!!Female!!RACE AND HISPANIC OR LATINO ORIGIN BY EDUCATIONAL ATTAINMENT!!Two or more race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50M</text:p>
          </table:table-cell>
          <table:table-cell office:value-type="string" calcext:value-type="string">
            <text:p>Margin of Error!!Female!!RACE AND HISPANIC OR LATINO ORIGIN BY EDUCATIONAL ATTAINMENT!!Two or more race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51E</text:p>
          </table:table-cell>
          <table:table-cell office:value-type="string" calcext:value-type="string">
            <text:p>Estimate!!Female!!RACE AND HISPANIC OR LATINO ORIGIN BY EDUCATIONAL ATTAINMENT!!Two or more race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51M</text:p>
          </table:table-cell>
          <table:table-cell office:value-type="string" calcext:value-type="string">
            <text:p>Margin of Error!!Female!!RACE AND HISPANIC OR LATINO ORIGIN BY EDUCATIONAL ATTAINMENT!!Two or more race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52E</text:p>
          </table:table-cell>
          <table:table-cell office:value-type="string" calcext:value-type="string">
            <text:p>Estimate!!Female!!RACE AND HISPANIC OR LATINO ORIGIN BY EDUCATIONAL ATTAINMENT!!Hispanic or Latino Orig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52M</text:p>
          </table:table-cell>
          <table:table-cell office:value-type="string" calcext:value-type="string">
            <text:p>Margin of Error!!Female!!RACE AND HISPANIC OR LATINO ORIGIN BY EDUCATIONAL ATTAINMENT!!Hispanic or Latino Orig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53E</text:p>
          </table:table-cell>
          <table:table-cell office:value-type="string" calcext:value-type="string">
            <text:p>Estimate!!Female!!RACE AND HISPANIC OR LATINO ORIGIN BY EDUCATIONAL ATTAINMENT!!Hispanic or Latino Origin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53M</text:p>
          </table:table-cell>
          <table:table-cell office:value-type="string" calcext:value-type="string">
            <text:p>Margin of Error!!Female!!RACE AND HISPANIC OR LATINO ORIGIN BY EDUCATIONAL ATTAINMENT!!Hispanic or Latino Origin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54E</text:p>
          </table:table-cell>
          <table:table-cell office:value-type="string" calcext:value-type="string">
            <text:p>Estimate!!Female!!RACE AND HISPANIC OR LATINO ORIGIN BY EDUCATIONAL ATTAINMENT!!Hispanic or Latino Origin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54M</text:p>
          </table:table-cell>
          <table:table-cell office:value-type="string" calcext:value-type="string">
            <text:p>Margin of Error!!Female!!RACE AND HISPANIC OR LATINO ORIGIN BY EDUCATIONAL ATTAINMENT!!Hispanic or Latino Origin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55E</text:p>
          </table:table-cell>
          <table:table-cell office:value-type="string" calcext:value-type="string">
            <text:p>Estimate!!Female!!POVERTY RATE FOR THE POPULATION 25 YEARS AND OVER FOR WHOM POVERTY STATUS IS DETERMINED BY EDUCATIONAL ATTAINMENT LEVEL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55M</text:p>
          </table:table-cell>
          <table:table-cell office:value-type="string" calcext:value-type="string">
            <text:p>Margin of Error!!Female!!POVERTY RATE FOR THE POPULATION 25 YEARS AND OVER FOR WHOM POVERTY STATUS IS DETERMINED BY EDUCATIONAL ATTAINMENT LEVEL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56E</text:p>
          </table:table-cell>
          <table:table-cell office:value-type="string" calcext:value-type="string">
            <text:p>Estimate!!Female!!POVERTY RATE FOR THE POPULATION 25 YEARS AND OVER FOR WHOM POVERTY STATUS IS DETERMINED BY EDUCATIONAL ATTAINMENT LEVEL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56M</text:p>
          </table:table-cell>
          <table:table-cell office:value-type="string" calcext:value-type="string">
            <text:p>Margin of Error!!Female!!POVERTY RATE FOR THE POPULATION 25 YEARS AND OVER FOR WHOM POVERTY STATUS IS DETERMINED BY EDUCATIONAL ATTAINMENT LEVEL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57E</text:p>
          </table:table-cell>
          <table:table-cell office:value-type="string" calcext:value-type="string">
            <text:p>Estimate!!Female!!POVERTY RATE FOR THE POPULATION 25 YEARS AND OVER FOR WHOM POVERTY STATUS IS DETERMINED BY EDUCATIONAL ATTAINMENT LEVEL!!Some college or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57M</text:p>
          </table:table-cell>
          <table:table-cell office:value-type="string" calcext:value-type="string">
            <text:p>Margin of Error!!Female!!POVERTY RATE FOR THE POPULATION 25 YEARS AND OVER FOR WHOM POVERTY STATUS IS DETERMINED BY EDUCATIONAL ATTAINMENT LEVEL!!Some college or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58E</text:p>
          </table:table-cell>
          <table:table-cell office:value-type="string" calcext:value-type="string">
            <text:p>Estimate!!Female!!POVERTY RATE FOR THE POPULATION 25 YEARS AND OVER FOR WHOM POVERTY STATUS IS DETERMINED BY EDUCATIONAL ATTAINMENT LEVEL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58M</text:p>
          </table:table-cell>
          <table:table-cell office:value-type="string" calcext:value-type="string">
            <text:p>Margin of Error!!Female!!POVERTY RATE FOR THE POPULATION 25 YEARS AND OVER FOR WHOM POVERTY STATUS IS DETERMINED BY EDUCATIONAL ATTAINMENT LEVEL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59E</text:p>
          </table:table-cell>
          <table:table-cell office:value-type="string" calcext:value-type="string">
            <text:p>Estimate!!Female!!MEDIAN EARNINGS IN THE PAST 12 MONTHS (IN 2019 INFLATION-ADJUSTED DOLLARS)!!Population 25 years and over with earn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59M</text:p>
          </table:table-cell>
          <table:table-cell office:value-type="string" calcext:value-type="string">
            <text:p>Margin of Error!!Female!!MEDIAN EARNINGS IN THE PAST 12 MONTHS (IN 2019 INFLATION-ADJUSTED DOLLARS)!!Population 25 years and over with earn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60E</text:p>
          </table:table-cell>
          <table:table-cell office:value-type="string" calcext:value-type="string">
            <text:p>Estimate!!Female!!MEDIAN EARNINGS IN THE PAST 12 MONTHS (IN 2019 INFLATION-ADJUSTED DOLLARS)!!Population 25 years and over with earnings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60M</text:p>
          </table:table-cell>
          <table:table-cell office:value-type="string" calcext:value-type="string">
            <text:p>Margin of Error!!Female!!MEDIAN EARNINGS IN THE PAST 12 MONTHS (IN 2019 INFLATION-ADJUSTED DOLLARS)!!Population 25 years and over with earnings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61E</text:p>
          </table:table-cell>
          <table:table-cell office:value-type="string" calcext:value-type="string">
            <text:p>Estimate!!Female!!MEDIAN EARNINGS IN THE PAST 12 MONTHS (IN 2019 INFLATION-ADJUSTED DOLLARS)!!Population 25 years and over with earnings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61M</text:p>
          </table:table-cell>
          <table:table-cell office:value-type="string" calcext:value-type="string">
            <text:p>Margin of Error!!Female!!MEDIAN EARNINGS IN THE PAST 12 MONTHS (IN 2019 INFLATION-ADJUSTED DOLLARS)!!Population 25 years and over with earnings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62E</text:p>
          </table:table-cell>
          <table:table-cell office:value-type="string" calcext:value-type="string">
            <text:p>Estimate!!Female!!MEDIAN EARNINGS IN THE PAST 12 MONTHS (IN 2019 INFLATION-ADJUSTED DOLLARS)!!Population 25 years and over with earnings!!Some college or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62M</text:p>
          </table:table-cell>
          <table:table-cell office:value-type="string" calcext:value-type="string">
            <text:p>Margin of Error!!Female!!MEDIAN EARNINGS IN THE PAST 12 MONTHS (IN 2019 INFLATION-ADJUSTED DOLLARS)!!Population 25 years and over with earnings!!Some college or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63E</text:p>
          </table:table-cell>
          <table:table-cell office:value-type="string" calcext:value-type="string">
            <text:p>Estimate!!Female!!MEDIAN EARNINGS IN THE PAST 12 MONTHS (IN 2019 INFLATION-ADJUSTED DOLLARS)!!Population 25 years and over with earnings!!Bachelor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63M</text:p>
          </table:table-cell>
          <table:table-cell office:value-type="string" calcext:value-type="string">
            <text:p>Margin of Error!!Female!!MEDIAN EARNINGS IN THE PAST 12 MONTHS (IN 2019 INFLATION-ADJUSTED DOLLARS)!!Population 25 years and over with earnings!!Bachelor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64E</text:p>
          </table:table-cell>
          <table:table-cell office:value-type="string" calcext:value-type="string">
            <text:p>Estimate!!Female!!MEDIAN EARNINGS IN THE PAST 12 MONTHS (IN 2019 INFLATION-ADJUSTED DOLLARS)!!Population 25 years and over with earnings!!Graduate or professional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5_064M</text:p>
          </table:table-cell>
          <table:table-cell office:value-type="string" calcext:value-type="string">
            <text:p>Margin of Error!!Female!!MEDIAN EARNINGS IN THE PAST 12 MONTHS (IN 2019 INFLATION-ADJUSTED DOLLARS)!!Population 25 years and over with earnings!!Graduate or professional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01E</text:p>
          </table:table-cell>
          <table:table-cell office:value-type="string" calcext:value-type="string">
            <text:p>Estimate!!Percent Female!!AGE BY EDUCATIONAL ATTAINMENT!!Population 18 to 2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01M</text:p>
          </table:table-cell>
          <table:table-cell office:value-type="string" calcext:value-type="string">
            <text:p>Margin of Error!!Percent Female!!AGE BY EDUCATIONAL ATTAINMENT!!Population 18 to 2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02E</text:p>
          </table:table-cell>
          <table:table-cell office:value-type="string" calcext:value-type="string">
            <text:p>Estimate!!Percent Female!!AGE BY EDUCATIONAL ATTAINMENT!!Population 18 to 24 years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02M</text:p>
          </table:table-cell>
          <table:table-cell office:value-type="string" calcext:value-type="string">
            <text:p>Margin of Error!!Percent Female!!AGE BY EDUCATIONAL ATTAINMENT!!Population 18 to 24 years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03E</text:p>
          </table:table-cell>
          <table:table-cell office:value-type="string" calcext:value-type="string">
            <text:p>Estimate!!Percent Female!!AGE BY EDUCATIONAL ATTAINMENT!!Population 18 to 24 years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03M</text:p>
          </table:table-cell>
          <table:table-cell office:value-type="string" calcext:value-type="string">
            <text:p>Margin of Error!!Percent Female!!AGE BY EDUCATIONAL ATTAINMENT!!Population 18 to 24 years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04E</text:p>
          </table:table-cell>
          <table:table-cell office:value-type="string" calcext:value-type="string">
            <text:p>Estimate!!Percent Female!!AGE BY EDUCATIONAL ATTAINMENT!!Population 18 to 24 years!!Some college or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04M</text:p>
          </table:table-cell>
          <table:table-cell office:value-type="string" calcext:value-type="string">
            <text:p>Margin of Error!!Percent Female!!AGE BY EDUCATIONAL ATTAINMENT!!Population 18 to 24 years!!Some college or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05E</text:p>
          </table:table-cell>
          <table:table-cell office:value-type="string" calcext:value-type="string">
            <text:p>Estimate!!Percent Female!!AGE BY EDUCATIONAL ATTAINMENT!!Population 18 to 2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05M</text:p>
          </table:table-cell>
          <table:table-cell office:value-type="string" calcext:value-type="string">
            <text:p>Margin of Error!!Percent Female!!AGE BY EDUCATIONAL ATTAINMENT!!Population 18 to 2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06E</text:p>
          </table:table-cell>
          <table:table-cell office:value-type="string" calcext:value-type="string">
            <text:p>Estimate!!Percent Female!!AGE BY EDUCATIONAL ATTAINMENT!!Population 2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06M</text:p>
          </table:table-cell>
          <table:table-cell office:value-type="string" calcext:value-type="string">
            <text:p>Margin of Error!!Percent Female!!AGE BY EDUCATIONAL ATTAINMENT!!Population 2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07E</text:p>
          </table:table-cell>
          <table:table-cell office:value-type="string" calcext:value-type="string">
            <text:p>Estimate!!Percent Female!!AGE BY EDUCATIONAL ATTAINMENT!!Population 25 years and over!!Less than 9th gr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07M</text:p>
          </table:table-cell>
          <table:table-cell office:value-type="string" calcext:value-type="string">
            <text:p>Margin of Error!!Percent Female!!AGE BY EDUCATIONAL ATTAINMENT!!Population 25 years and over!!Less than 9th gr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08E</text:p>
          </table:table-cell>
          <table:table-cell office:value-type="string" calcext:value-type="string">
            <text:p>Estimate!!Percent Female!!AGE BY EDUCATIONAL ATTAINMENT!!Population 25 years and over!!9th to 12th grade, no diplo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08M</text:p>
          </table:table-cell>
          <table:table-cell office:value-type="string" calcext:value-type="string">
            <text:p>Margin of Error!!Percent Female!!AGE BY EDUCATIONAL ATTAINMENT!!Population 25 years and over!!9th to 12th grade, no diplo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09E</text:p>
          </table:table-cell>
          <table:table-cell office:value-type="string" calcext:value-type="string">
            <text:p>Estimate!!Percent Female!!AGE BY EDUCATIONAL ATTAINMENT!!Population 25 years and over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09M</text:p>
          </table:table-cell>
          <table:table-cell office:value-type="string" calcext:value-type="string">
            <text:p>Margin of Error!!Percent Female!!AGE BY EDUCATIONAL ATTAINMENT!!Population 25 years and over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10E</text:p>
          </table:table-cell>
          <table:table-cell office:value-type="string" calcext:value-type="string">
            <text:p>Estimate!!Percent Female!!AGE BY EDUCATIONAL ATTAINMENT!!Population 25 years and over!!Some college, no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10M</text:p>
          </table:table-cell>
          <table:table-cell office:value-type="string" calcext:value-type="string">
            <text:p>Margin of Error!!Percent Female!!AGE BY EDUCATIONAL ATTAINMENT!!Population 25 years and over!!Some college, no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11E</text:p>
          </table:table-cell>
          <table:table-cell office:value-type="string" calcext:value-type="string">
            <text:p>Estimate!!Percent Female!!AGE BY EDUCATIONAL ATTAINMENT!!Population 25 years and over!!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11M</text:p>
          </table:table-cell>
          <table:table-cell office:value-type="string" calcext:value-type="string">
            <text:p>Margin of Error!!Percent Female!!AGE BY EDUCATIONAL ATTAINMENT!!Population 25 years and over!!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12E</text:p>
          </table:table-cell>
          <table:table-cell office:value-type="string" calcext:value-type="string">
            <text:p>Estimate!!Percent Female!!AGE BY EDUCATIONAL ATTAINMENT!!Population 25 years and over!!Bachelor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12M</text:p>
          </table:table-cell>
          <table:table-cell office:value-type="string" calcext:value-type="string">
            <text:p>Margin of Error!!Percent Female!!AGE BY EDUCATIONAL ATTAINMENT!!Population 25 years and over!!Bachelor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13E</text:p>
          </table:table-cell>
          <table:table-cell office:value-type="string" calcext:value-type="string">
            <text:p>Estimate!!Percent Female!!AGE BY EDUCATIONAL ATTAINMENT!!Population 25 years and over!!Graduate or professional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13M</text:p>
          </table:table-cell>
          <table:table-cell office:value-type="string" calcext:value-type="string">
            <text:p>Margin of Error!!Percent Female!!AGE BY EDUCATIONAL ATTAINMENT!!Population 25 years and over!!Graduate or professional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14E</text:p>
          </table:table-cell>
          <table:table-cell office:value-type="string" calcext:value-type="string">
            <text:p>Estimate!!Percent Female!!AGE BY EDUCATIONAL ATTAINMENT!!Population 25 years and over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14M</text:p>
          </table:table-cell>
          <table:table-cell office:value-type="string" calcext:value-type="string">
            <text:p>Margin of Error!!Percent Female!!AGE BY EDUCATIONAL ATTAINMENT!!Population 25 years and over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15E</text:p>
          </table:table-cell>
          <table:table-cell office:value-type="string" calcext:value-type="string">
            <text:p>Estimate!!Percent Female!!AGE BY EDUCATIONAL ATTAINMENT!!Population 25 years and over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15M</text:p>
          </table:table-cell>
          <table:table-cell office:value-type="string" calcext:value-type="string">
            <text:p>Margin of Error!!Percent Female!!AGE BY EDUCATIONAL ATTAINMENT!!Population 25 years and over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16E</text:p>
          </table:table-cell>
          <table:table-cell office:value-type="string" calcext:value-type="string">
            <text:p>Estimate!!Percent Female!!AGE BY EDUCATIONAL ATTAINMENT!!Population 25 to 3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16M</text:p>
          </table:table-cell>
          <table:table-cell office:value-type="string" calcext:value-type="string">
            <text:p>Margin of Error!!Percent Female!!AGE BY EDUCATIONAL ATTAINMENT!!Population 25 to 3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17E</text:p>
          </table:table-cell>
          <table:table-cell office:value-type="string" calcext:value-type="string">
            <text:p>Estimate!!Percent Female!!AGE BY EDUCATIONAL ATTAINMENT!!Population 25 to 34 year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17M</text:p>
          </table:table-cell>
          <table:table-cell office:value-type="string" calcext:value-type="string">
            <text:p>Margin of Error!!Percent Female!!AGE BY EDUCATIONAL ATTAINMENT!!Population 25 to 34 year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18E</text:p>
          </table:table-cell>
          <table:table-cell office:value-type="string" calcext:value-type="string">
            <text:p>Estimate!!Percent Female!!AGE BY EDUCATIONAL ATTAINMENT!!Population 25 to 3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18M</text:p>
          </table:table-cell>
          <table:table-cell office:value-type="string" calcext:value-type="string">
            <text:p>Margin of Error!!Percent Female!!AGE BY EDUCATIONAL ATTAINMENT!!Population 25 to 3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19E</text:p>
          </table:table-cell>
          <table:table-cell office:value-type="string" calcext:value-type="string">
            <text:p>Estimate!!Percent Female!!AGE BY EDUCATIONAL ATTAINMENT!!Population 35 to 4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19M</text:p>
          </table:table-cell>
          <table:table-cell office:value-type="string" calcext:value-type="string">
            <text:p>Margin of Error!!Percent Female!!AGE BY EDUCATIONAL ATTAINMENT!!Population 35 to 4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20E</text:p>
          </table:table-cell>
          <table:table-cell office:value-type="string" calcext:value-type="string">
            <text:p>Estimate!!Percent Female!!AGE BY EDUCATIONAL ATTAINMENT!!Population 35 to 44 year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20M</text:p>
          </table:table-cell>
          <table:table-cell office:value-type="string" calcext:value-type="string">
            <text:p>Margin of Error!!Percent Female!!AGE BY EDUCATIONAL ATTAINMENT!!Population 35 to 44 year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21E</text:p>
          </table:table-cell>
          <table:table-cell office:value-type="string" calcext:value-type="string">
            <text:p>Estimate!!Percent Female!!AGE BY EDUCATIONAL ATTAINMENT!!Population 35 to 4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21M</text:p>
          </table:table-cell>
          <table:table-cell office:value-type="string" calcext:value-type="string">
            <text:p>Margin of Error!!Percent Female!!AGE BY EDUCATIONAL ATTAINMENT!!Population 35 to 4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22E</text:p>
          </table:table-cell>
          <table:table-cell office:value-type="string" calcext:value-type="string">
            <text:p>Estimate!!Percent Female!!AGE BY EDUCATIONAL ATTAINMENT!!Population 45 to 6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22M</text:p>
          </table:table-cell>
          <table:table-cell office:value-type="string" calcext:value-type="string">
            <text:p>Margin of Error!!Percent Female!!AGE BY EDUCATIONAL ATTAINMENT!!Population 45 to 6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23E</text:p>
          </table:table-cell>
          <table:table-cell office:value-type="string" calcext:value-type="string">
            <text:p>Estimate!!Percent Female!!AGE BY EDUCATIONAL ATTAINMENT!!Population 45 to 64 year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23M</text:p>
          </table:table-cell>
          <table:table-cell office:value-type="string" calcext:value-type="string">
            <text:p>Margin of Error!!Percent Female!!AGE BY EDUCATIONAL ATTAINMENT!!Population 45 to 64 year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24E</text:p>
          </table:table-cell>
          <table:table-cell office:value-type="string" calcext:value-type="string">
            <text:p>Estimate!!Percent Female!!AGE BY EDUCATIONAL ATTAINMENT!!Population 45 to 6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24M</text:p>
          </table:table-cell>
          <table:table-cell office:value-type="string" calcext:value-type="string">
            <text:p>Margin of Error!!Percent Female!!AGE BY EDUCATIONAL ATTAINMENT!!Population 45 to 64 year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25E</text:p>
          </table:table-cell>
          <table:table-cell office:value-type="string" calcext:value-type="string">
            <text:p>Estimate!!Percent Female!!AGE BY EDUCATIONAL ATTAINMENT!!Population 6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25M</text:p>
          </table:table-cell>
          <table:table-cell office:value-type="string" calcext:value-type="string">
            <text:p>Margin of Error!!Percent Female!!AGE BY EDUCATIONAL ATTAINMENT!!Population 6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26E</text:p>
          </table:table-cell>
          <table:table-cell office:value-type="string" calcext:value-type="string">
            <text:p>Estimate!!Percent Female!!AGE BY EDUCATIONAL ATTAINMENT!!Population 65 years and over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26M</text:p>
          </table:table-cell>
          <table:table-cell office:value-type="string" calcext:value-type="string">
            <text:p>Margin of Error!!Percent Female!!AGE BY EDUCATIONAL ATTAINMENT!!Population 65 years and over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27E</text:p>
          </table:table-cell>
          <table:table-cell office:value-type="string" calcext:value-type="string">
            <text:p>Estimate!!Percent Female!!AGE BY EDUCATIONAL ATTAINMENT!!Population 65 years and over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27M</text:p>
          </table:table-cell>
          <table:table-cell office:value-type="string" calcext:value-type="string">
            <text:p>Margin of Error!!Percent Female!!AGE BY EDUCATIONAL ATTAINMENT!!Population 65 years and over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28E</text:p>
          </table:table-cell>
          <table:table-cell office:value-type="string" calcext:value-type="string">
            <text:p>Estimate!!Percent Female!!RACE AND HISPANIC OR LATINO ORIGIN BY EDUCATIONAL ATTAINMENT!!Whit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28M</text:p>
          </table:table-cell>
          <table:table-cell office:value-type="string" calcext:value-type="string">
            <text:p>Margin of Error!!Percent Female!!RACE AND HISPANIC OR LATINO ORIGIN BY EDUCATIONAL ATTAINMENT!!Whit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29E</text:p>
          </table:table-cell>
          <table:table-cell office:value-type="string" calcext:value-type="string">
            <text:p>Estimate!!Percent Female!!RACE AND HISPANIC OR LATINO ORIGIN BY EDUCATIONAL ATTAINMENT!!White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29M</text:p>
          </table:table-cell>
          <table:table-cell office:value-type="string" calcext:value-type="string">
            <text:p>Margin of Error!!Percent Female!!RACE AND HISPANIC OR LATINO ORIGIN BY EDUCATIONAL ATTAINMENT!!White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30E</text:p>
          </table:table-cell>
          <table:table-cell office:value-type="string" calcext:value-type="string">
            <text:p>Estimate!!Percent Female!!RACE AND HISPANIC OR LATINO ORIGIN BY EDUCATIONAL ATTAINMENT!!White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30M</text:p>
          </table:table-cell>
          <table:table-cell office:value-type="string" calcext:value-type="string">
            <text:p>Margin of Error!!Percent Female!!RACE AND HISPANIC OR LATINO ORIGIN BY EDUCATIONAL ATTAINMENT!!White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31E</text:p>
          </table:table-cell>
          <table:table-cell office:value-type="string" calcext:value-type="string">
            <text:p>Estimate!!Percent Female!!RACE AND HISPANIC OR LATINO ORIGIN BY EDUCATIONAL ATTAINMENT!!White alone, not Hispanic or Lat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31M</text:p>
          </table:table-cell>
          <table:table-cell office:value-type="string" calcext:value-type="string">
            <text:p>Margin of Error!!Percent Female!!RACE AND HISPANIC OR LATINO ORIGIN BY EDUCATIONAL ATTAINMENT!!White alone, not Hispanic or Lat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32E</text:p>
          </table:table-cell>
          <table:table-cell office:value-type="string" calcext:value-type="string">
            <text:p>Estimate!!Percent Female!!RACE AND HISPANIC OR LATINO ORIGIN BY EDUCATIONAL ATTAINMENT!!White alone, not Hispanic or Latino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32M</text:p>
          </table:table-cell>
          <table:table-cell office:value-type="string" calcext:value-type="string">
            <text:p>Margin of Error!!Percent Female!!RACE AND HISPANIC OR LATINO ORIGIN BY EDUCATIONAL ATTAINMENT!!White alone, not Hispanic or Latino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33E</text:p>
          </table:table-cell>
          <table:table-cell office:value-type="string" calcext:value-type="string">
            <text:p>Estimate!!Percent Female!!RACE AND HISPANIC OR LATINO ORIGIN BY EDUCATIONAL ATTAINMENT!!White alone, not Hispanic or Latino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33M</text:p>
          </table:table-cell>
          <table:table-cell office:value-type="string" calcext:value-type="string">
            <text:p>Margin of Error!!Percent Female!!RACE AND HISPANIC OR LATINO ORIGIN BY EDUCATIONAL ATTAINMENT!!White alone, not Hispanic or Latino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34E</text:p>
          </table:table-cell>
          <table:table-cell office:value-type="string" calcext:value-type="string">
            <text:p>Estimate!!Percent Female!!RACE AND HISPANIC OR LATINO ORIGIN BY EDUCATIONAL ATTAINMENT!!Black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34M</text:p>
          </table:table-cell>
          <table:table-cell office:value-type="string" calcext:value-type="string">
            <text:p>Margin of Error!!Percent Female!!RACE AND HISPANIC OR LATINO ORIGIN BY EDUCATIONAL ATTAINMENT!!Black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35E</text:p>
          </table:table-cell>
          <table:table-cell office:value-type="string" calcext:value-type="string">
            <text:p>Estimate!!Percent Female!!RACE AND HISPANIC OR LATINO ORIGIN BY EDUCATIONAL ATTAINMENT!!Black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35M</text:p>
          </table:table-cell>
          <table:table-cell office:value-type="string" calcext:value-type="string">
            <text:p>Margin of Error!!Percent Female!!RACE AND HISPANIC OR LATINO ORIGIN BY EDUCATIONAL ATTAINMENT!!Black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36E</text:p>
          </table:table-cell>
          <table:table-cell office:value-type="string" calcext:value-type="string">
            <text:p>Estimate!!Percent Female!!RACE AND HISPANIC OR LATINO ORIGIN BY EDUCATIONAL ATTAINMENT!!Black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36M</text:p>
          </table:table-cell>
          <table:table-cell office:value-type="string" calcext:value-type="string">
            <text:p>Margin of Error!!Percent Female!!RACE AND HISPANIC OR LATINO ORIGIN BY EDUCATIONAL ATTAINMENT!!Black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37E</text:p>
          </table:table-cell>
          <table:table-cell office:value-type="string" calcext:value-type="string">
            <text:p>Estimate!!Percent Female!!RACE AND HISPANIC OR LATINO ORIGIN BY EDUCATIONAL ATTAINMENT!!American Indian or Alaska Nativ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37M</text:p>
          </table:table-cell>
          <table:table-cell office:value-type="string" calcext:value-type="string">
            <text:p>Margin of Error!!Percent Female!!RACE AND HISPANIC OR LATINO ORIGIN BY EDUCATIONAL ATTAINMENT!!American Indian or Alaska Nativ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38E</text:p>
          </table:table-cell>
          <table:table-cell office:value-type="string" calcext:value-type="string">
            <text:p>Estimate!!Percent Female!!RACE AND HISPANIC OR LATINO ORIGIN BY EDUCATIONAL ATTAINMENT!!American Indian or Alaska Native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38M</text:p>
          </table:table-cell>
          <table:table-cell office:value-type="string" calcext:value-type="string">
            <text:p>Margin of Error!!Percent Female!!RACE AND HISPANIC OR LATINO ORIGIN BY EDUCATIONAL ATTAINMENT!!American Indian or Alaska Native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39E</text:p>
          </table:table-cell>
          <table:table-cell office:value-type="string" calcext:value-type="string">
            <text:p>Estimate!!Percent Female!!RACE AND HISPANIC OR LATINO ORIGIN BY EDUCATIONAL ATTAINMENT!!American Indian or Alaska Native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39M</text:p>
          </table:table-cell>
          <table:table-cell office:value-type="string" calcext:value-type="string">
            <text:p>Margin of Error!!Percent Female!!RACE AND HISPANIC OR LATINO ORIGIN BY EDUCATIONAL ATTAINMENT!!American Indian or Alaska Native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40E</text:p>
          </table:table-cell>
          <table:table-cell office:value-type="string" calcext:value-type="string">
            <text:p>Estimate!!Percent Female!!RACE AND HISPANIC OR LATINO ORIGIN BY EDUCATIONAL ATTAINMENT!!Asian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40M</text:p>
          </table:table-cell>
          <table:table-cell office:value-type="string" calcext:value-type="string">
            <text:p>Margin of Error!!Percent Female!!RACE AND HISPANIC OR LATINO ORIGIN BY EDUCATIONAL ATTAINMENT!!Asian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41E</text:p>
          </table:table-cell>
          <table:table-cell office:value-type="string" calcext:value-type="string">
            <text:p>Estimate!!Percent Female!!RACE AND HISPANIC OR LATINO ORIGIN BY EDUCATIONAL ATTAINMENT!!Asian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41M</text:p>
          </table:table-cell>
          <table:table-cell office:value-type="string" calcext:value-type="string">
            <text:p>Margin of Error!!Percent Female!!RACE AND HISPANIC OR LATINO ORIGIN BY EDUCATIONAL ATTAINMENT!!Asian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42E</text:p>
          </table:table-cell>
          <table:table-cell office:value-type="string" calcext:value-type="string">
            <text:p>Estimate!!Percent Female!!RACE AND HISPANIC OR LATINO ORIGIN BY EDUCATIONAL ATTAINMENT!!Asian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42M</text:p>
          </table:table-cell>
          <table:table-cell office:value-type="string" calcext:value-type="string">
            <text:p>Margin of Error!!Percent Female!!RACE AND HISPANIC OR LATINO ORIGIN BY EDUCATIONAL ATTAINMENT!!Asian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43E</text:p>
          </table:table-cell>
          <table:table-cell office:value-type="string" calcext:value-type="string">
            <text:p>Estimate!!Percent Female!!RACE AND HISPANIC OR LATINO ORIGIN BY EDUCATIONAL ATTAINMENT!!Native Hawaiian and Other Pacific Islander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43M</text:p>
          </table:table-cell>
          <table:table-cell office:value-type="string" calcext:value-type="string">
            <text:p>Margin of Error!!Percent Female!!RACE AND HISPANIC OR LATINO ORIGIN BY EDUCATIONAL ATTAINMENT!!Native Hawaiian and Other Pacific Islander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44E</text:p>
          </table:table-cell>
          <table:table-cell office:value-type="string" calcext:value-type="string">
            <text:p>Estimate!!Percent Female!!RACE AND HISPANIC OR LATINO ORIGIN BY EDUCATIONAL ATTAINMENT!!Native Hawaiian and Other Pacific Islander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44M</text:p>
          </table:table-cell>
          <table:table-cell office:value-type="string" calcext:value-type="string">
            <text:p>Margin of Error!!Percent Female!!RACE AND HISPANIC OR LATINO ORIGIN BY EDUCATIONAL ATTAINMENT!!Native Hawaiian and Other Pacific Islander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45E</text:p>
          </table:table-cell>
          <table:table-cell office:value-type="string" calcext:value-type="string">
            <text:p>Estimate!!Percent Female!!RACE AND HISPANIC OR LATINO ORIGIN BY EDUCATIONAL ATTAINMENT!!Native Hawaiian and Other Pacific Islander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45M</text:p>
          </table:table-cell>
          <table:table-cell office:value-type="string" calcext:value-type="string">
            <text:p>Margin of Error!!Percent Female!!RACE AND HISPANIC OR LATINO ORIGIN BY EDUCATIONAL ATTAINMENT!!Native Hawaiian and Other Pacific Islander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46E</text:p>
          </table:table-cell>
          <table:table-cell office:value-type="string" calcext:value-type="string">
            <text:p>Estimate!!Percent Female!!RACE AND HISPANIC OR LATINO ORIGIN BY EDUCATIONAL ATTAINMENT!!Some other rac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46M</text:p>
          </table:table-cell>
          <table:table-cell office:value-type="string" calcext:value-type="string">
            <text:p>Margin of Error!!Percent Female!!RACE AND HISPANIC OR LATINO ORIGIN BY EDUCATIONAL ATTAINMENT!!Some other rac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47E</text:p>
          </table:table-cell>
          <table:table-cell office:value-type="string" calcext:value-type="string">
            <text:p>Estimate!!Percent Female!!RACE AND HISPANIC OR LATINO ORIGIN BY EDUCATIONAL ATTAINMENT!!Some other race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47M</text:p>
          </table:table-cell>
          <table:table-cell office:value-type="string" calcext:value-type="string">
            <text:p>Margin of Error!!Percent Female!!RACE AND HISPANIC OR LATINO ORIGIN BY EDUCATIONAL ATTAINMENT!!Some other race alone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48E</text:p>
          </table:table-cell>
          <table:table-cell office:value-type="string" calcext:value-type="string">
            <text:p>Estimate!!Percent Female!!RACE AND HISPANIC OR LATINO ORIGIN BY EDUCATIONAL ATTAINMENT!!Some other race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48M</text:p>
          </table:table-cell>
          <table:table-cell office:value-type="string" calcext:value-type="string">
            <text:p>Margin of Error!!Percent Female!!RACE AND HISPANIC OR LATINO ORIGIN BY EDUCATIONAL ATTAINMENT!!Some other race alone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49E</text:p>
          </table:table-cell>
          <table:table-cell office:value-type="string" calcext:value-type="string">
            <text:p>Estimate!!Percent Female!!RACE AND HISPANIC OR LATINO ORIGIN BY EDUCATIONAL ATTAINMENT!!Two or more r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49M</text:p>
          </table:table-cell>
          <table:table-cell office:value-type="string" calcext:value-type="string">
            <text:p>Margin of Error!!Percent Female!!RACE AND HISPANIC OR LATINO ORIGIN BY EDUCATIONAL ATTAINMENT!!Two or more r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50E</text:p>
          </table:table-cell>
          <table:table-cell office:value-type="string" calcext:value-type="string">
            <text:p>Estimate!!Percent Female!!RACE AND HISPANIC OR LATINO ORIGIN BY EDUCATIONAL ATTAINMENT!!Two or more race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50M</text:p>
          </table:table-cell>
          <table:table-cell office:value-type="string" calcext:value-type="string">
            <text:p>Margin of Error!!Percent Female!!RACE AND HISPANIC OR LATINO ORIGIN BY EDUCATIONAL ATTAINMENT!!Two or more races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51E</text:p>
          </table:table-cell>
          <table:table-cell office:value-type="string" calcext:value-type="string">
            <text:p>Estimate!!Percent Female!!RACE AND HISPANIC OR LATINO ORIGIN BY EDUCATIONAL ATTAINMENT!!Two or more race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51M</text:p>
          </table:table-cell>
          <table:table-cell office:value-type="string" calcext:value-type="string">
            <text:p>Margin of Error!!Percent Female!!RACE AND HISPANIC OR LATINO ORIGIN BY EDUCATIONAL ATTAINMENT!!Two or more races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52E</text:p>
          </table:table-cell>
          <table:table-cell office:value-type="string" calcext:value-type="string">
            <text:p>Estimate!!Percent Female!!RACE AND HISPANIC OR LATINO ORIGIN BY EDUCATIONAL ATTAINMENT!!Hispanic or Latino Orig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52M</text:p>
          </table:table-cell>
          <table:table-cell office:value-type="string" calcext:value-type="string">
            <text:p>Margin of Error!!Percent Female!!RACE AND HISPANIC OR LATINO ORIGIN BY EDUCATIONAL ATTAINMENT!!Hispanic or Latino Orig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53E</text:p>
          </table:table-cell>
          <table:table-cell office:value-type="string" calcext:value-type="string">
            <text:p>Estimate!!Percent Female!!RACE AND HISPANIC OR LATINO ORIGIN BY EDUCATIONAL ATTAINMENT!!Hispanic or Latino Origin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53M</text:p>
          </table:table-cell>
          <table:table-cell office:value-type="string" calcext:value-type="string">
            <text:p>Margin of Error!!Percent Female!!RACE AND HISPANIC OR LATINO ORIGIN BY EDUCATIONAL ATTAINMENT!!Hispanic or Latino Origin!!High school graduat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54E</text:p>
          </table:table-cell>
          <table:table-cell office:value-type="string" calcext:value-type="string">
            <text:p>Estimate!!Percent Female!!RACE AND HISPANIC OR LATINO ORIGIN BY EDUCATIONAL ATTAINMENT!!Hispanic or Latino Origin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54M</text:p>
          </table:table-cell>
          <table:table-cell office:value-type="string" calcext:value-type="string">
            <text:p>Margin of Error!!Percent Female!!RACE AND HISPANIC OR LATINO ORIGIN BY EDUCATIONAL ATTAINMENT!!Hispanic or Latino Origin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55E</text:p>
          </table:table-cell>
          <table:table-cell office:value-type="string" calcext:value-type="string">
            <text:p>Estimate!!Percent Female!!POVERTY RATE FOR THE POPULATION 25 YEARS AND OVER FOR WHOM POVERTY STATUS IS DETERMINED BY EDUCATIONAL ATTAINMENT LEVEL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55M</text:p>
          </table:table-cell>
          <table:table-cell office:value-type="string" calcext:value-type="string">
            <text:p>Margin of Error!!Percent Female!!POVERTY RATE FOR THE POPULATION 25 YEARS AND OVER FOR WHOM POVERTY STATUS IS DETERMINED BY EDUCATIONAL ATTAINMENT LEVEL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56E</text:p>
          </table:table-cell>
          <table:table-cell office:value-type="string" calcext:value-type="string">
            <text:p>Estimate!!Percent Female!!POVERTY RATE FOR THE POPULATION 25 YEARS AND OVER FOR WHOM POVERTY STATUS IS DETERMINED BY EDUCATIONAL ATTAINMENT LEVEL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56M</text:p>
          </table:table-cell>
          <table:table-cell office:value-type="string" calcext:value-type="string">
            <text:p>Margin of Error!!Percent Female!!POVERTY RATE FOR THE POPULATION 25 YEARS AND OVER FOR WHOM POVERTY STATUS IS DETERMINED BY EDUCATIONAL ATTAINMENT LEVEL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57E</text:p>
          </table:table-cell>
          <table:table-cell office:value-type="string" calcext:value-type="string">
            <text:p>Estimate!!Percent Female!!POVERTY RATE FOR THE POPULATION 25 YEARS AND OVER FOR WHOM POVERTY STATUS IS DETERMINED BY EDUCATIONAL ATTAINMENT LEVEL!!Some college or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57M</text:p>
          </table:table-cell>
          <table:table-cell office:value-type="string" calcext:value-type="string">
            <text:p>Margin of Error!!Percent Female!!POVERTY RATE FOR THE POPULATION 25 YEARS AND OVER FOR WHOM POVERTY STATUS IS DETERMINED BY EDUCATIONAL ATTAINMENT LEVEL!!Some college or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58E</text:p>
          </table:table-cell>
          <table:table-cell office:value-type="string" calcext:value-type="string">
            <text:p>Estimate!!Percent Female!!POVERTY RATE FOR THE POPULATION 25 YEARS AND OVER FOR WHOM POVERTY STATUS IS DETERMINED BY EDUCATIONAL ATTAINMENT LEVEL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58M</text:p>
          </table:table-cell>
          <table:table-cell office:value-type="string" calcext:value-type="string">
            <text:p>Margin of Error!!Percent Female!!POVERTY RATE FOR THE POPULATION 25 YEARS AND OVER FOR WHOM POVERTY STATUS IS DETERMINED BY EDUCATIONAL ATTAINMENT LEVEL!!Bachelor's degree or hig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59E</text:p>
          </table:table-cell>
          <table:table-cell office:value-type="string" calcext:value-type="string">
            <text:p>Estimate!!Percent Female!!MEDIAN EARNINGS IN THE PAST 12 MONTHS (IN 2019 INFLATION-ADJUSTED DOLLARS)!!Population 25 years and over with earn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59M</text:p>
          </table:table-cell>
          <table:table-cell office:value-type="string" calcext:value-type="string">
            <text:p>Margin of Error!!Percent Female!!MEDIAN EARNINGS IN THE PAST 12 MONTHS (IN 2019 INFLATION-ADJUSTED DOLLARS)!!Population 25 years and over with earn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60E</text:p>
          </table:table-cell>
          <table:table-cell office:value-type="string" calcext:value-type="string">
            <text:p>Estimate!!Percent Female!!MEDIAN EARNINGS IN THE PAST 12 MONTHS (IN 2019 INFLATION-ADJUSTED DOLLARS)!!Population 25 years and over with earnings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60M</text:p>
          </table:table-cell>
          <table:table-cell office:value-type="string" calcext:value-type="string">
            <text:p>Margin of Error!!Percent Female!!MEDIAN EARNINGS IN THE PAST 12 MONTHS (IN 2019 INFLATION-ADJUSTED DOLLARS)!!Population 25 years and over with earnings!!Less than high school gradu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61E</text:p>
          </table:table-cell>
          <table:table-cell office:value-type="string" calcext:value-type="string">
            <text:p>Estimate!!Percent Female!!MEDIAN EARNINGS IN THE PAST 12 MONTHS (IN 2019 INFLATION-ADJUSTED DOLLARS)!!Population 25 years and over with earnings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61M</text:p>
          </table:table-cell>
          <table:table-cell office:value-type="string" calcext:value-type="string">
            <text:p>Margin of Error!!Percent Female!!MEDIAN EARNINGS IN THE PAST 12 MONTHS (IN 2019 INFLATION-ADJUSTED DOLLARS)!!Population 25 years and over with earnings!!High school graduate (includes equivalenc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62E</text:p>
          </table:table-cell>
          <table:table-cell office:value-type="string" calcext:value-type="string">
            <text:p>Estimate!!Percent Female!!MEDIAN EARNINGS IN THE PAST 12 MONTHS (IN 2019 INFLATION-ADJUSTED DOLLARS)!!Population 25 years and over with earnings!!Some college or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62M</text:p>
          </table:table-cell>
          <table:table-cell office:value-type="string" calcext:value-type="string">
            <text:p>Margin of Error!!Percent Female!!MEDIAN EARNINGS IN THE PAST 12 MONTHS (IN 2019 INFLATION-ADJUSTED DOLLARS)!!Population 25 years and over with earnings!!Some college or associate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63E</text:p>
          </table:table-cell>
          <table:table-cell office:value-type="string" calcext:value-type="string">
            <text:p>Estimate!!Percent Female!!MEDIAN EARNINGS IN THE PAST 12 MONTHS (IN 2019 INFLATION-ADJUSTED DOLLARS)!!Population 25 years and over with earnings!!Bachelor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63M</text:p>
          </table:table-cell>
          <table:table-cell office:value-type="string" calcext:value-type="string">
            <text:p>Margin of Error!!Percent Female!!MEDIAN EARNINGS IN THE PAST 12 MONTHS (IN 2019 INFLATION-ADJUSTED DOLLARS)!!Population 25 years and over with earnings!!Bachelor's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64E</text:p>
          </table:table-cell>
          <table:table-cell office:value-type="string" calcext:value-type="string">
            <text:p>Estimate!!Percent Female!!MEDIAN EARNINGS IN THE PAST 12 MONTHS (IN 2019 INFLATION-ADJUSTED DOLLARS)!!Population 25 years and over with earnings!!Graduate or professional deg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501_C06_064M</text:p>
          </table:table-cell>
          <table:table-cell office:value-type="string" calcext:value-type="string">
            <text:p>Margin of Error!!Percent Female!!MEDIAN EARNINGS IN THE PAST 12 MONTHS (IN 2019 INFLATION-ADJUSTED DOLLARS)!!Population 25 years and over with earnings!!Graduate or professional degree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10T16:57:37.146452790</dc:date>
    <meta:editing-duration>PT23H16M12S</meta:editing-duration>
    <meta:editing-cycles>1</meta:editing-cycles>
    <meta:document-statistic meta:table-count="1" meta:cell-count="1540" meta:object-count="0"/>
    <meta:generator>LibreOffice/6.4.7.2$Linux_X86_64 LibreOffice_project/40$Build-2</meta:generator>
  </office:meta>
</office:document-meta>
</file>